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8.2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166.7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8.2pt" svg:height="367.43pt" svg:x="1390.73pt" svg:y="16.53pt">
            <loext:p draw:notify-on-update-of-ranges="Sheet1.C2:Sheet1.C52 Sheet1.B2:Sheet1.B52 Sheet1.B2:Sheet1.B52 Sheet1.I2:Sheet1.I52 Sheet1.B2:Sheet1.B52 Sheet1.H2:Sheet1.H52 Sheet1.B2:Sheet1.B52 Sheet1.G2:Sheet1.G52 Sheet1.B2:Sheet1.B52 Sheet1.F2:Sheet1.F52 Sheet1.B2:Sheet1.B52 Sheet1.E2:Sheet1.E52 Sheet1.B2:Sheet1.B52 Sheet1.D2:Sheet1.D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94.92pt" svg:height="235.67pt" svg:x="1397.79pt" svg:y="419.39pt">
            <loext:p draw:notify-on-update-of-ranges="Sheet1.B2:Sheet1.B52 Sheet1.C2:Sheet1.C52 Sheet1.B2:Sheet1.B52 Sheet1.E2:Sheet1.E52 Sheet1.B2:Sheet1.B52 Sheet1.E55:Sheet1.E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95.91pt" svg:height="245.42pt" svg:x="1399.29pt" svg:y="682.19pt">
            <loext:p draw:notify-on-update-of-ranges="Sheet1.B2:Sheet1.B52 Sheet1.C2:Sheet1.C52 Sheet1.F108:Sheet1.F158 Sheet1.B2:Sheet1.B52 Sheet1.B2:Sheet1.B52 Sheet1.F2:Sheet1.F52 Sheet1.B2:Sheet1.B52 Sheet1.F55:Sheet1.F1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95.91pt" svg:height="245.42pt" svg:x="1400.09pt" svg:y="963.01pt">
            <loext:p draw:notify-on-update-of-ranges="Sheet1.B2:Sheet1.B52 Sheet1.C2:Sheet1.C52 Sheet1.G161:Sheet1.G211 Sheet1.B2:Sheet1.B52 Sheet1.G108:Sheet1.G158 Sheet1.B2:Sheet1.B52 Sheet1.B2:Sheet1.B52 Sheet1.G2:Sheet1.G52 Sheet1.B2:Sheet1.B52 Sheet1.G55:Sheet1.G10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95.91pt" svg:height="245.42pt" svg:x="1396.97pt" svg:y="1250.59pt">
            <loext:p draw:notify-on-update-of-ranges="Sheet1.B2:Sheet1.B52 Sheet1.C2:Sheet1.C52 Sheet1.H214:Sheet1.H264 Sheet1.B2:Sheet1.B52 Sheet1.H161:Sheet1.H211 Sheet1.B2:Sheet1.B52 Sheet1.H108:Sheet1.H158 Sheet1.B2:Sheet1.B52 Sheet1.B2:Sheet1.B52 Sheet1.H2:Sheet1.H52 Sheet1.B2:Sheet1.B52 Sheet1.H55:Sheet1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95.91pt" svg:height="245.42pt" svg:x="1402.47pt" svg:y="1535.24pt">
            <loext:p draw:notify-on-update-of-ranges="Sheet1.B2:Sheet1.B52 Sheet1.C2:Sheet1.C52 Sheet1.I214:Sheet1.I264 Sheet1.B2:Sheet1.B52 Sheet1.I161:Sheet1.I211 Sheet1.B2:Sheet1.B52 Sheet1.I108:Sheet1.I158 Sheet1.B2:Sheet1.B52 Sheet1.B2:Sheet1.B52 Sheet1.I2:Sheet1.I52 Sheet1.B2:Sheet1.B52 Sheet1.I55:Sheet1.I10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lockwise Scan SG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lockSize=1, numBlocks=1</text:p>
          </table:table-cell>
          <table:table-cell office:value-type="string" calcext:value-type="string">
            <text:p>BlockSize=8, numBlocks=1</text:p>
          </table:table-cell>
          <table:table-cell office:value-type="string" calcext:value-type="string">
            <text:p>BlockSize=16, numBlocks=1</text:p>
          </table:table-cell>
          <table:table-cell office:value-type="string" calcext:value-type="string">
            <text:p>BlockSize=32, numBlocks=1</text:p>
          </table:table-cell>
          <table:table-cell office:value-type="string" calcext:value-type="string">
            <text:p>BlockSize=64, numBlocks=1</text:p>
          </table:table-cell>
          <table:table-cell office:value-type="string" calcext:value-type="string">
            <text:p>BlockSize=256, numBlocks=1</text:p>
          </table:table-cell>
          <table:table-cell office:value-type="string" calcext:value-type="string">
            <text:p>BlockSize=16384, numBlocks=1</text:p>
          </table:table-cell>
        </table:table-row>
        <table:table-row table:style-name="ro1">
          <table:table-cell office:value-type="string" calcext:value-type="string">
            <text:p>Step Size = 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93317" calcext:value-type="float">
            <text:p>0.6933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317" calcext:value-type="float">
            <text:p>0.142317</text:p>
          </table:table-cell>
          <table:table-cell office:value-type="float" office:value="0.170884" calcext:value-type="float">
            <text:p>0.170884</text:p>
          </table:table-cell>
          <table:table-cell office:value-type="float" office:value="0.14785" calcext:value-type="float">
            <text:p>0.14785</text:p>
          </table:table-cell>
          <table:table-cell office:value-type="float" office:value="0.189646" calcext:value-type="float">
            <text:p>0.189646</text:p>
          </table:table-cell>
          <table:table-cell office:value-type="float" office:value="0.207782" calcext:value-type="float">
            <text:p>0.207782</text:p>
          </table:table-cell>
          <table:table-cell office:value-type="float" office:value="0.388422" calcext:value-type="float">
            <text:p>0.388422</text:p>
          </table:table-cell>
          <table:table-cell office:value-type="float" office:value="0.399951" calcext:value-type="float">
            <text:p>0.3999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1257" calcext:value-type="float">
            <text:p>0.141257</text:p>
          </table:table-cell>
          <table:table-cell office:value-type="float" office:value="0.152948" calcext:value-type="float">
            <text:p>0.152948</text:p>
          </table:table-cell>
          <table:table-cell office:value-type="float" office:value="0.144396" calcext:value-type="float">
            <text:p>0.144396</text:p>
          </table:table-cell>
          <table:table-cell office:value-type="float" office:value="0.215209" calcext:value-type="float">
            <text:p>0.215209</text:p>
          </table:table-cell>
          <table:table-cell office:value-type="float" office:value="0.160738" calcext:value-type="float">
            <text:p>0.160738</text:p>
          </table:table-cell>
          <table:table-cell office:value-type="float" office:value="0.350794" calcext:value-type="float">
            <text:p>0.350794</text:p>
          </table:table-cell>
          <table:table-cell office:value-type="float" office:value="0.144751" calcext:value-type="float">
            <text:p>0.1447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653" calcext:value-type="float">
            <text:p>0.137653</text:p>
          </table:table-cell>
          <table:table-cell office:value-type="float" office:value="0.140655" calcext:value-type="float">
            <text:p>0.140655</text:p>
          </table:table-cell>
          <table:table-cell office:value-type="float" office:value="0.206728" calcext:value-type="float">
            <text:p>0.206728</text:p>
          </table:table-cell>
          <table:table-cell office:value-type="float" office:value="0.173121" calcext:value-type="float">
            <text:p>0.173121</text:p>
          </table:table-cell>
          <table:table-cell office:value-type="float" office:value="0.251296" calcext:value-type="float">
            <text:p>0.251296</text:p>
          </table:table-cell>
          <table:table-cell office:value-type="float" office:value="0.264048" calcext:value-type="float">
            <text:p>0.264048</text:p>
          </table:table-cell>
          <table:table-cell office:value-type="float" office:value="0.147036" calcext:value-type="float">
            <text:p>0.1470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9416" calcext:value-type="float">
            <text:p>0.139416</text:p>
          </table:table-cell>
          <table:table-cell office:value-type="float" office:value="0.14668" calcext:value-type="float">
            <text:p>0.14668</text:p>
          </table:table-cell>
          <table:table-cell office:value-type="float" office:value="0.149153" calcext:value-type="float">
            <text:p>0.149153</text:p>
          </table:table-cell>
          <table:table-cell office:value-type="float" office:value="0.139414" calcext:value-type="float">
            <text:p>0.139414</text:p>
          </table:table-cell>
          <table:table-cell office:value-type="float" office:value="0.240054" calcext:value-type="float">
            <text:p>0.240054</text:p>
          </table:table-cell>
          <table:table-cell office:value-type="float" office:value="0.180049" calcext:value-type="float">
            <text:p>0.180049</text:p>
          </table:table-cell>
          <table:table-cell office:value-type="float" office:value="0.391163" calcext:value-type="float">
            <text:p>0.3911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6779" calcext:value-type="float">
            <text:p>0.136779</text:p>
          </table:table-cell>
          <table:table-cell office:value-type="float" office:value="0.173007" calcext:value-type="float">
            <text:p>0.173007</text:p>
          </table:table-cell>
          <table:table-cell office:value-type="float" office:value="0.150208" calcext:value-type="float">
            <text:p>0.150208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0.138821" calcext:value-type="float">
            <text:p>0.138821</text:p>
          </table:table-cell>
          <table:table-cell office:value-type="float" office:value="0.281038" calcext:value-type="float">
            <text:p>0.281038</text:p>
          </table:table-cell>
          <table:table-cell office:value-type="float" office:value="0.390436" calcext:value-type="float">
            <text:p>0.3904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6158" calcext:value-type="float">
            <text:p>0.136158</text:p>
          </table:table-cell>
          <table:table-cell office:value-type="float" office:value="0.141466" calcext:value-type="float">
            <text:p>0.141466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28962" calcext:value-type="float">
            <text:p>0.228962</text:p>
          </table:table-cell>
          <table:table-cell office:value-type="float" office:value="0.244967" calcext:value-type="float">
            <text:p>0.244967</text:p>
          </table:table-cell>
          <table:table-cell office:value-type="float" office:value="0.246645" calcext:value-type="float">
            <text:p>0.246645</text:p>
          </table:table-cell>
          <table:table-cell office:value-type="float" office:value="0.157041" calcext:value-type="float">
            <text:p>0.15704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5394" calcext:value-type="float">
            <text:p>0.135394</text:p>
          </table:table-cell>
          <table:table-cell office:value-type="float" office:value="0.140654" calcext:value-type="float">
            <text:p>0.140654</text:p>
          </table:table-cell>
          <table:table-cell office:value-type="float" office:value="0.227261" calcext:value-type="float">
            <text:p>0.227261</text:p>
          </table:table-cell>
          <table:table-cell office:value-type="float" office:value="0.164256" calcext:value-type="float">
            <text:p>0.164256</text:p>
          </table:table-cell>
          <table:table-cell office:value-type="float" office:value="0.250409" calcext:value-type="float">
            <text:p>0.250409</text:p>
          </table:table-cell>
          <table:table-cell office:value-type="float" office:value="0.151489" calcext:value-type="float">
            <text:p>0.151489</text:p>
          </table:table-cell>
          <table:table-cell office:value-type="float" office:value="0.386963" calcext:value-type="float">
            <text:p>0.3869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35825" calcext:value-type="float">
            <text:p>0.135825</text:p>
          </table:table-cell>
          <table:table-cell office:value-type="float" office:value="0.242504" calcext:value-type="float">
            <text:p>0.242504</text:p>
          </table:table-cell>
          <table:table-cell office:value-type="float" office:value="0.137209" calcext:value-type="float">
            <text:p>0.137209</text:p>
          </table:table-cell>
          <table:table-cell office:value-type="float" office:value="0.145561" calcext:value-type="float">
            <text:p>0.145561</text:p>
          </table:table-cell>
          <table:table-cell office:value-type="float" office:value="0.232765" calcext:value-type="float">
            <text:p>0.232765</text:p>
          </table:table-cell>
          <table:table-cell office:value-type="float" office:value="0.388441" calcext:value-type="float">
            <text:p>0.38844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6276" calcext:value-type="float">
            <text:p>0.136276</text:p>
          </table:table-cell>
          <table:table-cell office:value-type="float" office:value="0.135366" calcext:value-type="float">
            <text:p>0.135366</text:p>
          </table:table-cell>
          <table:table-cell office:value-type="float" office:value="0.17287" calcext:value-type="float">
            <text:p>0.17287</text:p>
          </table:table-cell>
          <table:table-cell office:value-type="float" office:value="0.219439" calcext:value-type="float">
            <text:p>0.219439</text:p>
          </table:table-cell>
          <table:table-cell office:value-type="float" office:value="0.237226" calcext:value-type="float">
            <text:p>0.237226</text:p>
          </table:table-cell>
          <table:table-cell office:value-type="float" office:value="0.367309" calcext:value-type="float">
            <text:p>0.367309</text:p>
          </table:table-cell>
          <table:table-cell office:value-type="float" office:value="0.38947" calcext:value-type="float">
            <text:p>0.389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6919" calcext:value-type="float">
            <text:p>0.136919</text:p>
          </table:table-cell>
          <table:table-cell office:value-type="float" office:value="0.139322" calcext:value-type="float">
            <text:p>0.139322</text:p>
          </table:table-cell>
          <table:table-cell office:value-type="float" office:value="0.144022" calcext:value-type="float">
            <text:p>0.144022</text:p>
          </table:table-cell>
          <table:table-cell office:value-type="float" office:value="0.185851" calcext:value-type="float">
            <text:p>0.185851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317742" calcext:value-type="float">
            <text:p>0.317742</text:p>
          </table:table-cell>
          <table:table-cell office:value-type="float" office:value="0.389387" calcext:value-type="float">
            <text:p>0.38938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8866" calcext:value-type="float">
            <text:p>0.138866</text:p>
          </table:table-cell>
          <table:table-cell office:value-type="float" office:value="0.134218" calcext:value-type="float">
            <text:p>0.134218</text:p>
          </table:table-cell>
          <table:table-cell office:value-type="float" office:value="0.212797" calcext:value-type="float">
            <text:p>0.212797</text:p>
          </table:table-cell>
          <table:table-cell office:value-type="float" office:value="0.177587" calcext:value-type="float">
            <text:p>0.177587</text:p>
          </table:table-cell>
          <table:table-cell office:value-type="float" office:value="0.159914" calcext:value-type="float">
            <text:p>0.159914</text:p>
          </table:table-cell>
          <table:table-cell office:value-type="float" office:value="0.311979" calcext:value-type="float">
            <text:p>0.311979</text:p>
          </table:table-cell>
          <table:table-cell office:value-type="float" office:value="0.143768" calcext:value-type="float">
            <text:p>0.14376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5079" calcext:value-type="float">
            <text:p>0.135079</text:p>
          </table:table-cell>
          <table:table-cell office:value-type="float" office:value="0.213959" calcext:value-type="float">
            <text:p>0.213959</text:p>
          </table:table-cell>
          <table:table-cell office:value-type="float" office:value="0.158079" calcext:value-type="float">
            <text:p>0.158079</text:p>
          </table:table-cell>
          <table:table-cell office:value-type="float" office:value="0.134988" calcext:value-type="float">
            <text:p>0.134988</text:p>
          </table:table-cell>
          <table:table-cell office:value-type="float" office:value="0.260841" calcext:value-type="float">
            <text:p>0.260841</text:p>
          </table:table-cell>
          <table:table-cell office:value-type="float" office:value="0.318428" calcext:value-type="float">
            <text:p>0.318428</text:p>
          </table:table-cell>
          <table:table-cell office:value-type="float" office:value="0.149584" calcext:value-type="float">
            <text:p>0.1495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134626" calcext:value-type="float">
            <text:p>0.134626</text:p>
          </table:table-cell>
          <table:table-cell office:value-type="float" office:value="0.134453" calcext:value-type="float">
            <text:p>0.134453</text:p>
          </table:table-cell>
          <table:table-cell office:value-type="float" office:value="0.16057" calcext:value-type="float">
            <text:p>0.16057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181881" calcext:value-type="float">
            <text:p>0.181881</text:p>
          </table:table-cell>
          <table:table-cell office:value-type="float" office:value="0.145547" calcext:value-type="float">
            <text:p>0.14554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3506" calcext:value-type="float">
            <text:p>0.133506</text:p>
          </table:table-cell>
          <table:table-cell office:value-type="float" office:value="0.135597" calcext:value-type="float">
            <text:p>0.135597</text:p>
          </table:table-cell>
          <table:table-cell office:value-type="float" office:value="0.185539" calcext:value-type="float">
            <text:p>0.185539</text:p>
          </table:table-cell>
          <table:table-cell office:value-type="float" office:value="0.141824" calcext:value-type="float">
            <text:p>0.141824</text:p>
          </table:table-cell>
          <table:table-cell office:value-type="float" office:value="0.255585" calcext:value-type="float">
            <text:p>0.255585</text:p>
          </table:table-cell>
          <table:table-cell office:value-type="float" office:value="2.31289" calcext:value-type="float">
            <text:p>2.31289</text:p>
          </table:table-cell>
          <table:table-cell office:value-type="float" office:value="0.388506" calcext:value-type="float">
            <text:p>0.3885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3566" calcext:value-type="float">
            <text:p>0.133566</text:p>
          </table:table-cell>
          <table:table-cell office:value-type="float" office:value="0.157377" calcext:value-type="float">
            <text:p>0.157377</text:p>
          </table:table-cell>
          <table:table-cell office:value-type="float" office:value="0.175464" calcext:value-type="float">
            <text:p>0.175464</text:p>
          </table:table-cell>
          <table:table-cell office:value-type="float" office:value="0.136626" calcext:value-type="float">
            <text:p>0.136626</text:p>
          </table:table-cell>
          <table:table-cell office:value-type="float" office:value="0.136274" calcext:value-type="float">
            <text:p>0.136274</text:p>
          </table:table-cell>
          <table:table-cell office:value-type="float" office:value="0.17783" calcext:value-type="float">
            <text:p>0.17783</text:p>
          </table:table-cell>
          <table:table-cell office:value-type="float" office:value="0.389351" calcext:value-type="float">
            <text:p>0.38935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4206" calcext:value-type="float">
            <text:p>0.134206</text:p>
          </table:table-cell>
          <table:table-cell office:value-type="float" office:value="0.135693" calcext:value-type="float">
            <text:p>0.135693</text:p>
          </table:table-cell>
          <table:table-cell office:value-type="float" office:value="0.134114" calcext:value-type="float">
            <text:p>0.134114</text:p>
          </table:table-cell>
          <table:table-cell office:value-type="float" office:value="0.13882" calcext:value-type="float">
            <text:p>0.13882</text:p>
          </table:table-cell>
          <table:table-cell office:value-type="float" office:value="0.228278" calcext:value-type="float">
            <text:p>0.228278</text:p>
          </table:table-cell>
          <table:table-cell office:value-type="float" office:value="0.316649" calcext:value-type="float">
            <text:p>0.316649</text:p>
          </table:table-cell>
          <table:table-cell office:value-type="float" office:value="0.38595" calcext:value-type="float">
            <text:p>0.385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59697" calcext:value-type="float">
            <text:p>0.159697</text:p>
          </table:table-cell>
          <table:table-cell office:value-type="float" office:value="0.15817" calcext:value-type="float">
            <text:p>0.15817</text:p>
          </table:table-cell>
          <table:table-cell office:value-type="float" office:value="0.22866" calcext:value-type="float">
            <text:p>0.22866</text:p>
          </table:table-cell>
          <table:table-cell office:value-type="float" office:value="0.226664" calcext:value-type="float">
            <text:p>0.226664</text:p>
          </table:table-cell>
          <table:table-cell office:value-type="float" office:value="0.258398" calcext:value-type="float">
            <text:p>0.258398</text:p>
          </table:table-cell>
          <table:table-cell office:value-type="float" office:value="0.380628" calcext:value-type="float">
            <text:p>0.380628</text:p>
          </table:table-cell>
          <table:table-cell office:value-type="float" office:value="0.146964" calcext:value-type="float">
            <text:p>0.14696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3056" calcext:value-type="float">
            <text:p>0.133056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60051" calcext:value-type="float">
            <text:p>0.160051</text:p>
          </table:table-cell>
          <table:table-cell office:value-type="float" office:value="0.190335" calcext:value-type="float">
            <text:p>0.190335</text:p>
          </table:table-cell>
          <table:table-cell office:value-type="float" office:value="0.145894" calcext:value-type="float">
            <text:p>0.145894</text:p>
          </table:table-cell>
          <table:table-cell office:value-type="float" office:value="0.318984" calcext:value-type="float">
            <text:p>0.318984</text:p>
          </table:table-cell>
          <table:table-cell office:value-type="float" office:value="0.192662" calcext:value-type="float">
            <text:p>0.19266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5409" calcext:value-type="float">
            <text:p>0.135409</text:p>
          </table:table-cell>
          <table:table-cell office:value-type="float" office:value="0.133616" calcext:value-type="float">
            <text:p>0.133616</text:p>
          </table:table-cell>
          <table:table-cell office:value-type="float" office:value="0.171326" calcext:value-type="float">
            <text:p>0.171326</text:p>
          </table:table-cell>
          <table:table-cell office:value-type="float" office:value="0.182494" calcext:value-type="float">
            <text:p>0.182494</text:p>
          </table:table-cell>
          <table:table-cell office:value-type="float" office:value="0.266625" calcext:value-type="float">
            <text:p>0.266625</text:p>
          </table:table-cell>
          <table:table-cell office:value-type="float" office:value="0.312152" calcext:value-type="float">
            <text:p>0.312152</text:p>
          </table:table-cell>
          <table:table-cell office:value-type="float" office:value="0.155997" calcext:value-type="float">
            <text:p>0.1559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159008" calcext:value-type="float">
            <text:p>0.159008</text:p>
          </table:table-cell>
          <table:table-cell office:value-type="float" office:value="0.13587" calcext:value-type="float">
            <text:p>0.13587</text:p>
          </table:table-cell>
          <table:table-cell office:value-type="float" office:value="0.179403" calcext:value-type="float">
            <text:p>0.179403</text:p>
          </table:table-cell>
          <table:table-cell office:value-type="float" office:value="0.253438" calcext:value-type="float">
            <text:p>0.253438</text:p>
          </table:table-cell>
          <table:table-cell office:value-type="float" office:value="0.296627" calcext:value-type="float">
            <text:p>0.296627</text:p>
          </table:table-cell>
          <table:table-cell office:value-type="float" office:value="0.138985" calcext:value-type="float">
            <text:p>0.13898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41986" calcext:value-type="float">
            <text:p>0.141986</text:p>
          </table:table-cell>
          <table:table-cell office:value-type="float" office:value="0.170554" calcext:value-type="float">
            <text:p>0.170554</text:p>
          </table:table-cell>
          <table:table-cell office:value-type="float" office:value="0.170433" calcext:value-type="float">
            <text:p>0.170433</text:p>
          </table:table-cell>
          <table:table-cell office:value-type="float" office:value="0.164734" calcext:value-type="float">
            <text:p>0.164734</text:p>
          </table:table-cell>
          <table:table-cell office:value-type="float" office:value="0.254798" calcext:value-type="float">
            <text:p>0.254798</text:p>
          </table:table-cell>
          <table:table-cell office:value-type="float" office:value="0.280774" calcext:value-type="float">
            <text:p>0.280774</text:p>
          </table:table-cell>
          <table:table-cell office:value-type="float" office:value="0.134255" calcext:value-type="float">
            <text:p>0.13425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3456" calcext:value-type="float">
            <text:p>0.133456</text:p>
          </table:table-cell>
          <table:table-cell office:value-type="float" office:value="0.136913" calcext:value-type="float">
            <text:p>0.136913</text:p>
          </table:table-cell>
          <table:table-cell office:value-type="float" office:value="0.134613" calcext:value-type="float">
            <text:p>0.134613</text:p>
          </table:table-cell>
          <table:table-cell office:value-type="float" office:value="0.380082" calcext:value-type="float">
            <text:p>0.380082</text:p>
          </table:table-cell>
          <table:table-cell office:value-type="float" office:value="0.149321" calcext:value-type="float">
            <text:p>0.149321</text:p>
          </table:table-cell>
          <table:table-cell office:value-type="float" office:value="0.264296" calcext:value-type="float">
            <text:p>0.264296</text:p>
          </table:table-cell>
          <table:table-cell office:value-type="float" office:value="0.141384" calcext:value-type="float">
            <text:p>0.14138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2895" calcext:value-type="float">
            <text:p>0.132895</text:p>
          </table:table-cell>
          <table:table-cell office:value-type="float" office:value="0.137247" calcext:value-type="float">
            <text:p>0.137247</text:p>
          </table:table-cell>
          <table:table-cell office:value-type="float" office:value="0.140614" calcext:value-type="float">
            <text:p>0.140614</text:p>
          </table:table-cell>
          <table:table-cell office:value-type="float" office:value="0.193866" calcext:value-type="float">
            <text:p>0.193866</text:p>
          </table:table-cell>
          <table:table-cell office:value-type="float" office:value="0.238033" calcext:value-type="float">
            <text:p>0.238033</text:p>
          </table:table-cell>
          <table:table-cell office:value-type="float" office:value="0.249561" calcext:value-type="float">
            <text:p>0.249561</text:p>
          </table:table-cell>
          <table:table-cell office:value-type="float" office:value="0.137771" calcext:value-type="float">
            <text:p>0.1377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2872" calcext:value-type="float">
            <text:p>0.132872</text:p>
          </table:table-cell>
          <table:table-cell office:value-type="float" office:value="0.137342" calcext:value-type="float">
            <text:p>0.137342</text:p>
          </table:table-cell>
          <table:table-cell office:value-type="float" office:value="0.173938" calcext:value-type="float">
            <text:p>0.173938</text:p>
          </table:table-cell>
          <table:table-cell office:value-type="float" office:value="0.177367" calcext:value-type="float">
            <text:p>0.177367</text:p>
          </table:table-cell>
          <table:table-cell office:value-type="float" office:value="0.231603" calcext:value-type="float">
            <text:p>0.231603</text:p>
          </table:table-cell>
          <table:table-cell office:value-type="float" office:value="0.264488" calcext:value-type="float">
            <text:p>0.264488</text:p>
          </table:table-cell>
          <table:table-cell office:value-type="float" office:value="0.385845" calcext:value-type="float">
            <text:p>0.38584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0.133435" calcext:value-type="float">
            <text:p>0.133435</text:p>
          </table:table-cell>
          <table:table-cell office:value-type="float" office:value="0.139038" calcext:value-type="float">
            <text:p>0.139038</text:p>
          </table:table-cell>
          <table:table-cell office:value-type="float" office:value="0.179812" calcext:value-type="float">
            <text:p>0.179812</text:p>
          </table:table-cell>
          <table:table-cell office:value-type="float" office:value="0.161633" calcext:value-type="float">
            <text:p>0.161633</text:p>
          </table:table-cell>
          <table:table-cell office:value-type="float" office:value="0.269573" calcext:value-type="float">
            <text:p>0.269573</text:p>
          </table:table-cell>
          <table:table-cell office:value-type="float" office:value="0.147386" calcext:value-type="float">
            <text:p>0.14738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33084" calcext:value-type="float">
            <text:p>0.133084</text:p>
          </table:table-cell>
          <table:table-cell office:value-type="float" office:value="0.167957" calcext:value-type="float">
            <text:p>0.167957</text:p>
          </table:table-cell>
          <table:table-cell office:value-type="float" office:value="0.203613" calcext:value-type="float">
            <text:p>0.203613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0.361274" calcext:value-type="float">
            <text:p>0.361274</text:p>
          </table:table-cell>
          <table:table-cell office:value-type="float" office:value="0.384074" calcext:value-type="float">
            <text:p>0.38407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2334" calcext:value-type="float">
            <text:p>0.132334</text:p>
          </table:table-cell>
          <table:table-cell office:value-type="float" office:value="0.135995" calcext:value-type="float">
            <text:p>0.135995</text:p>
          </table:table-cell>
          <table:table-cell office:value-type="float" office:value="0.171167" calcext:value-type="float">
            <text:p>0.171167</text:p>
          </table:table-cell>
          <table:table-cell office:value-type="float" office:value="0.135026" calcext:value-type="float">
            <text:p>0.135026</text:p>
          </table:table-cell>
          <table:table-cell office:value-type="float" office:value="0.157376" calcext:value-type="float">
            <text:p>0.157376</text:p>
          </table:table-cell>
          <table:table-cell office:value-type="float" office:value="0.232946" calcext:value-type="float">
            <text:p>0.232946</text:p>
          </table:table-cell>
          <table:table-cell office:value-type="float" office:value="0.383731" calcext:value-type="float">
            <text:p>0.38373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9789" calcext:value-type="float">
            <text:p>0.139789</text:p>
          </table:table-cell>
          <table:table-cell office:value-type="float" office:value="0.159573" calcext:value-type="float">
            <text:p>0.159573</text:p>
          </table:table-cell>
          <table:table-cell office:value-type="float" office:value="0.201891" calcext:value-type="float">
            <text:p>0.201891</text:p>
          </table:table-cell>
          <table:table-cell office:value-type="float" office:value="0.133252" calcext:value-type="float">
            <text:p>0.133252</text:p>
          </table:table-cell>
          <table:table-cell office:value-type="float" office:value="0.247463" calcext:value-type="float">
            <text:p>0.247463</text:p>
          </table:table-cell>
          <table:table-cell office:value-type="float" office:value="0.252847" calcext:value-type="float">
            <text:p>0.252847</text:p>
          </table:table-cell>
          <table:table-cell office:value-type="float" office:value="0.384008" calcext:value-type="float">
            <text:p>0.38400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3875" calcext:value-type="float">
            <text:p>0.133875</text:p>
          </table:table-cell>
          <table:table-cell office:value-type="float" office:value="0.151287" calcext:value-type="float">
            <text:p>0.151287</text:p>
          </table:table-cell>
          <table:table-cell office:value-type="float" office:value="0.193156" calcext:value-type="float">
            <text:p>0.193156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202272" calcext:value-type="float">
            <text:p>0.202272</text:p>
          </table:table-cell>
          <table:table-cell office:value-type="float" office:value="2.26604" calcext:value-type="float">
            <text:p>2.26604</text:p>
          </table:table-cell>
          <table:table-cell office:value-type="float" office:value="0.385464" calcext:value-type="float">
            <text:p>0.38546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2317" calcext:value-type="float">
            <text:p>0.132317</text:p>
          </table:table-cell>
          <table:table-cell office:value-type="float" office:value="0.132934" calcext:value-type="float">
            <text:p>0.132934</text:p>
          </table:table-cell>
          <table:table-cell office:value-type="float" office:value="0.136224" calcext:value-type="float">
            <text:p>0.136224</text:p>
          </table:table-cell>
          <table:table-cell office:value-type="float" office:value="0.134939" calcext:value-type="float">
            <text:p>0.134939</text:p>
          </table:table-cell>
          <table:table-cell office:value-type="float" office:value="0.271657" calcext:value-type="float">
            <text:p>0.271657</text:p>
          </table:table-cell>
          <table:table-cell office:value-type="float" office:value="0.246343" calcext:value-type="float">
            <text:p>0.246343</text:p>
          </table:table-cell>
          <table:table-cell office:value-type="float" office:value="0.152811" calcext:value-type="float">
            <text:p>0.15281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3485" calcext:value-type="float">
            <text:p>0.133485</text:p>
          </table:table-cell>
          <table:table-cell office:value-type="float" office:value="0.145123" calcext:value-type="float">
            <text:p>0.145123</text:p>
          </table:table-cell>
          <table:table-cell office:value-type="float" office:value="0.156377" calcext:value-type="float">
            <text:p>0.156377</text:p>
          </table:table-cell>
          <table:table-cell office:value-type="float" office:value="0.145678" calcext:value-type="float">
            <text:p>0.145678</text:p>
          </table:table-cell>
          <table:table-cell office:value-type="float" office:value="0.204214" calcext:value-type="float">
            <text:p>0.204214</text:p>
          </table:table-cell>
          <table:table-cell office:value-type="float" office:value="0.295042" calcext:value-type="float">
            <text:p>0.295042</text:p>
          </table:table-cell>
          <table:table-cell office:value-type="float" office:value="0.384401" calcext:value-type="float">
            <text:p>0.3844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34917" calcext:value-type="float">
            <text:p>0.134917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1486" calcext:value-type="float">
            <text:p>0.31486</text:p>
          </table:table-cell>
          <table:table-cell office:value-type="float" office:value="0.151806" calcext:value-type="float">
            <text:p>0.151806</text:p>
          </table:table-cell>
          <table:table-cell office:value-type="float" office:value="0.271743" calcext:value-type="float">
            <text:p>0.271743</text:p>
          </table:table-cell>
          <table:table-cell office:value-type="float" office:value="0.134091" calcext:value-type="float">
            <text:p>0.13409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2183" calcext:value-type="float">
            <text:p>0.132183</text:p>
          </table:table-cell>
          <table:table-cell office:value-type="float" office:value="0.134059" calcext:value-type="float">
            <text:p>0.134059</text:p>
          </table:table-cell>
          <table:table-cell office:value-type="float" office:value="0.21971" calcext:value-type="float">
            <text:p>0.21971</text:p>
          </table:table-cell>
          <table:table-cell office:value-type="float" office:value="0.213699" calcext:value-type="float">
            <text:p>0.213699</text:p>
          </table:table-cell>
          <table:table-cell office:value-type="float" office:value="0.205744" calcext:value-type="float">
            <text:p>0.205744</text:p>
          </table:table-cell>
          <table:table-cell office:value-type="float" office:value="0.338073" calcext:value-type="float">
            <text:p>0.338073</text:p>
          </table:table-cell>
          <table:table-cell office:value-type="float" office:value="0.153647" calcext:value-type="float">
            <text:p>0.1536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819" calcext:value-type="float">
            <text:p>0.137819</text:p>
          </table:table-cell>
          <table:table-cell office:value-type="float" office:value="0.133823" calcext:value-type="float">
            <text:p>0.133823</text:p>
          </table:table-cell>
          <table:table-cell office:value-type="float" office:value="0.212107" calcext:value-type="float">
            <text:p>0.212107</text:p>
          </table:table-cell>
          <table:table-cell office:value-type="float" office:value="0.223641" calcext:value-type="float">
            <text:p>0.223641</text:p>
          </table:table-cell>
          <table:table-cell office:value-type="float" office:value="0.629124" calcext:value-type="float">
            <text:p>0.629124</text:p>
          </table:table-cell>
          <table:table-cell office:value-type="float" office:value="0.301265" calcext:value-type="float">
            <text:p>0.301265</text:p>
          </table:table-cell>
          <table:table-cell office:value-type="float" office:value="0.386905" calcext:value-type="float">
            <text:p>0.38690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5739" calcext:value-type="float">
            <text:p>0.135739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38048" calcext:value-type="float">
            <text:p>0.138048</text:p>
          </table:table-cell>
          <table:table-cell office:value-type="float" office:value="0.140021" calcext:value-type="float">
            <text:p>0.140021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0.226117" calcext:value-type="float">
            <text:p>0.226117</text:p>
          </table:table-cell>
          <table:table-cell office:value-type="float" office:value="0.383466" calcext:value-type="float">
            <text:p>0.38346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4302" calcext:value-type="float">
            <text:p>0.134302</text:p>
          </table:table-cell>
          <table:table-cell office:value-type="float" office:value="0.137413" calcext:value-type="float">
            <text:p>0.137413</text:p>
          </table:table-cell>
          <table:table-cell office:value-type="float" office:value="0.21264" calcext:value-type="float">
            <text:p>0.21264</text:p>
          </table:table-cell>
          <table:table-cell office:value-type="float" office:value="0.159209" calcext:value-type="float">
            <text:p>0.159209</text:p>
          </table:table-cell>
          <table:table-cell office:value-type="float" office:value="0.137878" calcext:value-type="float">
            <text:p>0.137878</text:p>
          </table:table-cell>
          <table:table-cell office:value-type="float" office:value="2.28585" calcext:value-type="float">
            <text:p>2.28585</text:p>
          </table:table-cell>
          <table:table-cell office:value-type="float" office:value="0.384247" calcext:value-type="float">
            <text:p>0.38424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2111" calcext:value-type="float">
            <text:p>0.132111</text:p>
          </table:table-cell>
          <table:table-cell office:value-type="float" office:value="0.171706" calcext:value-type="float">
            <text:p>0.171706</text:p>
          </table:table-cell>
          <table:table-cell office:value-type="float" office:value="0.134258" calcext:value-type="float">
            <text:p>0.134258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23278" calcext:value-type="float">
            <text:p>0.23278</text:p>
          </table:table-cell>
          <table:table-cell office:value-type="float" office:value="0.224815" calcext:value-type="float">
            <text:p>0.224815</text:p>
          </table:table-cell>
          <table:table-cell office:value-type="float" office:value="0.13923" calcext:value-type="float">
            <text:p>0.1392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2059" calcext:value-type="float">
            <text:p>0.132059</text:p>
          </table:table-cell>
          <table:table-cell office:value-type="float" office:value="0.132971" calcext:value-type="float">
            <text:p>0.132971</text:p>
          </table:table-cell>
          <table:table-cell office:value-type="float" office:value="0.145624" calcext:value-type="float">
            <text:p>0.145624</text:p>
          </table:table-cell>
          <table:table-cell office:value-type="float" office:value="0.159719" calcext:value-type="float">
            <text:p>0.159719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221012" calcext:value-type="float">
            <text:p>0.221012</text:p>
          </table:table-cell>
          <table:table-cell office:value-type="float" office:value="0.17924" calcext:value-type="float">
            <text:p>0.1792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2054" calcext:value-type="float">
            <text:p>0.132054</text:p>
          </table:table-cell>
          <table:table-cell office:value-type="float" office:value="0.133289" calcext:value-type="float">
            <text:p>0.13328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36646" calcext:value-type="float">
            <text:p>0.136646</text:p>
          </table:table-cell>
          <table:table-cell office:value-type="float" office:value="0.196777" calcext:value-type="float">
            <text:p>0.196777</text:p>
          </table:table-cell>
          <table:table-cell office:value-type="float" office:value="0.301202" calcext:value-type="float">
            <text:p>0.301202</text:p>
          </table:table-cell>
          <table:table-cell office:value-type="float" office:value="0.384135" calcext:value-type="float">
            <text:p>0.3841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4427" calcext:value-type="float">
            <text:p>0.144427</text:p>
          </table:table-cell>
          <table:table-cell office:value-type="float" office:value="0.139066" calcext:value-type="float">
            <text:p>0.139066</text:p>
          </table:table-cell>
          <table:table-cell office:value-type="float" office:value="0.136943" calcext:value-type="float">
            <text:p>0.136943</text:p>
          </table:table-cell>
          <table:table-cell office:value-type="float" office:value="0.216055" calcext:value-type="float">
            <text:p>0.216055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248345" calcext:value-type="float">
            <text:p>0.248345</text:p>
          </table:table-cell>
          <table:table-cell office:value-type="float" office:value="0.386072" calcext:value-type="float">
            <text:p>0.38607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36718" calcext:value-type="float">
            <text:p>0.136718</text:p>
          </table:table-cell>
          <table:table-cell office:value-type="float" office:value="0.148751" calcext:value-type="float">
            <text:p>0.148751</text:p>
          </table:table-cell>
          <table:table-cell office:value-type="float" office:value="0.158271" calcext:value-type="float">
            <text:p>0.158271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0.321363" calcext:value-type="float">
            <text:p>0.321363</text:p>
          </table:table-cell>
          <table:table-cell office:value-type="float" office:value="0.137522" calcext:value-type="float">
            <text:p>0.13752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3754" calcext:value-type="float">
            <text:p>0.133754</text:p>
          </table:table-cell>
          <table:table-cell office:value-type="float" office:value="0.143897" calcext:value-type="float">
            <text:p>0.143897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150043" calcext:value-type="float">
            <text:p>0.150043</text:p>
          </table:table-cell>
          <table:table-cell office:value-type="float" office:value="0.254394" calcext:value-type="float">
            <text:p>0.254394</text:p>
          </table:table-cell>
          <table:table-cell office:value-type="float" office:value="0.227683" calcext:value-type="float">
            <text:p>0.227683</text:p>
          </table:table-cell>
          <table:table-cell office:value-type="float" office:value="0.137524" calcext:value-type="float">
            <text:p>0.1375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2785" calcext:value-type="float">
            <text:p>0.132785</text:p>
          </table:table-cell>
          <table:table-cell office:value-type="float" office:value="0.181343" calcext:value-type="float">
            <text:p>0.181343</text:p>
          </table:table-cell>
          <table:table-cell office:value-type="float" office:value="0.132203" calcext:value-type="float">
            <text:p>0.132203</text:p>
          </table:table-cell>
          <table:table-cell office:value-type="float" office:value="0.185709" calcext:value-type="float">
            <text:p>0.185709</text:p>
          </table:table-cell>
          <table:table-cell office:value-type="float" office:value="0.148686" calcext:value-type="float">
            <text:p>0.148686</text:p>
          </table:table-cell>
          <table:table-cell office:value-type="float" office:value="2.29334" calcext:value-type="float">
            <text:p>2.29334</text:p>
          </table:table-cell>
          <table:table-cell office:value-type="float" office:value="0.385513" calcext:value-type="float">
            <text:p>0.38551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261" calcext:value-type="float">
            <text:p>0.13261</text:p>
          </table:table-cell>
          <table:table-cell office:value-type="float" office:value="0.182525" calcext:value-type="float">
            <text:p>0.182525</text:p>
          </table:table-cell>
          <table:table-cell office:value-type="float" office:value="0.177679" calcext:value-type="float">
            <text:p>0.177679</text:p>
          </table:table-cell>
          <table:table-cell office:value-type="float" office:value="0.175676" calcext:value-type="float">
            <text:p>0.175676</text:p>
          </table:table-cell>
          <table:table-cell office:value-type="float" office:value="0.271942" calcext:value-type="float">
            <text:p>0.271942</text:p>
          </table:table-cell>
          <table:table-cell office:value-type="float" office:value="0.186671" calcext:value-type="float">
            <text:p>0.186671</text:p>
          </table:table-cell>
          <table:table-cell office:value-type="float" office:value="0.143957" calcext:value-type="float">
            <text:p>0.14395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1899" calcext:value-type="float">
            <text:p>0.131899</text:p>
          </table:table-cell>
          <table:table-cell office:value-type="float" office:value="0.174298" calcext:value-type="float">
            <text:p>0.174298</text:p>
          </table:table-cell>
          <table:table-cell office:value-type="float" office:value="0.147677" calcext:value-type="float">
            <text:p>0.147677</text:p>
          </table:table-cell>
          <table:table-cell office:value-type="float" office:value="0.172061" calcext:value-type="float">
            <text:p>0.172061</text:p>
          </table:table-cell>
          <table:table-cell office:value-type="float" office:value="0.232025" calcext:value-type="float">
            <text:p>0.232025</text:p>
          </table:table-cell>
          <table:table-cell office:value-type="float" office:value="0.285432" calcext:value-type="float">
            <text:p>0.285432</text:p>
          </table:table-cell>
          <table:table-cell office:value-type="float" office:value="0.168097" calcext:value-type="float">
            <text:p>0.16809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4028" calcext:value-type="float">
            <text:p>0.134028</text:p>
          </table:table-cell>
          <table:table-cell office:value-type="float" office:value="0.149502" calcext:value-type="float">
            <text:p>0.149502</text:p>
          </table:table-cell>
          <table:table-cell office:value-type="float" office:value="0.141753" calcext:value-type="float">
            <text:p>0.141753</text:p>
          </table:table-cell>
          <table:table-cell office:value-type="float" office:value="0.177708" calcext:value-type="float">
            <text:p>0.177708</text:p>
          </table:table-cell>
          <table:table-cell office:value-type="float" office:value="0.176647" calcext:value-type="float">
            <text:p>0.176647</text:p>
          </table:table-cell>
          <table:table-cell office:value-type="float" office:value="0.309716" calcext:value-type="float">
            <text:p>0.309716</text:p>
          </table:table-cell>
          <table:table-cell office:value-type="float" office:value="0.146692" calcext:value-type="float">
            <text:p>0.14669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1921" calcext:value-type="float">
            <text:p>0.131921</text:p>
          </table:table-cell>
          <table:table-cell office:value-type="float" office:value="0.15091" calcext:value-type="float">
            <text:p>0.15091</text:p>
          </table:table-cell>
          <table:table-cell office:value-type="float" office:value="0.149023" calcext:value-type="float">
            <text:p>0.149023</text:p>
          </table:table-cell>
          <table:table-cell office:value-type="float" office:value="0.145194" calcext:value-type="float">
            <text:p>0.145194</text:p>
          </table:table-cell>
          <table:table-cell office:value-type="float" office:value="0.138681" calcext:value-type="float">
            <text:p>0.138681</text:p>
          </table:table-cell>
          <table:table-cell office:value-type="float" office:value="0.318194" calcext:value-type="float">
            <text:p>0.318194</text:p>
          </table:table-cell>
          <table:table-cell office:value-type="float" office:value="0.133885" calcext:value-type="float">
            <text:p>0.13388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4145" calcext:value-type="float">
            <text:p>0.134145</text:p>
          </table:table-cell>
          <table:table-cell office:value-type="float" office:value="0.131957" calcext:value-type="float">
            <text:p>0.131957</text:p>
          </table:table-cell>
          <table:table-cell office:value-type="float" office:value="0.169327" calcext:value-type="float">
            <text:p>0.169327</text:p>
          </table:table-cell>
          <table:table-cell office:value-type="float" office:value="0.169607" calcext:value-type="float">
            <text:p>0.169607</text:p>
          </table:table-cell>
          <table:table-cell office:value-type="float" office:value="0.202918" calcext:value-type="float">
            <text:p>0.202918</text:p>
          </table:table-cell>
          <table:table-cell office:value-type="float" office:value="0.293887" calcext:value-type="float">
            <text:p>0.293887</text:p>
          </table:table-cell>
          <table:table-cell office:value-type="float" office:value="0.14139" calcext:value-type="float">
            <text:p>0.1413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2604" calcext:value-type="float">
            <text:p>0.132604</text:p>
          </table:table-cell>
          <table:table-cell office:value-type="float" office:value="0.171642" calcext:value-type="float">
            <text:p>0.171642</text:p>
          </table:table-cell>
          <table:table-cell office:value-type="float" office:value="0.185683" calcext:value-type="float">
            <text:p>0.185683</text:p>
          </table:table-cell>
          <table:table-cell office:value-type="float" office:value="0.225385" calcext:value-type="float">
            <text:p>0.225385</text:p>
          </table:table-cell>
          <table:table-cell office:value-type="float" office:value="0.15078" calcext:value-type="float">
            <text:p>0.15078</text:p>
          </table:table-cell>
          <table:table-cell office:value-type="float" office:value="0.29324" calcext:value-type="float">
            <text:p>0.29324</text:p>
          </table:table-cell>
          <table:table-cell office:value-type="float" office:value="0.13612" calcext:value-type="float">
            <text:p>0.1361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2342" calcext:value-type="float">
            <text:p>0.132342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.13207" calcext:value-type="float">
            <text:p>0.13207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0.222377" calcext:value-type="float">
            <text:p>0.222377</text:p>
          </table:table-cell>
          <table:table-cell office:value-type="float" office:value="2.41984" calcext:value-type="float">
            <text:p>2.41984</text:p>
          </table:table-cell>
          <table:table-cell office:value-type="float" office:value="0.384534" calcext:value-type="float">
            <text:p>0.3845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lockSize=8, numBlocks=2</text:p>
          </table:table-cell>
          <table:table-cell office:value-type="string" calcext:value-type="string">
            <text:p>BlockSize=8, numBlocks=4</text:p>
          </table:table-cell>
          <table:table-cell office:value-type="string" calcext:value-type="string">
            <text:p>BlockSize=8, numBlocks=8</text:p>
          </table:table-cell>
          <table:table-cell office:value-type="string" calcext:value-type="string">
            <text:p>BlockSize=8, numBlocks=32</text:p>
          </table:table-cell>
          <table:table-cell office:value-type="string" calcext:value-type="string">
            <text:p>BlockSize=8, numBlocks=2048</text:p>
          </table:table-cell>
        </table:table-row>
        <table:table-row table:style-name="ro1">
          <table:table-cell table:number-columns-repeated="4"/>
          <table:table-cell table:number-columns-repeated="5" office:value-type="float" office:value="0.693317" calcext:value-type="float">
            <text:p>0.693317</text:p>
          </table:table-cell>
        </table:table-row>
        <table:table-row table:style-name="ro1">
          <table:table-cell table:number-columns-repeated="4"/>
          <table:table-cell office:value-type="float" office:value="0.163744" calcext:value-type="float">
            <text:p>0.163744</text:p>
          </table:table-cell>
          <table:table-cell office:value-type="float" office:value="0.161764" calcext:value-type="float">
            <text:p>0.161764</text:p>
          </table:table-cell>
          <table:table-cell office:value-type="float" office:value="0.159952" calcext:value-type="float">
            <text:p>0.159952</text:p>
          </table:table-cell>
          <table:table-cell office:value-type="float" office:value="0.146767" calcext:value-type="float">
            <text:p>0.146767</text:p>
          </table:table-cell>
          <table:table-cell office:value-type="float" office:value="0.157752" calcext:value-type="float">
            <text:p>0.157752</text:p>
          </table:table-cell>
        </table:table-row>
        <table:table-row table:style-name="ro1">
          <table:table-cell table:number-columns-repeated="4"/>
          <table:table-cell office:value-type="float" office:value="0.145081" calcext:value-type="float">
            <text:p>0.145081</text:p>
          </table:table-cell>
          <table:table-cell office:value-type="float" office:value="0.143338" calcext:value-type="float">
            <text:p>0.143338</text:p>
          </table:table-cell>
          <table:table-cell office:value-type="float" office:value="0.140974" calcext:value-type="float">
            <text:p>0.140974</text:p>
          </table:table-cell>
          <table:table-cell office:value-type="float" office:value="0.139441" calcext:value-type="float">
            <text:p>0.139441</text:p>
          </table:table-cell>
          <table:table-cell office:value-type="float" office:value="0.142926" calcext:value-type="float">
            <text:p>0.142926</text:p>
          </table:table-cell>
        </table:table-row>
        <table:table-row table:style-name="ro1">
          <table:table-cell table:number-columns-repeated="4"/>
          <table:table-cell office:value-type="float" office:value="0.138418" calcext:value-type="float">
            <text:p>0.138418</text:p>
          </table:table-cell>
          <table:table-cell office:value-type="float" office:value="0.13907" calcext:value-type="float">
            <text:p>0.13907</text:p>
          </table:table-cell>
          <table:table-cell office:value-type="float" office:value="0.137857" calcext:value-type="float">
            <text:p>0.137857</text:p>
          </table:table-cell>
          <table:table-cell office:value-type="float" office:value="0.138179" calcext:value-type="float">
            <text:p>0.138179</text:p>
          </table:table-cell>
          <table:table-cell office:value-type="float" office:value="0.145523" calcext:value-type="float">
            <text:p>0.145523</text:p>
          </table:table-cell>
        </table:table-row>
        <table:table-row table:style-name="ro1">
          <table:table-cell table:number-columns-repeated="4"/>
          <table:table-cell office:value-type="float" office:value="0.137059" calcext:value-type="float">
            <text:p>0.137059</text:p>
          </table:table-cell>
          <table:table-cell office:value-type="float" office:value="0.136978" calcext:value-type="float">
            <text:p>0.136978</text:p>
          </table:table-cell>
          <table:table-cell office:value-type="float" office:value="0.141385" calcext:value-type="float">
            <text:p>0.141385</text:p>
          </table:table-cell>
          <table:table-cell office:value-type="float" office:value="0.139222" calcext:value-type="float">
            <text:p>0.139222</text:p>
          </table:table-cell>
          <table:table-cell office:value-type="float" office:value="0.138085" calcext:value-type="float">
            <text:p>0.138085</text:p>
          </table:table-cell>
        </table:table-row>
        <table:table-row table:style-name="ro1">
          <table:table-cell table:number-columns-repeated="4"/>
          <table:table-cell office:value-type="float" office:value="0.222176" calcext:value-type="float">
            <text:p>0.222176</text:p>
          </table:table-cell>
          <table:table-cell office:value-type="float" office:value="0.181113" calcext:value-type="float">
            <text:p>0.181113</text:p>
          </table:table-cell>
          <table:table-cell office:value-type="float" office:value="0.157577" calcext:value-type="float">
            <text:p>0.157577</text:p>
          </table:table-cell>
          <table:table-cell office:value-type="float" office:value="0.172135" calcext:value-type="float">
            <text:p>0.172135</text:p>
          </table:table-cell>
          <table:table-cell office:value-type="float" office:value="0.137656" calcext:value-type="float">
            <text:p>0.137656</text:p>
          </table:table-cell>
        </table:table-row>
        <table:table-row table:style-name="ro1">
          <table:table-cell table:number-columns-repeated="4"/>
          <table:table-cell office:value-type="float" office:value="0.138602" calcext:value-type="float">
            <text:p>0.138602</text:p>
          </table:table-cell>
          <table:table-cell office:value-type="float" office:value="0.138188" calcext:value-type="float">
            <text:p>0.138188</text:p>
          </table:table-cell>
          <table:table-cell office:value-type="float" office:value="0.141151" calcext:value-type="float">
            <text:p>0.141151</text:p>
          </table:table-cell>
          <table:table-cell office:value-type="float" office:value="0.136811" calcext:value-type="float">
            <text:p>0.136811</text:p>
          </table:table-cell>
          <table:table-cell office:value-type="float" office:value="0.135974" calcext:value-type="float">
            <text:p>0.135974</text:p>
          </table:table-cell>
        </table:table-row>
        <table:table-row table:style-name="ro1">
          <table:table-cell table:number-columns-repeated="4"/>
          <table:table-cell office:value-type="float" office:value="0.137018" calcext:value-type="float">
            <text:p>0.137018</text:p>
          </table:table-cell>
          <table:table-cell office:value-type="float" office:value="0.138107" calcext:value-type="float">
            <text:p>0.138107</text:p>
          </table:table-cell>
          <table:table-cell office:value-type="float" office:value="0.136687" calcext:value-type="float">
            <text:p>0.136687</text:p>
          </table:table-cell>
          <table:table-cell office:value-type="float" office:value="0.135522" calcext:value-type="float">
            <text:p>0.135522</text:p>
          </table:table-cell>
          <table:table-cell office:value-type="float" office:value="0.135028" calcext:value-type="float">
            <text:p>0.135028</text:p>
          </table:table-cell>
        </table:table-row>
        <table:table-row table:style-name="ro1">
          <table:table-cell table:number-columns-repeated="4"/>
          <table:table-cell office:value-type="float" office:value="0.149948" calcext:value-type="float">
            <text:p>0.149948</text:p>
          </table:table-cell>
          <table:table-cell office:value-type="float" office:value="0.149141" calcext:value-type="float">
            <text:p>0.149141</text:p>
          </table:table-cell>
          <table:table-cell office:value-type="float" office:value="0.150356" calcext:value-type="float">
            <text:p>0.150356</text:p>
          </table:table-cell>
          <table:table-cell office:value-type="float" office:value="0.156372" calcext:value-type="float">
            <text:p>0.156372</text:p>
          </table:table-cell>
          <table:table-cell office:value-type="float" office:value="0.136435" calcext:value-type="float">
            <text:p>0.136435</text:p>
          </table:table-cell>
        </table:table-row>
        <table:table-row table:style-name="ro1">
          <table:table-cell table:number-columns-repeated="4"/>
          <table:table-cell office:value-type="float" office:value="0.135187" calcext:value-type="float">
            <text:p>0.135187</text:p>
          </table:table-cell>
          <table:table-cell office:value-type="float" office:value="0.135267" calcext:value-type="float">
            <text:p>0.135267</text:p>
          </table:table-cell>
          <table:table-cell office:value-type="float" office:value="0.135137" calcext:value-type="float">
            <text:p>0.135137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0.135179" calcext:value-type="float">
            <text:p>0.135179</text:p>
          </table:table-cell>
        </table:table-row>
        <table:table-row table:style-name="ro1">
          <table:table-cell table:number-columns-repeated="4"/>
          <table:table-cell office:value-type="float" office:value="0.188086" calcext:value-type="float">
            <text:p>0.188086</text:p>
          </table:table-cell>
          <table:table-cell office:value-type="float" office:value="0.189202" calcext:value-type="float">
            <text:p>0.189202</text:p>
          </table:table-cell>
          <table:table-cell office:value-type="float" office:value="0.187997" calcext:value-type="float">
            <text:p>0.187997</text:p>
          </table:table-cell>
          <table:table-cell office:value-type="float" office:value="0.193867" calcext:value-type="float">
            <text:p>0.193867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table:number-columns-repeated="4"/>
          <table:table-cell office:value-type="float" office:value="0.186572" calcext:value-type="float">
            <text:p>0.186572</text:p>
          </table:table-cell>
          <table:table-cell office:value-type="float" office:value="0.185782" calcext:value-type="float">
            <text:p>0.185782</text:p>
          </table:table-cell>
          <table:table-cell office:value-type="float" office:value="0.186149" calcext:value-type="float">
            <text:p>0.186149</text:p>
          </table:table-cell>
          <table:table-cell office:value-type="float" office:value="0.181486" calcext:value-type="float">
            <text:p>0.181486</text:p>
          </table:table-cell>
          <table:table-cell office:value-type="float" office:value="0.134469" calcext:value-type="float">
            <text:p>0.134469</text:p>
          </table:table-cell>
        </table:table-row>
        <table:table-row table:style-name="ro1">
          <table:table-cell table:number-columns-repeated="4"/>
          <table:table-cell office:value-type="float" office:value="0.146841" calcext:value-type="float">
            <text:p>0.146841</text:p>
          </table:table-cell>
          <table:table-cell office:value-type="float" office:value="0.147663" calcext:value-type="float">
            <text:p>0.147663</text:p>
          </table:table-cell>
          <table:table-cell office:value-type="float" office:value="0.16778" calcext:value-type="float">
            <text:p>0.16778</text:p>
          </table:table-cell>
          <table:table-cell office:value-type="float" office:value="0.160528" calcext:value-type="float">
            <text:p>0.160528</text:p>
          </table:table-cell>
          <table:table-cell office:value-type="float" office:value="0.133871" calcext:value-type="float">
            <text:p>0.133871</text:p>
          </table:table-cell>
        </table:table-row>
        <table:table-row table:style-name="ro1">
          <table:table-cell table:number-columns-repeated="4"/>
          <table:table-cell office:value-type="float" office:value="0.15292" calcext:value-type="float">
            <text:p>0.15292</text:p>
          </table:table-cell>
          <table:table-cell office:value-type="float" office:value="0.151327" calcext:value-type="float">
            <text:p>0.151327</text:p>
          </table:table-cell>
          <table:table-cell office:value-type="float" office:value="0.150508" calcext:value-type="float">
            <text:p>0.150508</text:p>
          </table:table-cell>
          <table:table-cell office:value-type="float" office:value="0.152483" calcext:value-type="float">
            <text:p>0.152483</text:p>
          </table:table-cell>
          <table:table-cell office:value-type="float" office:value="0.142421" calcext:value-type="float">
            <text:p>0.142421</text:p>
          </table:table-cell>
        </table:table-row>
        <table:table-row table:style-name="ro1">
          <table:table-cell table:number-columns-repeated="4"/>
          <table:table-cell office:value-type="float" office:value="0.187494" calcext:value-type="float">
            <text:p>0.187494</text:p>
          </table:table-cell>
          <table:table-cell office:value-type="float" office:value="0.188137" calcext:value-type="float">
            <text:p>0.188137</text:p>
          </table:table-cell>
          <table:table-cell office:value-type="float" office:value="0.187343" calcext:value-type="float">
            <text:p>0.187343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133581" calcext:value-type="float">
            <text:p>0.133581</text:p>
          </table:table-cell>
        </table:table-row>
        <table:table-row table:style-name="ro1">
          <table:table-cell table:number-columns-repeated="4"/>
          <table:table-cell office:value-type="float" office:value="0.15204" calcext:value-type="float">
            <text:p>0.15204</text:p>
          </table:table-cell>
          <table:table-cell office:value-type="float" office:value="0.153629" calcext:value-type="float">
            <text:p>0.153629</text:p>
          </table:table-cell>
          <table:table-cell office:value-type="float" office:value="0.15229" calcext:value-type="float">
            <text:p>0.15229</text:p>
          </table:table-cell>
          <table:table-cell office:value-type="float" office:value="0.146066" calcext:value-type="float">
            <text:p>0.146066</text:p>
          </table:table-cell>
          <table:table-cell office:value-type="float" office:value="0.133559" calcext:value-type="float">
            <text:p>0.133559</text:p>
          </table:table-cell>
        </table:table-row>
        <table:table-row table:style-name="ro1">
          <table:table-cell table:number-columns-repeated="4"/>
          <table:table-cell office:value-type="float" office:value="0.156914" calcext:value-type="float">
            <text:p>0.156914</text:p>
          </table:table-cell>
          <table:table-cell office:value-type="float" office:value="0.157503" calcext:value-type="float">
            <text:p>0.157503</text:p>
          </table:table-cell>
          <table:table-cell office:value-type="float" office:value="0.15863" calcext:value-type="float">
            <text:p>0.15863</text:p>
          </table:table-cell>
          <table:table-cell office:value-type="float" office:value="0.139982" calcext:value-type="float">
            <text:p>0.139982</text:p>
          </table:table-cell>
          <table:table-cell office:value-type="float" office:value="0.134253" calcext:value-type="float">
            <text:p>0.134253</text:p>
          </table:table-cell>
        </table:table-row>
        <table:table-row table:style-name="ro1">
          <table:table-cell table:number-columns-repeated="4"/>
          <table:table-cell office:value-type="float" office:value="0.143959" calcext:value-type="float">
            <text:p>0.143959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4567" calcext:value-type="float">
            <text:p>0.144567</text:p>
          </table:table-cell>
          <table:table-cell office:value-type="float" office:value="0.144923" calcext:value-type="float">
            <text:p>0.144923</text:p>
          </table:table-cell>
          <table:table-cell office:value-type="float" office:value="0.133134" calcext:value-type="float">
            <text:p>0.133134</text:p>
          </table:table-cell>
        </table:table-row>
        <table:table-row table:style-name="ro1">
          <table:table-cell table:number-columns-repeated="4"/>
          <table:table-cell office:value-type="float" office:value="0.141869" calcext:value-type="float">
            <text:p>0.141869</text:p>
          </table:table-cell>
          <table:table-cell office:value-type="float" office:value="0.141514" calcext:value-type="float">
            <text:p>0.141514</text:p>
          </table:table-cell>
          <table:table-cell office:value-type="float" office:value="0.141872" calcext:value-type="float">
            <text:p>0.141872</text:p>
          </table:table-cell>
          <table:table-cell office:value-type="float" office:value="0.133965" calcext:value-type="float">
            <text:p>0.133965</text:p>
          </table:table-cell>
          <table:table-cell office:value-type="float" office:value="0.13453" calcext:value-type="float">
            <text:p>0.13453</text:p>
          </table:table-cell>
        </table:table-row>
        <table:table-row table:style-name="ro1">
          <table:table-cell table:number-columns-repeated="4"/>
          <table:table-cell office:value-type="float" office:value="0.156856" calcext:value-type="float">
            <text:p>0.156856</text:p>
          </table:table-cell>
          <table:table-cell office:value-type="float" office:value="0.156502" calcext:value-type="float">
            <text:p>0.156502</text:p>
          </table:table-cell>
          <table:table-cell office:value-type="float" office:value="0.155954" calcext:value-type="float">
            <text:p>0.155954</text:p>
          </table:table-cell>
          <table:table-cell office:value-type="float" office:value="0.133276" calcext:value-type="float">
            <text:p>0.133276</text:p>
          </table:table-cell>
          <table:table-cell office:value-type="float" office:value="0.137447" calcext:value-type="float">
            <text:p>0.137447</text:p>
          </table:table-cell>
        </table:table-row>
        <table:table-row table:style-name="ro1">
          <table:table-cell table:number-columns-repeated="4"/>
          <table:table-cell office:value-type="float" office:value="0.13806" calcext:value-type="float">
            <text:p>0.13806</text:p>
          </table:table-cell>
          <table:table-cell office:value-type="float" office:value="0.137794" calcext:value-type="float">
            <text:p>0.137794</text:p>
          </table:table-cell>
          <table:table-cell office:value-type="float" office:value="0.136792" calcext:value-type="float">
            <text:p>0.136792</text:p>
          </table:table-cell>
          <table:table-cell office:value-type="float" office:value="0.141294" calcext:value-type="float">
            <text:p>0.141294</text:p>
          </table:table-cell>
          <table:table-cell office:value-type="float" office:value="0.132898" calcext:value-type="float">
            <text:p>0.132898</text:p>
          </table:table-cell>
        </table:table-row>
        <table:table-row table:style-name="ro1">
          <table:table-cell table:number-columns-repeated="4"/>
          <table:table-cell office:value-type="float" office:value="0.133103" calcext:value-type="float">
            <text:p>0.133103</text:p>
          </table:table-cell>
          <table:table-cell office:value-type="float" office:value="0.133861" calcext:value-type="float">
            <text:p>0.133861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135679" calcext:value-type="float">
            <text:p>0.135679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table:number-columns-repeated="4"/>
          <table:table-cell office:value-type="float" office:value="0.155366" calcext:value-type="float">
            <text:p>0.155366</text:p>
          </table:table-cell>
          <table:table-cell office:value-type="float" office:value="0.156253" calcext:value-type="float">
            <text:p>0.156253</text:p>
          </table:table-cell>
          <table:table-cell office:value-type="float" office:value="0.152718" calcext:value-type="float">
            <text:p>0.152718</text:p>
          </table:table-cell>
          <table:table-cell office:value-type="float" office:value="0.142497" calcext:value-type="float">
            <text:p>0.142497</text:p>
          </table:table-cell>
          <table:table-cell office:value-type="float" office:value="0.134369" calcext:value-type="float">
            <text:p>0.134369</text:p>
          </table:table-cell>
        </table:table-row>
        <table:table-row table:style-name="ro1">
          <table:table-cell table:number-columns-repeated="4"/>
          <table:table-cell office:value-type="float" office:value="0.132628" calcext:value-type="float">
            <text:p>0.132628</text:p>
          </table:table-cell>
          <table:table-cell office:value-type="float" office:value="0.132664" calcext:value-type="float">
            <text:p>0.132664</text:p>
          </table:table-cell>
          <table:table-cell office:value-type="float" office:value="0.132633" calcext:value-type="float">
            <text:p>0.132633</text:p>
          </table:table-cell>
          <table:table-cell office:value-type="float" office:value="0.138103" calcext:value-type="float">
            <text:p>0.138103</text:p>
          </table:table-cell>
          <table:table-cell office:value-type="float" office:value="0.132623" calcext:value-type="float">
            <text:p>0.132623</text:p>
          </table:table-cell>
        </table:table-row>
        <table:table-row table:style-name="ro1">
          <table:table-cell table:number-columns-repeated="4"/>
          <table:table-cell office:value-type="float" office:value="0.138776" calcext:value-type="float">
            <text:p>0.138776</text:p>
          </table:table-cell>
          <table:table-cell office:value-type="float" office:value="0.138745" calcext:value-type="float">
            <text:p>0.138745</text:p>
          </table:table-cell>
          <table:table-cell office:value-type="float" office:value="0.140853" calcext:value-type="float">
            <text:p>0.140853</text:p>
          </table:table-cell>
          <table:table-cell office:value-type="float" office:value="0.133528" calcext:value-type="float">
            <text:p>0.133528</text:p>
          </table:table-cell>
          <table:table-cell office:value-type="float" office:value="0.132493" calcext:value-type="float">
            <text:p>0.132493</text:p>
          </table:table-cell>
        </table:table-row>
        <table:table-row table:style-name="ro1">
          <table:table-cell table:number-columns-repeated="4"/>
          <table:table-cell office:value-type="float" office:value="0.168568" calcext:value-type="float">
            <text:p>0.168568</text:p>
          </table:table-cell>
          <table:table-cell office:value-type="float" office:value="0.168707" calcext:value-type="float">
            <text:p>0.168707</text:p>
          </table:table-cell>
          <table:table-cell office:value-type="float" office:value="0.166617" calcext:value-type="float">
            <text:p>0.166617</text:p>
          </table:table-cell>
          <table:table-cell office:value-type="float" office:value="0.160475" calcext:value-type="float">
            <text:p>0.160475</text:p>
          </table:table-cell>
          <table:table-cell office:value-type="float" office:value="0.13502" calcext:value-type="float">
            <text:p>0.13502</text:p>
          </table:table-cell>
        </table:table-row>
        <table:table-row table:style-name="ro1">
          <table:table-cell table:number-columns-repeated="4"/>
          <table:table-cell office:value-type="float" office:value="0.145793" calcext:value-type="float">
            <text:p>0.145793</text:p>
          </table:table-cell>
          <table:table-cell office:value-type="float" office:value="0.146149" calcext:value-type="float">
            <text:p>0.146149</text:p>
          </table:table-cell>
          <table:table-cell office:value-type="float" office:value="0.143491" calcext:value-type="float">
            <text:p>0.143491</text:p>
          </table:table-cell>
          <table:table-cell office:value-type="float" office:value="0.132872" calcext:value-type="float">
            <text:p>0.132872</text:p>
          </table:table-cell>
          <table:table-cell office:value-type="float" office:value="0.139571" calcext:value-type="float">
            <text:p>0.139571</text:p>
          </table:table-cell>
        </table:table-row>
        <table:table-row table:style-name="ro1">
          <table:table-cell table:number-columns-repeated="4"/>
          <table:table-cell office:value-type="float" office:value="0.139103" calcext:value-type="float">
            <text:p>0.139103</text:p>
          </table:table-cell>
          <table:table-cell office:value-type="float" office:value="0.140908" calcext:value-type="float">
            <text:p>0.140908</text:p>
          </table:table-cell>
          <table:table-cell office:value-type="float" office:value="0.142942" calcext:value-type="float">
            <text:p>0.142942</text:p>
          </table:table-cell>
          <table:table-cell office:value-type="float" office:value="0.144719" calcext:value-type="float">
            <text:p>0.144719</text:p>
          </table:table-cell>
          <table:table-cell office:value-type="float" office:value="0.132434" calcext:value-type="float">
            <text:p>0.132434</text:p>
          </table:table-cell>
        </table:table-row>
        <table:table-row table:style-name="ro1">
          <table:table-cell table:number-columns-repeated="4"/>
          <table:table-cell office:value-type="float" office:value="0.149196" calcext:value-type="float">
            <text:p>0.149196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14988" calcext:value-type="float">
            <text:p>0.14988</text:p>
          </table:table-cell>
          <table:table-cell office:value-type="float" office:value="0.148717" calcext:value-type="float">
            <text:p>0.148717</text:p>
          </table:table-cell>
          <table:table-cell office:value-type="float" office:value="0.136976" calcext:value-type="float">
            <text:p>0.136976</text:p>
          </table:table-cell>
        </table:table-row>
        <table:table-row table:style-name="ro1">
          <table:table-cell table:number-columns-repeated="4"/>
          <table:table-cell office:value-type="float" office:value="0.151561" calcext:value-type="float">
            <text:p>0.151561</text:p>
          </table:table-cell>
          <table:table-cell office:value-type="float" office:value="0.151749" calcext:value-type="float">
            <text:p>0.151749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.137381" calcext:value-type="float">
            <text:p>0.137381</text:p>
          </table:table-cell>
          <table:table-cell office:value-type="float" office:value="0.132594" calcext:value-type="float">
            <text:p>0.132594</text:p>
          </table:table-cell>
        </table:table-row>
        <table:table-row table:style-name="ro1">
          <table:table-cell table:number-columns-repeated="4"/>
          <table:table-cell office:value-type="float" office:value="0.15157" calcext:value-type="float">
            <text:p>0.15157</text:p>
          </table:table-cell>
          <table:table-cell office:value-type="float" office:value="0.14775" calcext:value-type="float">
            <text:p>0.14775</text:p>
          </table:table-cell>
          <table:table-cell office:value-type="float" office:value="0.148001" calcext:value-type="float">
            <text:p>0.148001</text:p>
          </table:table-cell>
          <table:table-cell office:value-type="float" office:value="0.135858" calcext:value-type="float">
            <text:p>0.135858</text:p>
          </table:table-cell>
          <table:table-cell office:value-type="float" office:value="0.133336" calcext:value-type="float">
            <text:p>0.133336</text:p>
          </table:table-cell>
        </table:table-row>
        <table:table-row table:style-name="ro1">
          <table:table-cell table:number-columns-repeated="4"/>
          <table:table-cell office:value-type="float" office:value="0.144343" calcext:value-type="float">
            <text:p>0.144343</text:p>
          </table:table-cell>
          <table:table-cell office:value-type="float" office:value="0.141752" calcext:value-type="float">
            <text:p>0.141752</text:p>
          </table:table-cell>
          <table:table-cell office:value-type="float" office:value="0.140575" calcext:value-type="float">
            <text:p>0.140575</text:p>
          </table:table-cell>
          <table:table-cell office:value-type="float" office:value="0.142439" calcext:value-type="float">
            <text:p>0.142439</text:p>
          </table:table-cell>
          <table:table-cell office:value-type="float" office:value="0.132581" calcext:value-type="float">
            <text:p>0.132581</text:p>
          </table:table-cell>
        </table:table-row>
        <table:table-row table:style-name="ro1">
          <table:table-cell table:number-columns-repeated="4"/>
          <table:table-cell office:value-type="float" office:value="0.132344" calcext:value-type="float">
            <text:p>0.132344</text:p>
          </table:table-cell>
          <table:table-cell office:value-type="float" office:value="0.132388" calcext:value-type="float">
            <text:p>0.132388</text:p>
          </table:table-cell>
          <table:table-cell office:value-type="float" office:value="0.133995" calcext:value-type="float">
            <text:p>0.133995</text:p>
          </table:table-cell>
          <table:table-cell office:value-type="float" office:value="0.133195" calcext:value-type="float">
            <text:p>0.133195</text:p>
          </table:table-cell>
          <table:table-cell office:value-type="float" office:value="0.152518" calcext:value-type="float">
            <text:p>0.152518</text:p>
          </table:table-cell>
        </table:table-row>
        <table:table-row table:style-name="ro1">
          <table:table-cell table:number-columns-repeated="4"/>
          <table:table-cell office:value-type="float" office:value="0.142053" calcext:value-type="float">
            <text:p>0.142053</text:p>
          </table:table-cell>
          <table:table-cell office:value-type="float" office:value="0.142151" calcext:value-type="float">
            <text:p>0.142151</text:p>
          </table:table-cell>
          <table:table-cell office:value-type="float" office:value="0.141459" calcext:value-type="float">
            <text:p>0.141459</text:p>
          </table:table-cell>
          <table:table-cell office:value-type="float" office:value="0.134358" calcext:value-type="float">
            <text:p>0.134358</text:p>
          </table:table-cell>
          <table:table-cell office:value-type="float" office:value="0.13322" calcext:value-type="float">
            <text:p>0.13322</text:p>
          </table:table-cell>
        </table:table-row>
        <table:table-row table:style-name="ro1">
          <table:table-cell table:number-columns-repeated="4"/>
          <table:table-cell office:value-type="float" office:value="0.140442" calcext:value-type="float">
            <text:p>0.140442</text:p>
          </table:table-cell>
          <table:table-cell office:value-type="float" office:value="0.139856" calcext:value-type="float">
            <text:p>0.139856</text:p>
          </table:table-cell>
          <table:table-cell office:value-type="float" office:value="0.13801" calcext:value-type="float">
            <text:p>0.13801</text:p>
          </table:table-cell>
          <table:table-cell office:value-type="float" office:value="0.13618" calcext:value-type="float">
            <text:p>0.13618</text:p>
          </table:table-cell>
          <table:table-cell office:value-type="float" office:value="0.133494" calcext:value-type="float">
            <text:p>0.133494</text:p>
          </table:table-cell>
        </table:table-row>
        <table:table-row table:style-name="ro1">
          <table:table-cell table:number-columns-repeated="4"/>
          <table:table-cell office:value-type="float" office:value="0.13217" calcext:value-type="float">
            <text:p>0.13217</text:p>
          </table:table-cell>
          <table:table-cell office:value-type="float" office:value="0.132186" calcext:value-type="float">
            <text:p>0.132186</text:p>
          </table:table-cell>
          <table:table-cell office:value-type="float" office:value="0.132233" calcext:value-type="float">
            <text:p>0.132233</text:p>
          </table:table-cell>
          <table:table-cell office:value-type="float" office:value="0.134771" calcext:value-type="float">
            <text:p>0.134771</text:p>
          </table:table-cell>
          <table:table-cell office:value-type="float" office:value="0.133379" calcext:value-type="float">
            <text:p>0.133379</text:p>
          </table:table-cell>
        </table:table-row>
        <table:table-row table:style-name="ro1">
          <table:table-cell table:number-columns-repeated="4"/>
          <table:table-cell office:value-type="float" office:value="0.141263" calcext:value-type="float">
            <text:p>0.141263</text:p>
          </table:table-cell>
          <table:table-cell office:value-type="float" office:value="0.140538" calcext:value-type="float">
            <text:p>0.140538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134741" calcext:value-type="float">
            <text:p>0.134741</text:p>
          </table:table-cell>
          <table:table-cell office:value-type="float" office:value="0.132261" calcext:value-type="float">
            <text:p>0.132261</text:p>
          </table:table-cell>
        </table:table-row>
        <table:table-row table:style-name="ro1">
          <table:table-cell table:number-columns-repeated="4"/>
          <table:table-cell office:value-type="float" office:value="0.136324" calcext:value-type="float">
            <text:p>0.136324</text:p>
          </table:table-cell>
          <table:table-cell office:value-type="float" office:value="0.135359" calcext:value-type="float">
            <text:p>0.135359</text:p>
          </table:table-cell>
          <table:table-cell office:value-type="float" office:value="0.134581" calcext:value-type="float">
            <text:p>0.134581</text:p>
          </table:table-cell>
          <table:table-cell office:value-type="float" office:value="0.134519" calcext:value-type="float">
            <text:p>0.134519</text:p>
          </table:table-cell>
          <table:table-cell office:value-type="float" office:value="0.136354" calcext:value-type="float">
            <text:p>0.136354</text:p>
          </table:table-cell>
        </table:table-row>
        <table:table-row table:style-name="ro1">
          <table:table-cell table:number-columns-repeated="4"/>
          <table:table-cell office:value-type="float" office:value="0.156698" calcext:value-type="float">
            <text:p>0.156698</text:p>
          </table:table-cell>
          <table:table-cell office:value-type="float" office:value="0.158013" calcext:value-type="float">
            <text:p>0.15801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0.153595" calcext:value-type="float">
            <text:p>0.153595</text:p>
          </table:table-cell>
          <table:table-cell office:value-type="float" office:value="0.132566" calcext:value-type="float">
            <text:p>0.132566</text:p>
          </table:table-cell>
        </table:table-row>
        <table:table-row table:style-name="ro1">
          <table:table-cell table:number-columns-repeated="4"/>
          <table:table-cell office:value-type="float" office:value="0.134465" calcext:value-type="float">
            <text:p>0.134465</text:p>
          </table:table-cell>
          <table:table-cell office:value-type="float" office:value="0.135536" calcext:value-type="float">
            <text:p>0.135536</text:p>
          </table:table-cell>
          <table:table-cell office:value-type="float" office:value="0.136866" calcext:value-type="float">
            <text:p>0.136866</text:p>
          </table:table-cell>
          <table:table-cell office:value-type="float" office:value="0.143484" calcext:value-type="float">
            <text:p>0.143484</text:p>
          </table:table-cell>
          <table:table-cell office:value-type="float" office:value="0.143979" calcext:value-type="float">
            <text:p>0.143979</text:p>
          </table:table-cell>
        </table:table-row>
        <table:table-row table:style-name="ro1">
          <table:table-cell table:number-columns-repeated="4"/>
          <table:table-cell office:value-type="float" office:value="0.141245" calcext:value-type="float">
            <text:p>0.141245</text:p>
          </table:table-cell>
          <table:table-cell office:value-type="float" office:value="0.141244" calcext:value-type="float">
            <text:p>0.141244</text:p>
          </table:table-cell>
          <table:table-cell office:value-type="float" office:value="0.140532" calcext:value-type="float">
            <text:p>0.140532</text:p>
          </table:table-cell>
          <table:table-cell office:value-type="float" office:value="0.136962" calcext:value-type="float">
            <text:p>0.136962</text:p>
          </table:table-cell>
          <table:table-cell office:value-type="float" office:value="0.132028" calcext:value-type="float">
            <text:p>0.132028</text:p>
          </table:table-cell>
        </table:table-row>
        <table:table-row table:style-name="ro1">
          <table:table-cell table:number-columns-repeated="4"/>
          <table:table-cell office:value-type="float" office:value="0.13835" calcext:value-type="float">
            <text:p>0.13835</text:p>
          </table:table-cell>
          <table:table-cell office:value-type="float" office:value="0.138122" calcext:value-type="float">
            <text:p>0.138122</text:p>
          </table:table-cell>
          <table:table-cell office:value-type="float" office:value="0.135187" calcext:value-type="float">
            <text:p>0.135187</text:p>
          </table:table-cell>
          <table:table-cell office:value-type="float" office:value="0.13225" calcext:value-type="float">
            <text:p>0.13225</text:p>
          </table:table-cell>
          <table:table-cell office:value-type="float" office:value="0.137342" calcext:value-type="float">
            <text:p>0.137342</text:p>
          </table:table-cell>
        </table:table-row>
        <table:table-row table:style-name="ro1">
          <table:table-cell table:number-columns-repeated="4"/>
          <table:table-cell office:value-type="float" office:value="0.144555" calcext:value-type="float">
            <text:p>0.144555</text:p>
          </table:table-cell>
          <table:table-cell office:value-type="float" office:value="0.144198" calcext:value-type="float">
            <text:p>0.144198</text:p>
          </table:table-cell>
          <table:table-cell office:value-type="float" office:value="0.144163" calcext:value-type="float">
            <text:p>0.144163</text:p>
          </table:table-cell>
          <table:table-cell office:value-type="float" office:value="0.136526" calcext:value-type="float">
            <text:p>0.136526</text:p>
          </table:table-cell>
          <table:table-cell office:value-type="float" office:value="0.135487" calcext:value-type="float">
            <text:p>0.135487</text:p>
          </table:table-cell>
        </table:table-row>
        <table:table-row table:style-name="ro1">
          <table:table-cell table:number-columns-repeated="4"/>
          <table:table-cell office:value-type="float" office:value="0.18629" calcext:value-type="float">
            <text:p>0.18629</text:p>
          </table:table-cell>
          <table:table-cell office:value-type="float" office:value="0.173147" calcext:value-type="float">
            <text:p>0.173147</text:p>
          </table:table-cell>
          <table:table-cell office:value-type="float" office:value="0.173158" calcext:value-type="float">
            <text:p>0.173158</text:p>
          </table:table-cell>
          <table:table-cell office:value-type="float" office:value="0.155949" calcext:value-type="float">
            <text:p>0.155949</text:p>
          </table:table-cell>
          <table:table-cell office:value-type="float" office:value="0.136748" calcext:value-type="float">
            <text:p>0.136748</text:p>
          </table:table-cell>
        </table:table-row>
        <table:table-row table:style-name="ro1">
          <table:table-cell table:number-columns-repeated="4"/>
          <table:table-cell office:value-type="float" office:value="0.169309" calcext:value-type="float">
            <text:p>0.169309</text:p>
          </table:table-cell>
          <table:table-cell office:value-type="float" office:value="0.16678" calcext:value-type="float">
            <text:p>0.16678</text:p>
          </table:table-cell>
          <table:table-cell office:value-type="float" office:value="0.165454" calcext:value-type="float">
            <text:p>0.165454</text:p>
          </table:table-cell>
          <table:table-cell office:value-type="float" office:value="0.172355" calcext:value-type="float">
            <text:p>0.172355</text:p>
          </table:table-cell>
          <table:table-cell office:value-type="float" office:value="0.131898" calcext:value-type="float">
            <text:p>0.131898</text:p>
          </table:table-cell>
        </table:table-row>
        <table:table-row table:style-name="ro1">
          <table:table-cell table:number-columns-repeated="4"/>
          <table:table-cell office:value-type="float" office:value="0.133223" calcext:value-type="float">
            <text:p>0.133223</text:p>
          </table:table-cell>
          <table:table-cell office:value-type="float" office:value="0.132859" calcext:value-type="float">
            <text:p>0.132859</text:p>
          </table:table-cell>
          <table:table-cell office:value-type="float" office:value="0.133401" calcext:value-type="float">
            <text:p>0.133401</text:p>
          </table:table-cell>
          <table:table-cell office:value-type="float" office:value="0.136698" calcext:value-type="float">
            <text:p>0.136698</text:p>
          </table:table-cell>
          <table:table-cell office:value-type="float" office:value="0.132542" calcext:value-type="float">
            <text:p>0.132542</text:p>
          </table:table-cell>
        </table:table-row>
        <table:table-row table:style-name="ro1">
          <table:table-cell table:number-columns-repeated="4"/>
          <table:table-cell office:value-type="float" office:value="0.15385" calcext:value-type="float">
            <text:p>0.15385</text:p>
          </table:table-cell>
          <table:table-cell office:value-type="float" office:value="0.151166" calcext:value-type="float">
            <text:p>0.151166</text:p>
          </table:table-cell>
          <table:table-cell office:value-type="float" office:value="0.140619" calcext:value-type="float">
            <text:p>0.140619</text:p>
          </table:table-cell>
          <table:table-cell office:value-type="float" office:value="0.146557" calcext:value-type="float">
            <text:p>0.146557</text:p>
          </table:table-cell>
          <table:table-cell office:value-type="float" office:value="0.132724" calcext:value-type="float">
            <text:p>0.132724</text:p>
          </table:table-cell>
        </table:table-row>
        <table:table-row table:style-name="ro1">
          <table:table-cell table:number-columns-repeated="4"/>
          <table:table-cell office:value-type="float" office:value="0.133221" calcext:value-type="float">
            <text:p>0.133221</text:p>
          </table:table-cell>
          <table:table-cell office:value-type="float" office:value="0.133355" calcext:value-type="float">
            <text:p>0.133355</text:p>
          </table:table-cell>
          <table:table-cell office:value-type="float" office:value="0.132211" calcext:value-type="float">
            <text:p>0.132211</text:p>
          </table:table-cell>
          <table:table-cell office:value-type="float" office:value="0.132124" calcext:value-type="float">
            <text:p>0.132124</text:p>
          </table:table-cell>
          <table:table-cell office:value-type="float" office:value="0.13628" calcext:value-type="float">
            <text:p>0.13628</text:p>
          </table:table-cell>
        </table:table-row>
        <table:table-row table:style-name="ro1">
          <table:table-cell table:number-columns-repeated="4"/>
          <table:table-cell office:value-type="float" office:value="0.170568" calcext:value-type="float">
            <text:p>0.170568</text:p>
          </table:table-cell>
          <table:table-cell office:value-type="float" office:value="0.170382" calcext:value-type="float">
            <text:p>0.170382</text:p>
          </table:table-cell>
          <table:table-cell office:value-type="float" office:value="0.172318" calcext:value-type="float">
            <text:p>0.172318</text:p>
          </table:table-cell>
          <table:table-cell office:value-type="float" office:value="0.164687" calcext:value-type="float">
            <text:p>0.164687</text:p>
          </table:table-cell>
          <table:table-cell office:value-type="float" office:value="0.13304" calcext:value-type="float">
            <text:p>0.13304</text:p>
          </table:table-cell>
        </table:table-row>
        <table:table-row table:style-name="ro1">
          <table:table-cell table:number-columns-repeated="4"/>
          <table:table-cell office:value-type="float" office:value="0.219512" calcext:value-type="float">
            <text:p>0.219512</text:p>
          </table:table-cell>
          <table:table-cell office:value-type="float" office:value="0.243088" calcext:value-type="float">
            <text:p>0.243088</text:p>
          </table:table-cell>
          <table:table-cell office:value-type="float" office:value="0.206145" calcext:value-type="float">
            <text:p>0.206145</text:p>
          </table:table-cell>
          <table:table-cell office:value-type="float" office:value="0.192983" calcext:value-type="float">
            <text:p>0.192983</text:p>
          </table:table-cell>
          <table:table-cell office:value-type="float" office:value="0.132052" calcext:value-type="float">
            <text:p>0.132052</text:p>
          </table:table-cell>
        </table:table-row>
        <table:table-row table:style-name="ro1">
          <table:table-cell table:number-columns-repeated="4"/>
          <table:table-cell office:value-type="float" office:value="0.134651" calcext:value-type="float">
            <text:p>0.134651</text:p>
          </table:table-cell>
          <table:table-cell office:value-type="float" office:value="0.134014" calcext:value-type="float">
            <text:p>0.134014</text:p>
          </table:table-cell>
          <table:table-cell office:value-type="float" office:value="0.135696" calcext:value-type="float">
            <text:p>0.135696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32843" calcext:value-type="float">
            <text:p>0.1328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BlockSize=16, numBlocks=2</text:p>
          </table:table-cell>
          <table:table-cell office:value-type="string" calcext:value-type="string">
            <text:p>BlockSize=16, numBlocks=4</text:p>
          </table:table-cell>
          <table:table-cell office:value-type="string" calcext:value-type="string">
            <text:p>BlockSize=16, numBlocks=16</text:p>
          </table:table-cell>
          <table:table-cell office:value-type="string" calcext:value-type="string">
            <text:p>BlockSize=16, numBlocks=1024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.693317" calcext:value-type="float">
            <text:p>0.693317</text:p>
          </table:table-cell>
        </table:table-row>
        <table:table-row table:style-name="ro1">
          <table:table-cell table:number-columns-repeated="5"/>
          <table:table-cell office:value-type="float" office:value="0.147118" calcext:value-type="float">
            <text:p>0.147118</text:p>
          </table:table-cell>
          <table:table-cell office:value-type="float" office:value="0.150908" calcext:value-type="float">
            <text:p>0.150908</text:p>
          </table:table-cell>
          <table:table-cell office:value-type="float" office:value="0.143543" calcext:value-type="float">
            <text:p>0.143543</text:p>
          </table:table-cell>
          <table:table-cell office:value-type="float" office:value="0.142814" calcext:value-type="float">
            <text:p>0.142814</text:p>
          </table:table-cell>
        </table:table-row>
        <table:table-row table:style-name="ro1">
          <table:table-cell table:number-columns-repeated="5"/>
          <table:table-cell office:value-type="float" office:value="0.158801" calcext:value-type="float">
            <text:p>0.158801</text:p>
          </table:table-cell>
          <table:table-cell office:value-type="float" office:value="0.146199" calcext:value-type="float">
            <text:p>0.146199</text:p>
          </table:table-cell>
          <table:table-cell office:value-type="float" office:value="0.140448" calcext:value-type="float">
            <text:p>0.140448</text:p>
          </table:table-cell>
          <table:table-cell office:value-type="float" office:value="0.142733" calcext:value-type="float">
            <text:p>0.142733</text:p>
          </table:table-cell>
        </table:table-row>
        <table:table-row table:style-name="ro1">
          <table:table-cell table:number-columns-repeated="5"/>
          <table:table-cell office:value-type="float" office:value="0.205703" calcext:value-type="float">
            <text:p>0.205703</text:p>
          </table:table-cell>
          <table:table-cell office:value-type="float" office:value="0.213327" calcext:value-type="float">
            <text:p>0.213327</text:p>
          </table:table-cell>
          <table:table-cell office:value-type="float" office:value="0.15146" calcext:value-type="float">
            <text:p>0.15146</text:p>
          </table:table-cell>
          <table:table-cell office:value-type="float" office:value="0.138384" calcext:value-type="float">
            <text:p>0.138384</text:p>
          </table:table-cell>
        </table:table-row>
        <table:table-row table:style-name="ro1">
          <table:table-cell table:number-columns-repeated="5"/>
          <table:table-cell office:value-type="float" office:value="0.17304" calcext:value-type="float">
            <text:p>0.17304</text:p>
          </table:table-cell>
          <table:table-cell office:value-type="float" office:value="0.189799" calcext:value-type="float">
            <text:p>0.189799</text:p>
          </table:table-cell>
          <table:table-cell office:value-type="float" office:value="0.177767" calcext:value-type="float">
            <text:p>0.177767</text:p>
          </table:table-cell>
          <table:table-cell office:value-type="float" office:value="0.139161" calcext:value-type="float">
            <text:p>0.139161</text:p>
          </table:table-cell>
        </table:table-row>
        <table:table-row table:style-name="ro1">
          <table:table-cell table:number-columns-repeated="5"/>
          <table:table-cell office:value-type="float" office:value="0.145059" calcext:value-type="float">
            <text:p>0.145059</text:p>
          </table:table-cell>
          <table:table-cell office:value-type="float" office:value="0.149605" calcext:value-type="float">
            <text:p>0.149605</text:p>
          </table:table-cell>
          <table:table-cell office:value-type="float" office:value="0.136231" calcext:value-type="float">
            <text:p>0.136231</text:p>
          </table:table-cell>
          <table:table-cell office:value-type="float" office:value="0.137701" calcext:value-type="float">
            <text:p>0.137701</text:p>
          </table:table-cell>
        </table:table-row>
        <table:table-row table:style-name="ro1">
          <table:table-cell table:number-columns-repeated="5"/>
          <table:table-cell office:value-type="float" office:value="0.153622" calcext:value-type="float">
            <text:p>0.153622</text:p>
          </table:table-cell>
          <table:table-cell office:value-type="float" office:value="0.182664" calcext:value-type="float">
            <text:p>0.182664</text:p>
          </table:table-cell>
          <table:table-cell office:value-type="float" office:value="0.147123" calcext:value-type="float">
            <text:p>0.147123</text:p>
          </table:table-cell>
          <table:table-cell office:value-type="float" office:value="0.135641" calcext:value-type="float">
            <text:p>0.135641</text:p>
          </table:table-cell>
        </table:table-row>
        <table:table-row table:style-name="ro1">
          <table:table-cell table:number-columns-repeated="5"/>
          <table:table-cell office:value-type="float" office:value="0.136303" calcext:value-type="float">
            <text:p>0.136303</text:p>
          </table:table-cell>
          <table:table-cell office:value-type="float" office:value="0.137652" calcext:value-type="float">
            <text:p>0.137652</text:p>
          </table:table-cell>
          <table:table-cell office:value-type="float" office:value="0.13659" calcext:value-type="float">
            <text:p>0.13659</text:p>
          </table:table-cell>
          <table:table-cell office:value-type="float" office:value="0.135353" calcext:value-type="float">
            <text:p>0.135353</text:p>
          </table:table-cell>
        </table:table-row>
        <table:table-row table:style-name="ro1">
          <table:table-cell table:number-columns-repeated="5"/>
          <table:table-cell office:value-type="float" office:value="0.152824" calcext:value-type="float">
            <text:p>0.152824</text:p>
          </table:table-cell>
          <table:table-cell office:value-type="float" office:value="0.154855" calcext:value-type="float">
            <text:p>0.154855</text:p>
          </table:table-cell>
          <table:table-cell office:value-type="float" office:value="0.156253" calcext:value-type="float">
            <text:p>0.156253</text:p>
          </table:table-cell>
          <table:table-cell office:value-type="float" office:value="0.134745" calcext:value-type="float">
            <text:p>0.134745</text:p>
          </table:table-cell>
        </table:table-row>
        <table:table-row table:style-name="ro1">
          <table:table-cell table:number-columns-repeated="5"/>
          <table:table-cell office:value-type="float" office:value="0.147164" calcext:value-type="float">
            <text:p>0.147164</text:p>
          </table:table-cell>
          <table:table-cell office:value-type="float" office:value="0.141164" calcext:value-type="float">
            <text:p>0.141164</text:p>
          </table:table-cell>
          <table:table-cell office:value-type="float" office:value="0.14363" calcext:value-type="float">
            <text:p>0.14363</text:p>
          </table:table-cell>
          <table:table-cell office:value-type="float" office:value="0.138054" calcext:value-type="float">
            <text:p>0.138054</text:p>
          </table:table-cell>
        </table:table-row>
        <table:table-row table:style-name="ro1">
          <table:table-cell table:number-columns-repeated="5"/>
          <table:table-cell office:value-type="float" office:value="0.185976" calcext:value-type="float">
            <text:p>0.185976</text:p>
          </table:table-cell>
          <table:table-cell office:value-type="float" office:value="0.185229" calcext:value-type="float">
            <text:p>0.185229</text:p>
          </table:table-cell>
          <table:table-cell office:value-type="float" office:value="0.167401" calcext:value-type="float">
            <text:p>0.167401</text:p>
          </table:table-cell>
          <table:table-cell office:value-type="float" office:value="0.134497" calcext:value-type="float">
            <text:p>0.134497</text:p>
          </table:table-cell>
        </table:table-row>
        <table:table-row table:style-name="ro1">
          <table:table-cell table:number-columns-repeated="5"/>
          <table:table-cell office:value-type="float" office:value="0.160061" calcext:value-type="float">
            <text:p>0.160061</text:p>
          </table:table-cell>
          <table:table-cell office:value-type="float" office:value="0.174203" calcext:value-type="float">
            <text:p>0.174203</text:p>
          </table:table-cell>
          <table:table-cell office:value-type="float" office:value="0.171129" calcext:value-type="float">
            <text:p>0.171129</text:p>
          </table:table-cell>
          <table:table-cell office:value-type="float" office:value="0.134144" calcext:value-type="float">
            <text:p>0.134144</text:p>
          </table:table-cell>
        </table:table-row>
        <table:table-row table:style-name="ro1">
          <table:table-cell table:number-columns-repeated="5"/>
          <table:table-cell office:value-type="float" office:value="0.223058" calcext:value-type="float">
            <text:p>0.223058</text:p>
          </table:table-cell>
          <table:table-cell office:value-type="float" office:value="0.222421" calcext:value-type="float">
            <text:p>0.222421</text:p>
          </table:table-cell>
          <table:table-cell office:value-type="float" office:value="0.214526" calcext:value-type="float">
            <text:p>0.214526</text:p>
          </table:table-cell>
          <table:table-cell office:value-type="float" office:value="0.134074" calcext:value-type="float">
            <text:p>0.134074</text:p>
          </table:table-cell>
        </table:table-row>
        <table:table-row table:style-name="ro1">
          <table:table-cell table:number-columns-repeated="5"/>
          <table:table-cell office:value-type="float" office:value="0.134413" calcext:value-type="float">
            <text:p>0.134413</text:p>
          </table:table-cell>
          <table:table-cell office:value-type="float" office:value="0.13512" calcext:value-type="float">
            <text:p>0.13512</text:p>
          </table:table-cell>
          <table:table-cell office:value-type="float" office:value="0.146992" calcext:value-type="float">
            <text:p>0.146992</text:p>
          </table:table-cell>
          <table:table-cell office:value-type="float" office:value="0.136125" calcext:value-type="float">
            <text:p>0.136125</text:p>
          </table:table-cell>
        </table:table-row>
        <table:table-row table:style-name="ro1">
          <table:table-cell table:number-columns-repeated="5"/>
          <table:table-cell office:value-type="float" office:value="0.179389" calcext:value-type="float">
            <text:p>0.179389</text:p>
          </table:table-cell>
          <table:table-cell office:value-type="float" office:value="0.180869" calcext:value-type="float">
            <text:p>0.180869</text:p>
          </table:table-cell>
          <table:table-cell office:value-type="float" office:value="0.165612" calcext:value-type="float">
            <text:p>0.165612</text:p>
          </table:table-cell>
          <table:table-cell office:value-type="float" office:value="0.13387" calcext:value-type="float">
            <text:p>0.13387</text:p>
          </table:table-cell>
        </table:table-row>
        <table:table-row table:style-name="ro1">
          <table:table-cell table:number-columns-repeated="5"/>
          <table:table-cell office:value-type="float" office:value="0.142797" calcext:value-type="float">
            <text:p>0.142797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7178" calcext:value-type="float">
            <text:p>0.137178</text:p>
          </table:table-cell>
        </table:table-row>
        <table:table-row table:style-name="ro1">
          <table:table-cell table:number-columns-repeated="5"/>
          <table:table-cell office:value-type="float" office:value="0.145495" calcext:value-type="float">
            <text:p>0.145495</text:p>
          </table:table-cell>
          <table:table-cell office:value-type="float" office:value="0.142378" calcext:value-type="float">
            <text:p>0.142378</text:p>
          </table:table-cell>
          <table:table-cell office:value-type="float" office:value="0.134027" calcext:value-type="float">
            <text:p>0.134027</text:p>
          </table:table-cell>
          <table:table-cell office:value-type="float" office:value="0.133822" calcext:value-type="float">
            <text:p>0.133822</text:p>
          </table:table-cell>
        </table:table-row>
        <table:table-row table:style-name="ro1">
          <table:table-cell table:number-columns-repeated="5"/>
          <table:table-cell office:value-type="float" office:value="0.162137" calcext:value-type="float">
            <text:p>0.162137</text:p>
          </table:table-cell>
          <table:table-cell office:value-type="float" office:value="0.158581" calcext:value-type="float">
            <text:p>0.158581</text:p>
          </table:table-cell>
          <table:table-cell office:value-type="float" office:value="0.161073" calcext:value-type="float">
            <text:p>0.161073</text:p>
          </table:table-cell>
          <table:table-cell office:value-type="float" office:value="0.13319" calcext:value-type="float">
            <text:p>0.13319</text:p>
          </table:table-cell>
        </table:table-row>
        <table:table-row table:style-name="ro1">
          <table:table-cell table:number-columns-repeated="5"/>
          <table:table-cell office:value-type="float" office:value="0.133824" calcext:value-type="float">
            <text:p>0.133824</text:p>
          </table:table-cell>
          <table:table-cell office:value-type="float" office:value="0.133551" calcext:value-type="float">
            <text:p>0.133551</text:p>
          </table:table-cell>
          <table:table-cell office:value-type="float" office:value="0.135547" calcext:value-type="float">
            <text:p>0.135547</text:p>
          </table:table-cell>
          <table:table-cell office:value-type="float" office:value="0.145159" calcext:value-type="float">
            <text:p>0.145159</text:p>
          </table:table-cell>
        </table:table-row>
        <table:table-row table:style-name="ro1">
          <table:table-cell table:number-columns-repeated="5"/>
          <table:table-cell office:value-type="float" office:value="0.163232" calcext:value-type="float">
            <text:p>0.163232</text:p>
          </table:table-cell>
          <table:table-cell office:value-type="float" office:value="0.164349" calcext:value-type="float">
            <text:p>0.164349</text:p>
          </table:table-cell>
          <table:table-cell office:value-type="float" office:value="0.164441" calcext:value-type="float">
            <text:p>0.164441</text:p>
          </table:table-cell>
          <table:table-cell office:value-type="float" office:value="0.134112" calcext:value-type="float">
            <text:p>0.134112</text:p>
          </table:table-cell>
        </table:table-row>
        <table:table-row table:style-name="ro1">
          <table:table-cell table:number-columns-repeated="5"/>
          <table:table-cell office:value-type="float" office:value="0.133154" calcext:value-type="float">
            <text:p>0.133154</text:p>
          </table:table-cell>
          <table:table-cell office:value-type="float" office:value="0.13309" calcext:value-type="float">
            <text:p>0.13309</text:p>
          </table:table-cell>
          <table:table-cell office:value-type="float" office:value="0.154084" calcext:value-type="float">
            <text:p>0.154084</text:p>
          </table:table-cell>
          <table:table-cell office:value-type="float" office:value="0.132721" calcext:value-type="float">
            <text:p>0.132721</text:p>
          </table:table-cell>
        </table:table-row>
        <table:table-row table:style-name="ro1">
          <table:table-cell table:number-columns-repeated="5"/>
          <table:table-cell office:value-type="float" office:value="0.138078" calcext:value-type="float">
            <text:p>0.138078</text:p>
          </table:table-cell>
          <table:table-cell office:value-type="float" office:value="0.139975" calcext:value-type="float">
            <text:p>0.139975</text:p>
          </table:table-cell>
          <table:table-cell office:value-type="float" office:value="0.133907" calcext:value-type="float">
            <text:p>0.133907</text:p>
          </table:table-cell>
          <table:table-cell office:value-type="float" office:value="0.133231" calcext:value-type="float">
            <text:p>0.133231</text:p>
          </table:table-cell>
        </table:table-row>
        <table:table-row table:style-name="ro1">
          <table:table-cell table:number-columns-repeated="5"/>
          <table:table-cell office:value-type="float" office:value="0.138149" calcext:value-type="float">
            <text:p>0.138149</text:p>
          </table:table-cell>
          <table:table-cell office:value-type="float" office:value="0.138931" calcext:value-type="float">
            <text:p>0.138931</text:p>
          </table:table-cell>
          <table:table-cell office:value-type="float" office:value="0.136283" calcext:value-type="float">
            <text:p>0.136283</text:p>
          </table:table-cell>
          <table:table-cell office:value-type="float" office:value="0.133858" calcext:value-type="float">
            <text:p>0.133858</text:p>
          </table:table-cell>
        </table:table-row>
        <table:table-row table:style-name="ro1">
          <table:table-cell table:number-columns-repeated="5"/>
          <table:table-cell office:value-type="float" office:value="0.162361" calcext:value-type="float">
            <text:p>0.162361</text:p>
          </table:table-cell>
          <table:table-cell office:value-type="float" office:value="0.150215" calcext:value-type="float">
            <text:p>0.150215</text:p>
          </table:table-cell>
          <table:table-cell office:value-type="float" office:value="0.138205" calcext:value-type="float">
            <text:p>0.138205</text:p>
          </table:table-cell>
          <table:table-cell office:value-type="float" office:value="0.136469" calcext:value-type="float">
            <text:p>0.136469</text:p>
          </table:table-cell>
        </table:table-row>
        <table:table-row table:style-name="ro1">
          <table:table-cell table:number-columns-repeated="5"/>
          <table:table-cell office:value-type="float" office:value="0.144941" calcext:value-type="float">
            <text:p>0.144941</text:p>
          </table:table-cell>
          <table:table-cell office:value-type="float" office:value="0.146127" calcext:value-type="float">
            <text:p>0.146127</text:p>
          </table:table-cell>
          <table:table-cell office:value-type="float" office:value="0.133011" calcext:value-type="float">
            <text:p>0.133011</text:p>
          </table:table-cell>
          <table:table-cell office:value-type="float" office:value="0.132985" calcext:value-type="float">
            <text:p>0.132985</text:p>
          </table:table-cell>
        </table:table-row>
        <table:table-row table:style-name="ro1">
          <table:table-cell table:number-columns-repeated="5"/>
          <table:table-cell office:value-type="float" office:value="0.15583" calcext:value-type="float">
            <text:p>0.15583</text:p>
          </table:table-cell>
          <table:table-cell office:value-type="float" office:value="0.157443" calcext:value-type="float">
            <text:p>0.157443</text:p>
          </table:table-cell>
          <table:table-cell office:value-type="float" office:value="0.148859" calcext:value-type="float">
            <text:p>0.148859</text:p>
          </table:table-cell>
          <table:table-cell office:value-type="float" office:value="0.132535" calcext:value-type="float">
            <text:p>0.132535</text:p>
          </table:table-cell>
        </table:table-row>
        <table:table-row table:style-name="ro1">
          <table:table-cell table:number-columns-repeated="5"/>
          <table:table-cell office:value-type="float" office:value="0.138346" calcext:value-type="float">
            <text:p>0.138346</text:p>
          </table:table-cell>
          <table:table-cell office:value-type="float" office:value="0.139335" calcext:value-type="float">
            <text:p>0.139335</text:p>
          </table:table-cell>
          <table:table-cell office:value-type="float" office:value="0.132586" calcext:value-type="float">
            <text:p>0.132586</text:p>
          </table:table-cell>
          <table:table-cell office:value-type="float" office:value="0.154704" calcext:value-type="float">
            <text:p>0.154704</text:p>
          </table:table-cell>
        </table:table-row>
        <table:table-row table:style-name="ro1">
          <table:table-cell table:number-columns-repeated="5"/>
          <table:table-cell office:value-type="float" office:value="0.159345" calcext:value-type="float">
            <text:p>0.159345</text:p>
          </table:table-cell>
          <table:table-cell office:value-type="float" office:value="0.16076" calcext:value-type="float">
            <text:p>0.16076</text:p>
          </table:table-cell>
          <table:table-cell office:value-type="float" office:value="0.16326" calcext:value-type="float">
            <text:p>0.16326</text:p>
          </table:table-cell>
          <table:table-cell office:value-type="float" office:value="0.133076" calcext:value-type="float">
            <text:p>0.133076</text:p>
          </table:table-cell>
        </table:table-row>
        <table:table-row table:style-name="ro1">
          <table:table-cell table:number-columns-repeated="5"/>
          <table:table-cell office:value-type="float" office:value="0.188878" calcext:value-type="float">
            <text:p>0.188878</text:p>
          </table:table-cell>
          <table:table-cell office:value-type="float" office:value="0.18714" calcext:value-type="float">
            <text:p>0.18714</text:p>
          </table:table-cell>
          <table:table-cell office:value-type="float" office:value="0.18997" calcext:value-type="float">
            <text:p>0.18997</text:p>
          </table:table-cell>
          <table:table-cell office:value-type="float" office:value="0.136413" calcext:value-type="float">
            <text:p>0.136413</text:p>
          </table:table-cell>
        </table:table-row>
        <table:table-row table:style-name="ro1">
          <table:table-cell table:number-columns-repeated="5"/>
          <table:table-cell office:value-type="float" office:value="0.133497" calcext:value-type="float">
            <text:p>0.133497</text:p>
          </table:table-cell>
          <table:table-cell office:value-type="float" office:value="0.135817" calcext:value-type="float">
            <text:p>0.135817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3221" calcext:value-type="float">
            <text:p>0.133221</text:p>
          </table:table-cell>
        </table:table-row>
        <table:table-row table:style-name="ro1">
          <table:table-cell table:number-columns-repeated="5"/>
          <table:table-cell office:value-type="float" office:value="0.158682" calcext:value-type="float">
            <text:p>0.158682</text:p>
          </table:table-cell>
          <table:table-cell office:value-type="float" office:value="0.158168" calcext:value-type="float">
            <text:p>0.158168</text:p>
          </table:table-cell>
          <table:table-cell office:value-type="float" office:value="0.133824" calcext:value-type="float">
            <text:p>0.133824</text:p>
          </table:table-cell>
          <table:table-cell office:value-type="float" office:value="0.133926" calcext:value-type="float">
            <text:p>0.133926</text:p>
          </table:table-cell>
        </table:table-row>
        <table:table-row table:style-name="ro1">
          <table:table-cell table:number-columns-repeated="5"/>
          <table:table-cell office:value-type="float" office:value="0.165352" calcext:value-type="float">
            <text:p>0.165352</text:p>
          </table:table-cell>
          <table:table-cell office:value-type="float" office:value="0.15841" calcext:value-type="float">
            <text:p>0.15841</text:p>
          </table:table-cell>
          <table:table-cell office:value-type="float" office:value="0.134503" calcext:value-type="float">
            <text:p>0.134503</text:p>
          </table:table-cell>
          <table:table-cell office:value-type="float" office:value="0.137463" calcext:value-type="float">
            <text:p>0.137463</text:p>
          </table:table-cell>
        </table:table-row>
        <table:table-row table:style-name="ro1">
          <table:table-cell table:number-columns-repeated="5"/>
          <table:table-cell office:value-type="float" office:value="0.13299" calcext:value-type="float">
            <text:p>0.13299</text:p>
          </table:table-cell>
          <table:table-cell office:value-type="float" office:value="0.133247" calcext:value-type="float">
            <text:p>0.133247</text:p>
          </table:table-cell>
          <table:table-cell office:value-type="float" office:value="0.146625" calcext:value-type="float">
            <text:p>0.146625</text:p>
          </table:table-cell>
          <table:table-cell office:value-type="float" office:value="0.134511" calcext:value-type="float">
            <text:p>0.134511</text:p>
          </table:table-cell>
        </table:table-row>
        <table:table-row table:style-name="ro1">
          <table:table-cell table:number-columns-repeated="5"/>
          <table:table-cell office:value-type="float" office:value="0.145887" calcext:value-type="float">
            <text:p>0.145887</text:p>
          </table:table-cell>
          <table:table-cell office:value-type="float" office:value="0.144229" calcext:value-type="float">
            <text:p>0.144229</text:p>
          </table:table-cell>
          <table:table-cell office:value-type="float" office:value="0.132398" calcext:value-type="float">
            <text:p>0.132398</text:p>
          </table:table-cell>
          <table:table-cell office:value-type="float" office:value="0.132367" calcext:value-type="float">
            <text:p>0.132367</text:p>
          </table:table-cell>
        </table:table-row>
        <table:table-row table:style-name="ro1">
          <table:table-cell table:number-columns-repeated="5"/>
          <table:table-cell office:value-type="float" office:value="0.132541" calcext:value-type="float">
            <text:p>0.132541</text:p>
          </table:table-cell>
          <table:table-cell office:value-type="float" office:value="0.133429" calcext:value-type="float">
            <text:p>0.133429</text:p>
          </table:table-cell>
          <table:table-cell office:value-type="float" office:value="0.133021" calcext:value-type="float">
            <text:p>0.133021</text:p>
          </table:table-cell>
          <table:table-cell office:value-type="float" office:value="0.132471" calcext:value-type="float">
            <text:p>0.132471</text:p>
          </table:table-cell>
        </table:table-row>
        <table:table-row table:style-name="ro1">
          <table:table-cell table:number-columns-repeated="5"/>
          <table:table-cell office:value-type="float" office:value="0.134035" calcext:value-type="float">
            <text:p>0.134035</text:p>
          </table:table-cell>
          <table:table-cell office:value-type="float" office:value="0.13353" calcext:value-type="float">
            <text:p>0.13353</text:p>
          </table:table-cell>
          <table:table-cell office:value-type="float" office:value="0.162841" calcext:value-type="float">
            <text:p>0.162841</text:p>
          </table:table-cell>
          <table:table-cell office:value-type="float" office:value="0.13619" calcext:value-type="float">
            <text:p>0.13619</text:p>
          </table:table-cell>
        </table:table-row>
        <table:table-row table:style-name="ro1">
          <table:table-cell table:number-columns-repeated="5"/>
          <table:table-cell office:value-type="float" office:value="0.173037" calcext:value-type="float">
            <text:p>0.173037</text:p>
          </table:table-cell>
          <table:table-cell office:value-type="float" office:value="0.173227" calcext:value-type="float">
            <text:p>0.173227</text:p>
          </table:table-cell>
          <table:table-cell office:value-type="float" office:value="0.165753" calcext:value-type="float">
            <text:p>0.165753</text:p>
          </table:table-cell>
          <table:table-cell office:value-type="float" office:value="0.137593" calcext:value-type="float">
            <text:p>0.137593</text:p>
          </table:table-cell>
        </table:table-row>
        <table:table-row table:style-name="ro1">
          <table:table-cell table:number-columns-repeated="5"/>
          <table:table-cell office:value-type="float" office:value="0.166708" calcext:value-type="float">
            <text:p>0.166708</text:p>
          </table:table-cell>
          <table:table-cell office:value-type="float" office:value="0.197792" calcext:value-type="float">
            <text:p>0.197792</text:p>
          </table:table-cell>
          <table:table-cell office:value-type="float" office:value="0.146952" calcext:value-type="float">
            <text:p>0.146952</text:p>
          </table:table-cell>
          <table:table-cell office:value-type="float" office:value="0.135648" calcext:value-type="float">
            <text:p>0.135648</text:p>
          </table:table-cell>
        </table:table-row>
        <table:table-row table:style-name="ro1">
          <table:table-cell table:number-columns-repeated="5"/>
          <table:table-cell office:value-type="float" office:value="0.138931" calcext:value-type="float">
            <text:p>0.138931</text:p>
          </table:table-cell>
          <table:table-cell office:value-type="float" office:value="0.139688" calcext:value-type="float">
            <text:p>0.139688</text:p>
          </table:table-cell>
          <table:table-cell office:value-type="float" office:value="0.134051" calcext:value-type="float">
            <text:p>0.134051</text:p>
          </table:table-cell>
          <table:table-cell office:value-type="float" office:value="0.142882" calcext:value-type="float">
            <text:p>0.142882</text:p>
          </table:table-cell>
        </table:table-row>
        <table:table-row table:style-name="ro1">
          <table:table-cell table:number-columns-repeated="5"/>
          <table:table-cell office:value-type="float" office:value="0.137426" calcext:value-type="float">
            <text:p>0.137426</text:p>
          </table:table-cell>
          <table:table-cell office:value-type="float" office:value="0.142574" calcext:value-type="float">
            <text:p>0.142574</text:p>
          </table:table-cell>
          <table:table-cell office:value-type="float" office:value="0.133207" calcext:value-type="float">
            <text:p>0.133207</text:p>
          </table:table-cell>
          <table:table-cell office:value-type="float" office:value="0.134138" calcext:value-type="float">
            <text:p>0.134138</text:p>
          </table:table-cell>
        </table:table-row>
        <table:table-row table:style-name="ro1">
          <table:table-cell table:number-columns-repeated="5"/>
          <table:table-cell office:value-type="float" office:value="0.169806" calcext:value-type="float">
            <text:p>0.169806</text:p>
          </table:table-cell>
          <table:table-cell office:value-type="float" office:value="0.165881" calcext:value-type="float">
            <text:p>0.165881</text:p>
          </table:table-cell>
          <table:table-cell office:value-type="float" office:value="0.166822" calcext:value-type="float">
            <text:p>0.166822</text:p>
          </table:table-cell>
          <table:table-cell office:value-type="float" office:value="0.132388" calcext:value-type="float">
            <text:p>0.132388</text:p>
          </table:table-cell>
        </table:table-row>
        <table:table-row table:style-name="ro1">
          <table:table-cell table:number-columns-repeated="5"/>
          <table:table-cell office:value-type="float" office:value="0.138935" calcext:value-type="float">
            <text:p>0.138935</text:p>
          </table:table-cell>
          <table:table-cell office:value-type="float" office:value="0.136341" calcext:value-type="float">
            <text:p>0.136341</text:p>
          </table:table-cell>
          <table:table-cell office:value-type="float" office:value="0.132299" calcext:value-type="float">
            <text:p>0.132299</text:p>
          </table:table-cell>
          <table:table-cell office:value-type="float" office:value="0.131824" calcext:value-type="float">
            <text:p>0.131824</text:p>
          </table:table-cell>
        </table:table-row>
        <table:table-row table:style-name="ro1">
          <table:table-cell table:number-columns-repeated="5"/>
          <table:table-cell office:value-type="float" office:value="0.299907" calcext:value-type="float">
            <text:p>0.299907</text:p>
          </table:table-cell>
          <table:table-cell office:value-type="float" office:value="0.309088" calcext:value-type="float">
            <text:p>0.309088</text:p>
          </table:table-cell>
          <table:table-cell office:value-type="float" office:value="0.153653" calcext:value-type="float">
            <text:p>0.153653</text:p>
          </table:table-cell>
          <table:table-cell office:value-type="float" office:value="0.132664" calcext:value-type="float">
            <text:p>0.132664</text:p>
          </table:table-cell>
        </table:table-row>
        <table:table-row table:style-name="ro1">
          <table:table-cell table:number-columns-repeated="5"/>
          <table:table-cell office:value-type="float" office:value="0.145693" calcext:value-type="float">
            <text:p>0.145693</text:p>
          </table:table-cell>
          <table:table-cell office:value-type="float" office:value="0.146433" calcext:value-type="float">
            <text:p>0.146433</text:p>
          </table:table-cell>
          <table:table-cell office:value-type="float" office:value="0.132269" calcext:value-type="float">
            <text:p>0.132269</text:p>
          </table:table-cell>
          <table:table-cell office:value-type="float" office:value="0.133671" calcext:value-type="float">
            <text:p>0.133671</text:p>
          </table:table-cell>
        </table:table-row>
        <table:table-row table:style-name="ro1">
          <table:table-cell table:number-columns-repeated="5"/>
          <table:table-cell office:value-type="float" office:value="0.142824" calcext:value-type="float">
            <text:p>0.142824</text:p>
          </table:table-cell>
          <table:table-cell office:value-type="float" office:value="0.14216" calcext:value-type="float">
            <text:p>0.14216</text:p>
          </table:table-cell>
          <table:table-cell office:value-type="float" office:value="0.133822" calcext:value-type="float">
            <text:p>0.133822</text:p>
          </table:table-cell>
          <table:table-cell office:value-type="float" office:value="0.135776" calcext:value-type="float">
            <text:p>0.135776</text:p>
          </table:table-cell>
        </table:table-row>
        <table:table-row table:style-name="ro1">
          <table:table-cell table:number-columns-repeated="5"/>
          <table:table-cell office:value-type="float" office:value="0.13813" calcext:value-type="float">
            <text:p>0.13813</text:p>
          </table:table-cell>
          <table:table-cell office:value-type="float" office:value="0.143627" calcext:value-type="float">
            <text:p>0.143627</text:p>
          </table:table-cell>
          <table:table-cell office:value-type="float" office:value="0.132665" calcext:value-type="float">
            <text:p>0.132665</text:p>
          </table:table-cell>
          <table:table-cell office:value-type="float" office:value="0.133076" calcext:value-type="float">
            <text:p>0.133076</text:p>
          </table:table-cell>
        </table:table-row>
        <table:table-row table:style-name="ro1">
          <table:table-cell table:number-columns-repeated="5"/>
          <table:table-cell office:value-type="float" office:value="0.171608" calcext:value-type="float">
            <text:p>0.171608</text:p>
          </table:table-cell>
          <table:table-cell office:value-type="float" office:value="0.171838" calcext:value-type="float">
            <text:p>0.171838</text:p>
          </table:table-cell>
          <table:table-cell office:value-type="float" office:value="0.156638" calcext:value-type="float">
            <text:p>0.156638</text:p>
          </table:table-cell>
          <table:table-cell office:value-type="float" office:value="0.132199" calcext:value-type="float">
            <text:p>0.132199</text:p>
          </table:table-cell>
        </table:table-row>
        <table:table-row table:style-name="ro1">
          <table:table-cell table:number-columns-repeated="5"/>
          <table:table-cell office:value-type="float" office:value="0.169521" calcext:value-type="float">
            <text:p>0.169521</text:p>
          </table:table-cell>
          <table:table-cell office:value-type="float" office:value="0.169357" calcext:value-type="float">
            <text:p>0.169357</text:p>
          </table:table-cell>
          <table:table-cell office:value-type="float" office:value="0.152939" calcext:value-type="float">
            <text:p>0.152939</text:p>
          </table:table-cell>
          <table:table-cell office:value-type="float" office:value="0.13179" calcext:value-type="float">
            <text:p>0.13179</text:p>
          </table:table-cell>
        </table:table-row>
        <table:table-row table:style-name="ro1">
          <table:table-cell table:number-columns-repeated="5"/>
          <table:table-cell office:value-type="float" office:value="0.162541" calcext:value-type="float">
            <text:p>0.162541</text:p>
          </table:table-cell>
          <table:table-cell office:value-type="float" office:value="0.159635" calcext:value-type="float">
            <text:p>0.159635</text:p>
          </table:table-cell>
          <table:table-cell office:value-type="float" office:value="0.138938" calcext:value-type="float">
            <text:p>0.138938</text:p>
          </table:table-cell>
          <table:table-cell office:value-type="float" office:value="0.132702" calcext:value-type="float">
            <text:p>0.132702</text:p>
          </table:table-cell>
        </table:table-row>
        <table:table-row table:style-name="ro1">
          <table:table-cell table:number-columns-repeated="5"/>
          <table:table-cell office:value-type="float" office:value="0.13469" calcext:value-type="float">
            <text:p>0.13469</text:p>
          </table:table-cell>
          <table:table-cell office:value-type="float" office:value="0.133069" calcext:value-type="float">
            <text:p>0.133069</text:p>
          </table:table-cell>
          <table:table-cell office:value-type="float" office:value="0.171647" calcext:value-type="float">
            <text:p>0.171647</text:p>
          </table:table-cell>
          <table:table-cell office:value-type="float" office:value="0.151762" calcext:value-type="float">
            <text:p>0.151762</text:p>
          </table:table-cell>
        </table:table-row>
        <table:table-row table:style-name="ro1">
          <table:table-cell table:number-columns-repeated="5"/>
          <table:table-cell office:value-type="float" office:value="0.174387" calcext:value-type="float">
            <text:p>0.174387</text:p>
          </table:table-cell>
          <table:table-cell office:value-type="float" office:value="0.229643" calcext:value-type="float">
            <text:p>0.229643</text:p>
          </table:table-cell>
          <table:table-cell office:value-type="float" office:value="0.156424" calcext:value-type="float">
            <text:p>0.156424</text:p>
          </table:table-cell>
          <table:table-cell office:value-type="float" office:value="0.131737" calcext:value-type="float">
            <text:p>0.1317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BlockSize=32, numBlocks=2</text:p>
          </table:table-cell>
          <table:table-cell office:value-type="string" calcext:value-type="string">
            <text:p>BlockSize=32, numBlocks=8</text:p>
          </table:table-cell>
          <table:table-cell office:value-type="string" calcext:value-type="string">
            <text:p>BlockSize=32, numBlocks=512</text:p>
          </table:table-cell>
        </table:table-row>
        <table:table-row table:style-name="ro1">
          <table:table-cell table:number-columns-repeated="6"/>
          <table:table-cell table:number-columns-repeated="3" office:value-type="float" office:value="0.693317" calcext:value-type="float">
            <text:p>0.693317</text:p>
          </table:table-cell>
        </table:table-row>
        <table:table-row table:style-name="ro1">
          <table:table-cell table:number-columns-repeated="6"/>
          <table:table-cell office:value-type="float" office:value="0.190539" calcext:value-type="float">
            <text:p>0.190539</text:p>
          </table:table-cell>
          <table:table-cell office:value-type="float" office:value="0.179384" calcext:value-type="float">
            <text:p>0.179384</text:p>
          </table:table-cell>
          <table:table-cell office:value-type="float" office:value="0.142924" calcext:value-type="float">
            <text:p>0.142924</text:p>
          </table:table-cell>
        </table:table-row>
        <table:table-row table:style-name="ro1">
          <table:table-cell table:number-columns-repeated="6"/>
          <table:table-cell office:value-type="float" office:value="0.213958" calcext:value-type="float">
            <text:p>0.213958</text:p>
          </table:table-cell>
          <table:table-cell office:value-type="float" office:value="0.211953" calcext:value-type="float">
            <text:p>0.211953</text:p>
          </table:table-cell>
          <table:table-cell office:value-type="float" office:value="0.13941" calcext:value-type="float">
            <text:p>0.13941</text:p>
          </table:table-cell>
        </table:table-row>
        <table:table-row table:style-name="ro1">
          <table:table-cell table:number-columns-repeated="6"/>
          <table:table-cell office:value-type="float" office:value="0.173491" calcext:value-type="float">
            <text:p>0.173491</text:p>
          </table:table-cell>
          <table:table-cell office:value-type="float" office:value="0.161536" calcext:value-type="float">
            <text:p>0.161536</text:p>
          </table:table-cell>
          <table:table-cell office:value-type="float" office:value="0.13769" calcext:value-type="float">
            <text:p>0.13769</text:p>
          </table:table-cell>
        </table:table-row>
        <table:table-row table:style-name="ro1">
          <table:table-cell table:number-columns-repeated="6"/>
          <table:table-cell office:value-type="float" office:value="0.137867" calcext:value-type="float">
            <text:p>0.137867</text:p>
          </table:table-cell>
          <table:table-cell office:value-type="float" office:value="0.180456" calcext:value-type="float">
            <text:p>0.180456</text:p>
          </table:table-cell>
          <table:table-cell office:value-type="float" office:value="0.137712" calcext:value-type="float">
            <text:p>0.137712</text:p>
          </table:table-cell>
        </table:table-row>
        <table:table-row table:style-name="ro1">
          <table:table-cell table:number-columns-repeated="6"/>
          <table:table-cell office:value-type="float" office:value="0.137213" calcext:value-type="float">
            <text:p>0.137213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44763" calcext:value-type="float">
            <text:p>0.144763</text:p>
          </table:table-cell>
        </table:table-row>
        <table:table-row table:style-name="ro1">
          <table:table-cell table:number-columns-repeated="6"/>
          <table:table-cell office:value-type="float" office:value="0.226261" calcext:value-type="float">
            <text:p>0.226261</text:p>
          </table:table-cell>
          <table:table-cell office:value-type="float" office:value="0.229205" calcext:value-type="float">
            <text:p>0.229205</text:p>
          </table:table-cell>
          <table:table-cell office:value-type="float" office:value="0.137772" calcext:value-type="float">
            <text:p>0.137772</text:p>
          </table:table-cell>
        </table:table-row>
        <table:table-row table:style-name="ro1">
          <table:table-cell table:number-columns-repeated="6"/>
          <table:table-cell office:value-type="float" office:value="0.166528" calcext:value-type="float">
            <text:p>0.166528</text:p>
          </table:table-cell>
          <table:table-cell office:value-type="float" office:value="0.16219" calcext:value-type="float">
            <text:p>0.16219</text:p>
          </table:table-cell>
          <table:table-cell office:value-type="float" office:value="0.135972" calcext:value-type="float">
            <text:p>0.135972</text:p>
          </table:table-cell>
        </table:table-row>
        <table:table-row table:style-name="ro1">
          <table:table-cell table:number-columns-repeated="6"/>
          <table:table-cell office:value-type="float" office:value="0.137484" calcext:value-type="float">
            <text:p>0.137484</text:p>
          </table:table-cell>
          <table:table-cell office:value-type="float" office:value="0.135381" calcext:value-type="float">
            <text:p>0.135381</text:p>
          </table:table-cell>
          <table:table-cell office:value-type="float" office:value="0.13566" calcext:value-type="float">
            <text:p>0.13566</text:p>
          </table:table-cell>
        </table:table-row>
        <table:table-row table:style-name="ro1">
          <table:table-cell table:number-columns-repeated="6"/>
          <table:table-cell office:value-type="float" office:value="0.219857" calcext:value-type="float">
            <text:p>0.219857</text:p>
          </table:table-cell>
          <table:table-cell office:value-type="float" office:value="0.218512" calcext:value-type="float">
            <text:p>0.218512</text:p>
          </table:table-cell>
          <table:table-cell office:value-type="float" office:value="0.136271" calcext:value-type="float">
            <text:p>0.136271</text:p>
          </table:table-cell>
        </table:table-row>
        <table:table-row table:style-name="ro1">
          <table:table-cell table:number-columns-repeated="6"/>
          <table:table-cell office:value-type="float" office:value="0.183383" calcext:value-type="float">
            <text:p>0.183383</text:p>
          </table:table-cell>
          <table:table-cell office:value-type="float" office:value="0.178382" calcext:value-type="float">
            <text:p>0.178382</text:p>
          </table:table-cell>
          <table:table-cell office:value-type="float" office:value="0.138743" calcext:value-type="float">
            <text:p>0.138743</text:p>
          </table:table-cell>
        </table:table-row>
        <table:table-row table:style-name="ro1">
          <table:table-cell table:number-columns-repeated="6"/>
          <table:table-cell office:value-type="float" office:value="0.176503" calcext:value-type="float">
            <text:p>0.176503</text:p>
          </table:table-cell>
          <table:table-cell office:value-type="float" office:value="0.173876" calcext:value-type="float">
            <text:p>0.173876</text:p>
          </table:table-cell>
          <table:table-cell office:value-type="float" office:value="0.134541" calcext:value-type="float">
            <text:p>0.134541</text:p>
          </table:table-cell>
        </table:table-row>
        <table:table-row table:style-name="ro1">
          <table:table-cell table:number-columns-repeated="6"/>
          <table:table-cell office:value-type="float" office:value="0.136018" calcext:value-type="float">
            <text:p>0.136018</text:p>
          </table:table-cell>
          <table:table-cell office:value-type="float" office:value="0.150804" calcext:value-type="float">
            <text:p>0.150804</text:p>
          </table:table-cell>
          <table:table-cell office:value-type="float" office:value="0.136962" calcext:value-type="float">
            <text:p>0.136962</text:p>
          </table:table-cell>
        </table:table-row>
        <table:table-row table:style-name="ro1">
          <table:table-cell table:number-columns-repeated="6"/>
          <table:table-cell office:value-type="float" office:value="0.156667" calcext:value-type="float">
            <text:p>0.156667</text:p>
          </table:table-cell>
          <table:table-cell office:value-type="float" office:value="0.159278" calcext:value-type="float">
            <text:p>0.159278</text:p>
          </table:table-cell>
          <table:table-cell office:value-type="float" office:value="0.135097" calcext:value-type="float">
            <text:p>0.135097</text:p>
          </table:table-cell>
        </table:table-row>
        <table:table-row table:style-name="ro1">
          <table:table-cell table:number-columns-repeated="6"/>
          <table:table-cell office:value-type="float" office:value="0.139483" calcext:value-type="float">
            <text:p>0.139483</text:p>
          </table:table-cell>
          <table:table-cell office:value-type="float" office:value="0.13583" calcext:value-type="float">
            <text:p>0.13583</text:p>
          </table:table-cell>
          <table:table-cell office:value-type="float" office:value="0.13372" calcext:value-type="float">
            <text:p>0.13372</text:p>
          </table:table-cell>
        </table:table-row>
        <table:table-row table:style-name="ro1">
          <table:table-cell table:number-columns-repeated="6"/>
          <table:table-cell office:value-type="float" office:value="0.136821" calcext:value-type="float">
            <text:p>0.136821</text:p>
          </table:table-cell>
          <table:table-cell office:value-type="float" office:value="0.140955" calcext:value-type="float">
            <text:p>0.140955</text:p>
          </table:table-cell>
          <table:table-cell office:value-type="float" office:value="0.133694" calcext:value-type="float">
            <text:p>0.133694</text:p>
          </table:table-cell>
        </table:table-row>
        <table:table-row table:style-name="ro1">
          <table:table-cell table:number-columns-repeated="6"/>
          <table:table-cell office:value-type="float" office:value="0.135893" calcext:value-type="float">
            <text:p>0.135893</text:p>
          </table:table-cell>
          <table:table-cell office:value-type="float" office:value="0.146697" calcext:value-type="float">
            <text:p>0.146697</text:p>
          </table:table-cell>
          <table:table-cell office:value-type="float" office:value="0.135519" calcext:value-type="float">
            <text:p>0.135519</text:p>
          </table:table-cell>
        </table:table-row>
        <table:table-row table:style-name="ro1">
          <table:table-cell table:number-columns-repeated="6"/>
          <table:table-cell office:value-type="float" office:value="0.225546" calcext:value-type="float">
            <text:p>0.225546</text:p>
          </table:table-cell>
          <table:table-cell office:value-type="float" office:value="0.222058" calcext:value-type="float">
            <text:p>0.222058</text:p>
          </table:table-cell>
          <table:table-cell office:value-type="float" office:value="0.133044" calcext:value-type="float">
            <text:p>0.133044</text:p>
          </table:table-cell>
        </table:table-row>
        <table:table-row table:style-name="ro1">
          <table:table-cell table:number-columns-repeated="6"/>
          <table:table-cell office:value-type="float" office:value="0.190933" calcext:value-type="float">
            <text:p>0.190933</text:p>
          </table:table-cell>
          <table:table-cell office:value-type="float" office:value="0.181836" calcext:value-type="float">
            <text:p>0.181836</text:p>
          </table:table-cell>
          <table:table-cell office:value-type="float" office:value="0.133612" calcext:value-type="float">
            <text:p>0.133612</text:p>
          </table:table-cell>
        </table:table-row>
        <table:table-row table:style-name="ro1">
          <table:table-cell table:number-columns-repeated="6"/>
          <table:table-cell office:value-type="float" office:value="0.343895" calcext:value-type="float">
            <text:p>0.343895</text:p>
          </table:table-cell>
          <table:table-cell office:value-type="float" office:value="0.277425" calcext:value-type="float">
            <text:p>0.277425</text:p>
          </table:table-cell>
          <table:table-cell office:value-type="float" office:value="0.133561" calcext:value-type="float">
            <text:p>0.133561</text:p>
          </table:table-cell>
        </table:table-row>
        <table:table-row table:style-name="ro1">
          <table:table-cell table:number-columns-repeated="6"/>
          <table:table-cell office:value-type="float" office:value="0.176529" calcext:value-type="float">
            <text:p>0.176529</text:p>
          </table:table-cell>
          <table:table-cell office:value-type="float" office:value="0.174857" calcext:value-type="float">
            <text:p>0.174857</text:p>
          </table:table-cell>
          <table:table-cell office:value-type="float" office:value="0.132761" calcext:value-type="float">
            <text:p>0.132761</text:p>
          </table:table-cell>
        </table:table-row>
        <table:table-row table:style-name="ro1">
          <table:table-cell table:number-columns-repeated="6"/>
          <table:table-cell office:value-type="float" office:value="0.209322" calcext:value-type="float">
            <text:p>0.209322</text:p>
          </table:table-cell>
          <table:table-cell office:value-type="float" office:value="0.158686" calcext:value-type="float">
            <text:p>0.158686</text:p>
          </table:table-cell>
          <table:table-cell office:value-type="float" office:value="0.132778" calcext:value-type="float">
            <text:p>0.132778</text:p>
          </table:table-cell>
        </table:table-row>
        <table:table-row table:style-name="ro1">
          <table:table-cell table:number-columns-repeated="6"/>
          <table:table-cell office:value-type="float" office:value="0.252918" calcext:value-type="float">
            <text:p>0.252918</text:p>
          </table:table-cell>
          <table:table-cell office:value-type="float" office:value="0.178255" calcext:value-type="float">
            <text:p>0.178255</text:p>
          </table:table-cell>
          <table:table-cell office:value-type="float" office:value="0.135624" calcext:value-type="float">
            <text:p>0.135624</text:p>
          </table:table-cell>
        </table:table-row>
        <table:table-row table:style-name="ro1">
          <table:table-cell table:number-columns-repeated="6"/>
          <table:table-cell office:value-type="float" office:value="0.345994" calcext:value-type="float">
            <text:p>0.345994</text:p>
          </table:table-cell>
          <table:table-cell office:value-type="float" office:value="0.214566" calcext:value-type="float">
            <text:p>0.214566</text:p>
          </table:table-cell>
          <table:table-cell office:value-type="float" office:value="0.133991" calcext:value-type="float">
            <text:p>0.133991</text:p>
          </table:table-cell>
        </table:table-row>
        <table:table-row table:style-name="ro1">
          <table:table-cell table:number-columns-repeated="6"/>
          <table:table-cell office:value-type="float" office:value="0.180849" calcext:value-type="float">
            <text:p>0.180849</text:p>
          </table:table-cell>
          <table:table-cell office:value-type="float" office:value="0.166465" calcext:value-type="float">
            <text:p>0.166465</text:p>
          </table:table-cell>
          <table:table-cell office:value-type="float" office:value="0.135796" calcext:value-type="float">
            <text:p>0.135796</text:p>
          </table:table-cell>
        </table:table-row>
        <table:table-row table:style-name="ro1">
          <table:table-cell table:number-columns-repeated="6"/>
          <table:table-cell office:value-type="float" office:value="0.178588" calcext:value-type="float">
            <text:p>0.178588</text:p>
          </table:table-cell>
          <table:table-cell office:value-type="float" office:value="0.175641" calcext:value-type="float">
            <text:p>0.175641</text:p>
          </table:table-cell>
          <table:table-cell office:value-type="float" office:value="0.146496" calcext:value-type="float">
            <text:p>0.146496</text:p>
          </table:table-cell>
        </table:table-row>
        <table:table-row table:style-name="ro1">
          <table:table-cell table:number-columns-repeated="6"/>
          <table:table-cell office:value-type="float" office:value="0.203884" calcext:value-type="float">
            <text:p>0.203884</text:p>
          </table:table-cell>
          <table:table-cell office:value-type="float" office:value="0.19796" calcext:value-type="float">
            <text:p>0.19796</text:p>
          </table:table-cell>
          <table:table-cell office:value-type="float" office:value="0.134102" calcext:value-type="float">
            <text:p>0.134102</text:p>
          </table:table-cell>
        </table:table-row>
        <table:table-row table:style-name="ro1">
          <table:table-cell table:number-columns-repeated="6"/>
          <table:table-cell office:value-type="float" office:value="0.133411" calcext:value-type="float">
            <text:p>0.133411</text:p>
          </table:table-cell>
          <table:table-cell office:value-type="float" office:value="0.133096" calcext:value-type="float">
            <text:p>0.133096</text:p>
          </table:table-cell>
          <table:table-cell office:value-type="float" office:value="0.133376" calcext:value-type="float">
            <text:p>0.133376</text:p>
          </table:table-cell>
        </table:table-row>
        <table:table-row table:style-name="ro1">
          <table:table-cell table:number-columns-repeated="6"/>
          <table:table-cell office:value-type="float" office:value="0.133481" calcext:value-type="float">
            <text:p>0.133481</text:p>
          </table:table-cell>
          <table:table-cell office:value-type="float" office:value="0.158782" calcext:value-type="float">
            <text:p>0.158782</text:p>
          </table:table-cell>
          <table:table-cell office:value-type="float" office:value="0.144003" calcext:value-type="float">
            <text:p>0.144003</text:p>
          </table:table-cell>
        </table:table-row>
        <table:table-row table:style-name="ro1">
          <table:table-cell table:number-columns-repeated="6"/>
          <table:table-cell office:value-type="float" office:value="0.135835" calcext:value-type="float">
            <text:p>0.135835</text:p>
          </table:table-cell>
          <table:table-cell office:value-type="float" office:value="0.135751" calcext:value-type="float">
            <text:p>0.135751</text:p>
          </table:table-cell>
          <table:table-cell office:value-type="float" office:value="0.132985" calcext:value-type="float">
            <text:p>0.132985</text:p>
          </table:table-cell>
        </table:table-row>
        <table:table-row table:style-name="ro1">
          <table:table-cell table:number-columns-repeated="6"/>
          <table:table-cell office:value-type="float" office:value="0.136818" calcext:value-type="float">
            <text:p>0.136818</text:p>
          </table:table-cell>
          <table:table-cell office:value-type="float" office:value="0.148441" calcext:value-type="float">
            <text:p>0.148441</text:p>
          </table:table-cell>
          <table:table-cell office:value-type="float" office:value="0.137191" calcext:value-type="float">
            <text:p>0.137191</text:p>
          </table:table-cell>
        </table:table-row>
        <table:table-row table:style-name="ro1">
          <table:table-cell table:number-columns-repeated="6"/>
          <table:table-cell office:value-type="float" office:value="0.139357" calcext:value-type="float">
            <text:p>0.139357</text:p>
          </table:table-cell>
          <table:table-cell office:value-type="float" office:value="0.156719" calcext:value-type="float">
            <text:p>0.156719</text:p>
          </table:table-cell>
          <table:table-cell office:value-type="float" office:value="0.132471" calcext:value-type="float">
            <text:p>0.132471</text:p>
          </table:table-cell>
        </table:table-row>
        <table:table-row table:style-name="ro1">
          <table:table-cell table:number-columns-repeated="6"/>
          <table:table-cell office:value-type="float" office:value="0.233415" calcext:value-type="float">
            <text:p>0.233415</text:p>
          </table:table-cell>
          <table:table-cell office:value-type="float" office:value="0.152396" calcext:value-type="float">
            <text:p>0.152396</text:p>
          </table:table-cell>
          <table:table-cell office:value-type="float" office:value="0.132945" calcext:value-type="float">
            <text:p>0.132945</text:p>
          </table:table-cell>
        </table:table-row>
        <table:table-row table:style-name="ro1">
          <table:table-cell table:number-columns-repeated="6"/>
          <table:table-cell office:value-type="float" office:value="0.215379" calcext:value-type="float">
            <text:p>0.215379</text:p>
          </table:table-cell>
          <table:table-cell office:value-type="float" office:value="0.215689" calcext:value-type="float">
            <text:p>0.215689</text:p>
          </table:table-cell>
          <table:table-cell office:value-type="float" office:value="0.133199" calcext:value-type="float">
            <text:p>0.133199</text:p>
          </table:table-cell>
        </table:table-row>
        <table:table-row table:style-name="ro1">
          <table:table-cell table:number-columns-repeated="6"/>
          <table:table-cell office:value-type="float" office:value="0.222745" calcext:value-type="float">
            <text:p>0.222745</text:p>
          </table:table-cell>
          <table:table-cell office:value-type="float" office:value="0.215085" calcext:value-type="float">
            <text:p>0.215085</text:p>
          </table:table-cell>
          <table:table-cell office:value-type="float" office:value="0.132837" calcext:value-type="float">
            <text:p>0.132837</text:p>
          </table:table-cell>
        </table:table-row>
        <table:table-row table:style-name="ro1">
          <table:table-cell table:number-columns-repeated="6"/>
          <table:table-cell office:value-type="float" office:value="0.136194" calcext:value-type="float">
            <text:p>0.136194</text:p>
          </table:table-cell>
          <table:table-cell office:value-type="float" office:value="0.146505" calcext:value-type="float">
            <text:p>0.146505</text:p>
          </table:table-cell>
          <table:table-cell office:value-type="float" office:value="0.132129" calcext:value-type="float">
            <text:p>0.132129</text:p>
          </table:table-cell>
        </table:table-row>
        <table:table-row table:style-name="ro1">
          <table:table-cell table:number-columns-repeated="6"/>
          <table:table-cell office:value-type="float" office:value="0.157709" calcext:value-type="float">
            <text:p>0.157709</text:p>
          </table:table-cell>
          <table:table-cell office:value-type="float" office:value="0.147014" calcext:value-type="float">
            <text:p>0.147014</text:p>
          </table:table-cell>
          <table:table-cell office:value-type="float" office:value="0.134721" calcext:value-type="float">
            <text:p>0.134721</text:p>
          </table:table-cell>
        </table:table-row>
        <table:table-row table:style-name="ro1">
          <table:table-cell table:number-columns-repeated="6"/>
          <table:table-cell office:value-type="float" office:value="0.144551" calcext:value-type="float">
            <text:p>0.14455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0.132304" calcext:value-type="float">
            <text:p>0.132304</text:p>
          </table:table-cell>
        </table:table-row>
        <table:table-row table:style-name="ro1">
          <table:table-cell table:number-columns-repeated="6"/>
          <table:table-cell office:value-type="float" office:value="0.156385" calcext:value-type="float">
            <text:p>0.156385</text:p>
          </table:table-cell>
          <table:table-cell office:value-type="float" office:value="0.143345" calcext:value-type="float">
            <text:p>0.143345</text:p>
          </table:table-cell>
          <table:table-cell office:value-type="float" office:value="0.13405" calcext:value-type="float">
            <text:p>0.13405</text:p>
          </table:table-cell>
        </table:table-row>
        <table:table-row table:style-name="ro1">
          <table:table-cell table:number-columns-repeated="6"/>
          <table:table-cell office:value-type="float" office:value="0.134687" calcext:value-type="float">
            <text:p>0.134687</text:p>
          </table:table-cell>
          <table:table-cell office:value-type="float" office:value="0.148146" calcext:value-type="float">
            <text:p>0.148146</text:p>
          </table:table-cell>
          <table:table-cell office:value-type="float" office:value="0.131884" calcext:value-type="float">
            <text:p>0.131884</text:p>
          </table:table-cell>
        </table:table-row>
        <table:table-row table:style-name="ro1">
          <table:table-cell table:number-columns-repeated="6"/>
          <table:table-cell office:value-type="float" office:value="0.213577" calcext:value-type="float">
            <text:p>0.213577</text:p>
          </table:table-cell>
          <table:table-cell office:value-type="float" office:value="0.215429" calcext:value-type="float">
            <text:p>0.215429</text:p>
          </table:table-cell>
          <table:table-cell office:value-type="float" office:value="0.13455" calcext:value-type="float">
            <text:p>0.13455</text:p>
          </table:table-cell>
        </table:table-row>
        <table:table-row table:style-name="ro1">
          <table:table-cell table:number-columns-repeated="6"/>
          <table:table-cell office:value-type="float" office:value="0.155498" calcext:value-type="float">
            <text:p>0.155498</text:p>
          </table:table-cell>
          <table:table-cell office:value-type="float" office:value="0.14711" calcext:value-type="float">
            <text:p>0.14711</text:p>
          </table:table-cell>
          <table:table-cell office:value-type="float" office:value="0.132595" calcext:value-type="float">
            <text:p>0.132595</text:p>
          </table:table-cell>
        </table:table-row>
        <table:table-row table:style-name="ro1">
          <table:table-cell table:number-columns-repeated="6"/>
          <table:table-cell office:value-type="float" office:value="0.147664" calcext:value-type="float">
            <text:p>0.147664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34299" calcext:value-type="float">
            <text:p>0.134299</text:p>
          </table:table-cell>
        </table:table-row>
        <table:table-row table:style-name="ro1">
          <table:table-cell table:number-columns-repeated="6"/>
          <table:table-cell office:value-type="float" office:value="0.186343" calcext:value-type="float">
            <text:p>0.186343</text:p>
          </table:table-cell>
          <table:table-cell office:value-type="float" office:value="0.188408" calcext:value-type="float">
            <text:p>0.188408</text:p>
          </table:table-cell>
          <table:table-cell office:value-type="float" office:value="0.13632" calcext:value-type="float">
            <text:p>0.13632</text:p>
          </table:table-cell>
        </table:table-row>
        <table:table-row table:style-name="ro1">
          <table:table-cell table:number-columns-repeated="6"/>
          <table:table-cell office:value-type="float" office:value="0.17663" calcext:value-type="float">
            <text:p>0.17663</text:p>
          </table:table-cell>
          <table:table-cell office:value-type="float" office:value="0.183095" calcext:value-type="float">
            <text:p>0.183095</text:p>
          </table:table-cell>
          <table:table-cell office:value-type="float" office:value="0.131971" calcext:value-type="float">
            <text:p>0.131971</text:p>
          </table:table-cell>
        </table:table-row>
        <table:table-row table:style-name="ro1">
          <table:table-cell table:number-columns-repeated="6"/>
          <table:table-cell office:value-type="float" office:value="0.171526" calcext:value-type="float">
            <text:p>0.171526</text:p>
          </table:table-cell>
          <table:table-cell office:value-type="float" office:value="0.168827" calcext:value-type="float">
            <text:p>0.168827</text:p>
          </table:table-cell>
          <table:table-cell office:value-type="float" office:value="0.133942" calcext:value-type="float">
            <text:p>0.133942</text:p>
          </table:table-cell>
        </table:table-row>
        <table:table-row table:style-name="ro1">
          <table:table-cell table:number-columns-repeated="6"/>
          <table:table-cell office:value-type="float" office:value="0.178557" calcext:value-type="float">
            <text:p>0.178557</text:p>
          </table:table-cell>
          <table:table-cell office:value-type="float" office:value="0.163188" calcext:value-type="float">
            <text:p>0.163188</text:p>
          </table:table-cell>
          <table:table-cell office:value-type="float" office:value="0.141097" calcext:value-type="float">
            <text:p>0.141097</text:p>
          </table:table-cell>
        </table:table-row>
        <table:table-row table:style-name="ro1">
          <table:table-cell table:number-columns-repeated="6"/>
          <table:table-cell office:value-type="float" office:value="0.143724" calcext:value-type="float">
            <text:p>0.143724</text:p>
          </table:table-cell>
          <table:table-cell office:value-type="float" office:value="0.147011" calcext:value-type="float">
            <text:p>0.147011</text:p>
          </table:table-cell>
          <table:table-cell office:value-type="float" office:value="0.133721" calcext:value-type="float">
            <text:p>0.133721</text:p>
          </table:table-cell>
        </table:table-row>
        <table:table-row table:style-name="ro1">
          <table:table-cell table:number-columns-repeated="6"/>
          <table:table-cell office:value-type="float" office:value="0.168696" calcext:value-type="float">
            <text:p>0.168696</text:p>
          </table:table-cell>
          <table:table-cell office:value-type="float" office:value="0.16249" calcext:value-type="float">
            <text:p>0.16249</text:p>
          </table:table-cell>
          <table:table-cell office:value-type="float" office:value="0.132011" calcext:value-type="float">
            <text:p>0.132011</text:p>
          </table:table-cell>
        </table:table-row>
        <table:table-row table:style-name="ro1">
          <table:table-cell table:number-columns-repeated="6"/>
          <table:table-cell office:value-type="float" office:value="0.224712" calcext:value-type="float">
            <text:p>0.224712</text:p>
          </table:table-cell>
          <table:table-cell office:value-type="float" office:value="0.215482" calcext:value-type="float">
            <text:p>0.215482</text:p>
          </table:table-cell>
          <table:table-cell office:value-type="float" office:value="0.133018" calcext:value-type="float">
            <text:p>0.133018</text:p>
          </table:table-cell>
        </table:table-row>
        <table:table-row table:style-name="ro1">
          <table:table-cell table:number-columns-repeated="6"/>
          <table:table-cell office:value-type="float" office:value="0.200111" calcext:value-type="float">
            <text:p>0.200111</text:p>
          </table:table-cell>
          <table:table-cell office:value-type="float" office:value="0.189417" calcext:value-type="float">
            <text:p>0.189417</text:p>
          </table:table-cell>
          <table:table-cell office:value-type="float" office:value="0.131883" calcext:value-type="float">
            <text:p>0.1318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BlockSize=64, numBlocks=4</text:p>
          </table:table-cell>
          <table:table-cell office:value-type="string" calcext:value-type="string">
            <text:p>BlockSize=64, numBlocks=256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.693317" calcext:value-type="float">
            <text:p>0.693317</text:p>
          </table:table-cell>
        </table:table-row>
        <table:table-row table:style-name="ro1">
          <table:table-cell table:number-columns-repeated="7"/>
          <table:table-cell office:value-type="float" office:value="0.200058" calcext:value-type="float">
            <text:p>0.200058</text:p>
          </table:table-cell>
          <table:table-cell office:value-type="float" office:value="0.145146" calcext:value-type="float">
            <text:p>0.145146</text:p>
          </table:table-cell>
        </table:table-row>
        <table:table-row table:style-name="ro1">
          <table:table-cell table:number-columns-repeated="7"/>
          <table:table-cell office:value-type="float" office:value="0.233566" calcext:value-type="float">
            <text:p>0.233566</text:p>
          </table:table-cell>
          <table:table-cell office:value-type="float" office:value="0.145979" calcext:value-type="float">
            <text:p>0.145979</text:p>
          </table:table-cell>
        </table:table-row>
        <table:table-row table:style-name="ro1">
          <table:table-cell table:number-columns-repeated="7"/>
          <table:table-cell office:value-type="float" office:value="0.250968" calcext:value-type="float">
            <text:p>0.250968</text:p>
          </table:table-cell>
          <table:table-cell office:value-type="float" office:value="0.138689" calcext:value-type="float">
            <text:p>0.138689</text:p>
          </table:table-cell>
        </table:table-row>
        <table:table-row table:style-name="ro1">
          <table:table-cell table:number-columns-repeated="7"/>
          <table:table-cell office:value-type="float" office:value="0.229403" calcext:value-type="float">
            <text:p>0.229403</text:p>
          </table:table-cell>
          <table:table-cell office:value-type="float" office:value="0.140632" calcext:value-type="float">
            <text:p>0.140632</text:p>
          </table:table-cell>
        </table:table-row>
        <table:table-row table:style-name="ro1">
          <table:table-cell table:number-columns-repeated="7"/>
          <table:table-cell office:value-type="float" office:value="0.220004" calcext:value-type="float">
            <text:p>0.220004</text:p>
          </table:table-cell>
          <table:table-cell office:value-type="float" office:value="0.136029" calcext:value-type="float">
            <text:p>0.136029</text:p>
          </table:table-cell>
        </table:table-row>
        <table:table-row table:style-name="ro1">
          <table:table-cell table:number-columns-repeated="7"/>
          <table:table-cell office:value-type="float" office:value="0.245719" calcext:value-type="float">
            <text:p>0.245719</text:p>
          </table:table-cell>
          <table:table-cell office:value-type="float" office:value="0.135975" calcext:value-type="float">
            <text:p>0.135975</text:p>
          </table:table-cell>
        </table:table-row>
        <table:table-row table:style-name="ro1">
          <table:table-cell table:number-columns-repeated="7"/>
          <table:table-cell office:value-type="float" office:value="0.242007" calcext:value-type="float">
            <text:p>0.242007</text:p>
          </table:table-cell>
          <table:table-cell office:value-type="float" office:value="0.138824" calcext:value-type="float">
            <text:p>0.138824</text:p>
          </table:table-cell>
        </table:table-row>
        <table:table-row table:style-name="ro1">
          <table:table-cell table:number-columns-repeated="7"/>
          <table:table-cell office:value-type="float" office:value="0.150802" calcext:value-type="float">
            <text:p>0.150802</text:p>
          </table:table-cell>
          <table:table-cell office:value-type="float" office:value="0.136742" calcext:value-type="float">
            <text:p>0.136742</text:p>
          </table:table-cell>
        </table:table-row>
        <table:table-row table:style-name="ro1">
          <table:table-cell table:number-columns-repeated="7"/>
          <table:table-cell office:value-type="float" office:value="0.238287" calcext:value-type="float">
            <text:p>0.238287</text:p>
          </table:table-cell>
          <table:table-cell office:value-type="float" office:value="0.137433" calcext:value-type="float">
            <text:p>0.137433</text:p>
          </table:table-cell>
        </table:table-row>
        <table:table-row table:style-name="ro1">
          <table:table-cell table:number-columns-repeated="7"/>
          <table:table-cell office:value-type="float" office:value="0.167047" calcext:value-type="float">
            <text:p>0.167047</text:p>
          </table:table-cell>
          <table:table-cell office:value-type="float" office:value="0.134378" calcext:value-type="float">
            <text:p>0.134378</text:p>
          </table:table-cell>
        </table:table-row>
        <table:table-row table:style-name="ro1">
          <table:table-cell table:number-columns-repeated="7"/>
          <table:table-cell office:value-type="float" office:value="0.148719" calcext:value-type="float">
            <text:p>0.148719</text:p>
          </table:table-cell>
          <table:table-cell office:value-type="float" office:value="0.135035" calcext:value-type="float">
            <text:p>0.135035</text:p>
          </table:table-cell>
        </table:table-row>
        <table:table-row table:style-name="ro1">
          <table:table-cell table:number-columns-repeated="7"/>
          <table:table-cell office:value-type="float" office:value="0.252894" calcext:value-type="float">
            <text:p>0.252894</text:p>
          </table:table-cell>
          <table:table-cell office:value-type="float" office:value="0.135696" calcext:value-type="float">
            <text:p>0.135696</text:p>
          </table:table-cell>
        </table:table-row>
        <table:table-row table:style-name="ro1">
          <table:table-cell table:number-columns-repeated="7"/>
          <table:table-cell office:value-type="float" office:value="0.179559" calcext:value-type="float">
            <text:p>0.179559</text:p>
          </table:table-cell>
          <table:table-cell office:value-type="float" office:value="0.137371" calcext:value-type="float">
            <text:p>0.137371</text:p>
          </table:table-cell>
        </table:table-row>
        <table:table-row table:style-name="ro1">
          <table:table-cell table:number-columns-repeated="7"/>
          <table:table-cell office:value-type="float" office:value="0.256063" calcext:value-type="float">
            <text:p>0.256063</text:p>
          </table:table-cell>
          <table:table-cell office:value-type="float" office:value="0.133707" calcext:value-type="float">
            <text:p>0.133707</text:p>
          </table:table-cell>
        </table:table-row>
        <table:table-row table:style-name="ro1">
          <table:table-cell table:number-columns-repeated="7"/>
          <table:table-cell office:value-type="float" office:value="0.162837" calcext:value-type="float">
            <text:p>0.162837</text:p>
          </table:table-cell>
          <table:table-cell office:value-type="float" office:value="0.135461" calcext:value-type="float">
            <text:p>0.135461</text:p>
          </table:table-cell>
        </table:table-row>
        <table:table-row table:style-name="ro1">
          <table:table-cell table:number-columns-repeated="7"/>
          <table:table-cell office:value-type="float" office:value="0.21727" calcext:value-type="float">
            <text:p>0.21727</text:p>
          </table:table-cell>
          <table:table-cell office:value-type="float" office:value="0.134726" calcext:value-type="float">
            <text:p>0.134726</text:p>
          </table:table-cell>
        </table:table-row>
        <table:table-row table:style-name="ro1">
          <table:table-cell table:number-columns-repeated="7"/>
          <table:table-cell office:value-type="float" office:value="0.257792" calcext:value-type="float">
            <text:p>0.257792</text:p>
          </table:table-cell>
          <table:table-cell office:value-type="float" office:value="0.136407" calcext:value-type="float">
            <text:p>0.136407</text:p>
          </table:table-cell>
        </table:table-row>
        <table:table-row table:style-name="ro1">
          <table:table-cell table:number-columns-repeated="7"/>
          <table:table-cell office:value-type="float" office:value="0.156963" calcext:value-type="float">
            <text:p>0.156963</text:p>
          </table:table-cell>
          <table:table-cell office:value-type="float" office:value="0.133302" calcext:value-type="float">
            <text:p>0.133302</text:p>
          </table:table-cell>
        </table:table-row>
        <table:table-row table:style-name="ro1">
          <table:table-cell table:number-columns-repeated="7"/>
          <table:table-cell office:value-type="float" office:value="0.266466" calcext:value-type="float">
            <text:p>0.266466</text:p>
          </table:table-cell>
          <table:table-cell office:value-type="float" office:value="0.136295" calcext:value-type="float">
            <text:p>0.136295</text:p>
          </table:table-cell>
        </table:table-row>
        <table:table-row table:style-name="ro1">
          <table:table-cell table:number-columns-repeated="7"/>
          <table:table-cell office:value-type="float" office:value="0.253948" calcext:value-type="float">
            <text:p>0.253948</text:p>
          </table:table-cell>
          <table:table-cell office:value-type="float" office:value="0.133907" calcext:value-type="float">
            <text:p>0.133907</text:p>
          </table:table-cell>
        </table:table-row>
        <table:table-row table:style-name="ro1">
          <table:table-cell table:number-columns-repeated="7"/>
          <table:table-cell office:value-type="float" office:value="0.251253" calcext:value-type="float">
            <text:p>0.251253</text:p>
          </table:table-cell>
          <table:table-cell office:value-type="float" office:value="0.133017" calcext:value-type="float">
            <text:p>0.133017</text:p>
          </table:table-cell>
        </table:table-row>
        <table:table-row table:style-name="ro1">
          <table:table-cell table:number-columns-repeated="7"/>
          <table:table-cell office:value-type="float" office:value="0.213792" calcext:value-type="float">
            <text:p>0.213792</text:p>
          </table:table-cell>
          <table:table-cell office:value-type="float" office:value="0.133616" calcext:value-type="float">
            <text:p>0.133616</text:p>
          </table:table-cell>
        </table:table-row>
        <table:table-row table:style-name="ro1">
          <table:table-cell table:number-columns-repeated="7"/>
          <table:table-cell office:value-type="float" office:value="0.238875" calcext:value-type="float">
            <text:p>0.238875</text:p>
          </table:table-cell>
          <table:table-cell office:value-type="float" office:value="0.133717" calcext:value-type="float">
            <text:p>0.133717</text:p>
          </table:table-cell>
        </table:table-row>
        <table:table-row table:style-name="ro1">
          <table:table-cell table:number-columns-repeated="7"/>
          <table:table-cell office:value-type="float" office:value="0.230187" calcext:value-type="float">
            <text:p>0.230187</text:p>
          </table:table-cell>
          <table:table-cell office:value-type="float" office:value="0.132951" calcext:value-type="float">
            <text:p>0.132951</text:p>
          </table:table-cell>
        </table:table-row>
        <table:table-row table:style-name="ro1">
          <table:table-cell table:number-columns-repeated="7"/>
          <table:table-cell office:value-type="float" office:value="0.227078" calcext:value-type="float">
            <text:p>0.227078</text:p>
          </table:table-cell>
          <table:table-cell office:value-type="float" office:value="0.133347" calcext:value-type="float">
            <text:p>0.133347</text:p>
          </table:table-cell>
        </table:table-row>
        <table:table-row table:style-name="ro1">
          <table:table-cell table:number-columns-repeated="7"/>
          <table:table-cell office:value-type="float" office:value="0.152397" calcext:value-type="float">
            <text:p>0.152397</text:p>
          </table:table-cell>
          <table:table-cell office:value-type="float" office:value="0.132589" calcext:value-type="float">
            <text:p>0.132589</text:p>
          </table:table-cell>
        </table:table-row>
        <table:table-row table:style-name="ro1">
          <table:table-cell table:number-columns-repeated="7"/>
          <table:table-cell office:value-type="float" office:value="0.143518" calcext:value-type="float">
            <text:p>0.143518</text:p>
          </table:table-cell>
          <table:table-cell office:value-type="float" office:value="0.13438" calcext:value-type="float">
            <text:p>0.13438</text:p>
          </table:table-cell>
        </table:table-row>
        <table:table-row table:style-name="ro1">
          <table:table-cell table:number-columns-repeated="7"/>
          <table:table-cell office:value-type="float" office:value="0.241419" calcext:value-type="float">
            <text:p>0.241419</text:p>
          </table:table-cell>
          <table:table-cell office:value-type="float" office:value="0.132257" calcext:value-type="float">
            <text:p>0.132257</text:p>
          </table:table-cell>
        </table:table-row>
        <table:table-row table:style-name="ro1">
          <table:table-cell table:number-columns-repeated="7"/>
          <table:table-cell office:value-type="float" office:value="0.193517" calcext:value-type="float">
            <text:p>0.193517</text:p>
          </table:table-cell>
          <table:table-cell office:value-type="float" office:value="0.132419" calcext:value-type="float">
            <text:p>0.132419</text:p>
          </table:table-cell>
        </table:table-row>
        <table:table-row table:style-name="ro1">
          <table:table-cell table:number-columns-repeated="7"/>
          <table:table-cell office:value-type="float" office:value="0.271719" calcext:value-type="float">
            <text:p>0.271719</text:p>
          </table:table-cell>
          <table:table-cell office:value-type="float" office:value="0.137313" calcext:value-type="float">
            <text:p>0.137313</text:p>
          </table:table-cell>
        </table:table-row>
        <table:table-row table:style-name="ro1">
          <table:table-cell table:number-columns-repeated="7"/>
          <table:table-cell office:value-type="float" office:value="0.203693" calcext:value-type="float">
            <text:p>0.203693</text:p>
          </table:table-cell>
          <table:table-cell office:value-type="float" office:value="0.132974" calcext:value-type="float">
            <text:p>0.132974</text:p>
          </table:table-cell>
        </table:table-row>
        <table:table-row table:style-name="ro1">
          <table:table-cell table:number-columns-repeated="7"/>
          <table:table-cell office:value-type="float" office:value="0.157698" calcext:value-type="float">
            <text:p>0.157698</text:p>
          </table:table-cell>
          <table:table-cell office:value-type="float" office:value="0.132198" calcext:value-type="float">
            <text:p>0.132198</text:p>
          </table:table-cell>
        </table:table-row>
        <table:table-row table:style-name="ro1">
          <table:table-cell table:number-columns-repeated="7"/>
          <table:table-cell office:value-type="float" office:value="0.203217" calcext:value-type="float">
            <text:p>0.203217</text:p>
          </table:table-cell>
          <table:table-cell office:value-type="float" office:value="0.132191" calcext:value-type="float">
            <text:p>0.132191</text:p>
          </table:table-cell>
        </table:table-row>
        <table:table-row table:style-name="ro1">
          <table:table-cell table:number-columns-repeated="7"/>
          <table:table-cell office:value-type="float" office:value="0.192006" calcext:value-type="float">
            <text:p>0.192006</text:p>
          </table:table-cell>
          <table:table-cell office:value-type="float" office:value="0.133605" calcext:value-type="float">
            <text:p>0.133605</text:p>
          </table:table-cell>
        </table:table-row>
        <table:table-row table:style-name="ro1">
          <table:table-cell table:number-columns-repeated="7"/>
          <table:table-cell office:value-type="float" office:value="0.170771" calcext:value-type="float">
            <text:p>0.170771</text:p>
          </table:table-cell>
          <table:table-cell office:value-type="float" office:value="0.144867" calcext:value-type="float">
            <text:p>0.144867</text:p>
          </table:table-cell>
        </table:table-row>
        <table:table-row table:style-name="ro1">
          <table:table-cell table:number-columns-repeated="7"/>
          <table:table-cell office:value-type="float" office:value="0.14214" calcext:value-type="float">
            <text:p>0.14214</text:p>
          </table:table-cell>
          <table:table-cell office:value-type="float" office:value="0.132102" calcext:value-type="float">
            <text:p>0.132102</text:p>
          </table:table-cell>
        </table:table-row>
        <table:table-row table:style-name="ro1">
          <table:table-cell table:number-columns-repeated="7"/>
          <table:table-cell office:value-type="float" office:value="0.228251" calcext:value-type="float">
            <text:p>0.228251</text:p>
          </table:table-cell>
          <table:table-cell office:value-type="float" office:value="0.145746" calcext:value-type="float">
            <text:p>0.145746</text:p>
          </table:table-cell>
        </table:table-row>
        <table:table-row table:style-name="ro1">
          <table:table-cell table:number-columns-repeated="7"/>
          <table:table-cell office:value-type="float" office:value="0.152719" calcext:value-type="float">
            <text:p>0.152719</text:p>
          </table:table-cell>
          <table:table-cell office:value-type="float" office:value="0.133057" calcext:value-type="float">
            <text:p>0.133057</text:p>
          </table:table-cell>
        </table:table-row>
        <table:table-row table:style-name="ro1">
          <table:table-cell table:number-columns-repeated="7"/>
          <table:table-cell office:value-type="float" office:value="0.186046" calcext:value-type="float">
            <text:p>0.186046</text:p>
          </table:table-cell>
          <table:table-cell office:value-type="float" office:value="0.132466" calcext:value-type="float">
            <text:p>0.132466</text:p>
          </table:table-cell>
        </table:table-row>
        <table:table-row table:style-name="ro1">
          <table:table-cell table:number-columns-repeated="7"/>
          <table:table-cell office:value-type="float" office:value="0.143214" calcext:value-type="float">
            <text:p>0.143214</text:p>
          </table:table-cell>
          <table:table-cell office:value-type="float" office:value="0.142079" calcext:value-type="float">
            <text:p>0.142079</text:p>
          </table:table-cell>
        </table:table-row>
        <table:table-row table:style-name="ro1">
          <table:table-cell table:number-columns-repeated="7"/>
          <table:table-cell office:value-type="float" office:value="0.174513" calcext:value-type="float">
            <text:p>0.174513</text:p>
          </table:table-cell>
          <table:table-cell office:value-type="float" office:value="0.142107" calcext:value-type="float">
            <text:p>0.142107</text:p>
          </table:table-cell>
        </table:table-row>
        <table:table-row table:style-name="ro1">
          <table:table-cell table:number-columns-repeated="7"/>
          <table:table-cell office:value-type="float" office:value="0.248379" calcext:value-type="float">
            <text:p>0.248379</text:p>
          </table:table-cell>
          <table:table-cell office:value-type="float" office:value="0.138758" calcext:value-type="float">
            <text:p>0.138758</text:p>
          </table:table-cell>
        </table:table-row>
        <table:table-row table:style-name="ro1">
          <table:table-cell table:number-columns-repeated="7"/>
          <table:table-cell office:value-type="float" office:value="0.141167" calcext:value-type="float">
            <text:p>0.141167</text:p>
          </table:table-cell>
          <table:table-cell office:value-type="float" office:value="0.132927" calcext:value-type="float">
            <text:p>0.132927</text:p>
          </table:table-cell>
        </table:table-row>
        <table:table-row table:style-name="ro1">
          <table:table-cell table:number-columns-repeated="7"/>
          <table:table-cell office:value-type="float" office:value="0.268629" calcext:value-type="float">
            <text:p>0.268629</text:p>
          </table:table-cell>
          <table:table-cell office:value-type="float" office:value="0.139722" calcext:value-type="float">
            <text:p>0.139722</text:p>
          </table:table-cell>
        </table:table-row>
        <table:table-row table:style-name="ro1">
          <table:table-cell table:number-columns-repeated="7"/>
          <table:table-cell office:value-type="float" office:value="0.22761" calcext:value-type="float">
            <text:p>0.22761</text:p>
          </table:table-cell>
          <table:table-cell office:value-type="float" office:value="0.132365" calcext:value-type="float">
            <text:p>0.132365</text:p>
          </table:table-cell>
        </table:table-row>
        <table:table-row table:style-name="ro1">
          <table:table-cell table:number-columns-repeated="7"/>
          <table:table-cell office:value-type="float" office:value="0.171914" calcext:value-type="float">
            <text:p>0.171914</text:p>
          </table:table-cell>
          <table:table-cell office:value-type="float" office:value="0.137785" calcext:value-type="float">
            <text:p>0.137785</text:p>
          </table:table-cell>
        </table:table-row>
        <table:table-row table:style-name="ro1">
          <table:table-cell table:number-columns-repeated="7"/>
          <table:table-cell office:value-type="float" office:value="0.139878" calcext:value-type="float">
            <text:p>0.139878</text:p>
          </table:table-cell>
          <table:table-cell office:value-type="float" office:value="0.132016" calcext:value-type="float">
            <text:p>0.132016</text:p>
          </table:table-cell>
        </table:table-row>
        <table:table-row table:style-name="ro1">
          <table:table-cell table:number-columns-repeated="7"/>
          <table:table-cell office:value-type="float" office:value="0.205038" calcext:value-type="float">
            <text:p>0.205038</text:p>
          </table:table-cell>
          <table:table-cell office:value-type="float" office:value="0.133126" calcext:value-type="float">
            <text:p>0.133126</text:p>
          </table:table-cell>
        </table:table-row>
        <table:table-row table:style-name="ro1">
          <table:table-cell table:number-columns-repeated="7"/>
          <table:table-cell office:value-type="float" office:value="0.2086" calcext:value-type="float">
            <text:p>0.2086</text:p>
          </table:table-cell>
          <table:table-cell office:value-type="float" office:value="0.13689" calcext:value-type="float">
            <text:p>0.13689</text:p>
          </table:table-cell>
        </table:table-row>
        <table:table-row table:style-name="ro1">
          <table:table-cell table:number-columns-repeated="7"/>
          <table:table-cell office:value-type="float" office:value="0.213291" calcext:value-type="float">
            <text:p>0.213291</text:p>
          </table:table-cell>
          <table:table-cell office:value-type="float" office:value="0.131798" calcext:value-type="float">
            <text:p>0.131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34:47.095328677</meta:creation-date>
    <dc:date>2019-01-18T19:23:28.196818206</dc:date>
    <meta:editing-duration>PT48M32S</meta:editing-duration>
    <meta:editing-cycles>18</meta:editing-cycles>
    <meta:generator>LibreOffice/5.1.6.2$Linux_X86_64 LibreOffice_project/10m0$Build-2</meta:generator>
    <meta:document-statistic meta:table-count="1" meta:cell-count="11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21cm" svg:height="12.963cm" xlink:href=".." xlink:type="simple" chart:class="chart:scatter" chart:column-mapping="0 1 7 6 5 4 3 2" chart:style-name="ch1">
        <chart:legend chart:legend-position="end" svg:x="20.342cm" svg:y="4.688cm" style:legend-expansion="high" chart:style-name="ch2"/>
        <chart:plot-area chart:style-name="ch3" table:cell-range-address="Sheet1.B2:Sheet1.I52" svg:x="0.464cm" svg:y="0.259cm" svg:width="19.414cm" svg:height="12.445cm">
          <chartooo:coordinate-region svg:x="1.191cm" svg:y="0.459cm" svg:width="18.5cm" svg:height="11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class="chart:scatter">
            <chart:domain table:cell-range-address="Sheet1.B2:Sheet1.B52"/>
            <chart:data-point chart:repeated="51"/>
          </chart:series>
          <chart:series chart:style-name="ch8" chart:values-cell-range-address="Sheet1.I2:Sheet1.I52" chart:class="chart:scatter">
            <chart:data-point chart:repeated="51"/>
          </chart:series>
          <chart:series chart:style-name="ch9" chart:values-cell-range-address="Sheet1.H2:Sheet1.H52" chart:class="chart:scatter">
            <chart:data-point chart:repeated="51"/>
          </chart:series>
          <chart:series chart:style-name="ch10" chart:values-cell-range-address="Sheet1.G2:Sheet1.G52" chart:class="chart:scatter">
            <chart:data-point chart:repeated="51"/>
          </chart:series>
          <chart:series chart:style-name="ch11" chart:values-cell-range-address="Sheet1.F2:Sheet1.F52" chart:class="chart:scatter">
            <chart:data-point chart:repeated="51"/>
          </chart:series>
          <chart:series chart:style-name="ch12" chart:values-cell-range-address="Sheet1.E2:Sheet1.E52" chart:class="chart:scatter">
            <chart:data-point chart:repeated="51"/>
          </chart:series>
          <chart:series chart:style-name="ch13" chart:values-cell-range-address="Sheet1.D2:Sheet1.D52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I2:Sheet1.I52</svg:desc>
                </draw:g>
              </table:table-cell>
              <table:table-cell office:value-type="float" office:value="0.693317">
                <text:p>0.693317</text:p>
                <draw:g>
                  <svg:desc>Sheet1.H2:Sheet1.H52</svg:desc>
                </draw:g>
              </table:table-cell>
              <table:table-cell office:value-type="float" office:value="0.693317">
                <text:p>0.693317</text:p>
                <draw:g>
                  <svg:desc>Sheet1.G2:Sheet1.G52</svg:desc>
                </draw:g>
              </table:table-cell>
              <table:table-cell office:value-type="float" office:value="0.693317">
                <text:p>0.693317</text:p>
                <draw:g>
                  <svg:desc>Sheet1.F2:Sheet1.F52</svg:desc>
                </draw:g>
              </table:table-cell>
              <table:table-cell office:value-type="float" office:value="0.693317">
                <text:p>0.693317</text:p>
                <draw:g>
                  <svg:desc>Sheet1.E2:Sheet1.E52</svg:desc>
                </draw:g>
              </table:table-cell>
              <table:table-cell office:value-type="float" office:value="0.693317">
                <text:p>0.693317</text:p>
                <draw:g>
                  <svg:desc>Sheet1.D2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399951">
                <text:p>0.399951</text:p>
              </table:table-cell>
              <table:table-cell office:value-type="float" office:value="0.388422">
                <text:p>0.388422</text:p>
              </table:table-cell>
              <table:table-cell office:value-type="float" office:value="0.207782">
                <text:p>0.207782</text:p>
              </table:table-cell>
              <table:table-cell office:value-type="float" office:value="0.189646">
                <text:p>0.189646</text:p>
              </table:table-cell>
              <table:table-cell office:value-type="float" office:value="0.14785">
                <text:p>0.14785</text:p>
              </table:table-cell>
              <table:table-cell office:value-type="float" office:value="0.170884">
                <text:p>0.170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144751">
                <text:p>0.144751</text:p>
              </table:table-cell>
              <table:table-cell office:value-type="float" office:value="0.350794">
                <text:p>0.350794</text:p>
              </table:table-cell>
              <table:table-cell office:value-type="float" office:value="0.160738">
                <text:p>0.160738</text:p>
              </table:table-cell>
              <table:table-cell office:value-type="float" office:value="0.215209">
                <text:p>0.215209</text:p>
              </table:table-cell>
              <table:table-cell office:value-type="float" office:value="0.144396">
                <text:p>0.144396</text:p>
              </table:table-cell>
              <table:table-cell office:value-type="float" office:value="0.152948">
                <text:p>0.152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147036">
                <text:p>0.147036</text:p>
              </table:table-cell>
              <table:table-cell office:value-type="float" office:value="0.264048">
                <text:p>0.264048</text:p>
              </table:table-cell>
              <table:table-cell office:value-type="float" office:value="0.251296">
                <text:p>0.251296</text:p>
              </table:table-cell>
              <table:table-cell office:value-type="float" office:value="0.173121">
                <text:p>0.173121</text:p>
              </table:table-cell>
              <table:table-cell office:value-type="float" office:value="0.206728">
                <text:p>0.206728</text:p>
              </table:table-cell>
              <table:table-cell office:value-type="float" office:value="0.140655">
                <text:p>0.140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391163">
                <text:p>0.391163</text:p>
              </table:table-cell>
              <table:table-cell office:value-type="float" office:value="0.180049">
                <text:p>0.180049</text:p>
              </table:table-cell>
              <table:table-cell office:value-type="float" office:value="0.240054">
                <text:p>0.240054</text:p>
              </table:table-cell>
              <table:table-cell office:value-type="float" office:value="0.139414">
                <text:p>0.139414</text:p>
              </table:table-cell>
              <table:table-cell office:value-type="float" office:value="0.149153">
                <text:p>0.149153</text:p>
              </table:table-cell>
              <table:table-cell office:value-type="float" office:value="0.14668">
                <text:p>0.14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390436">
                <text:p>0.390436</text:p>
              </table:table-cell>
              <table:table-cell office:value-type="float" office:value="0.281038">
                <text:p>0.281038</text:p>
              </table:table-cell>
              <table:table-cell office:value-type="float" office:value="0.138821">
                <text:p>0.138821</text:p>
              </table:table-cell>
              <table:table-cell office:value-type="float" office:value="0.138342">
                <text:p>0.138342</text:p>
              </table:table-cell>
              <table:table-cell office:value-type="float" office:value="0.150208">
                <text:p>0.150208</text:p>
              </table:table-cell>
              <table:table-cell office:value-type="float" office:value="0.173007">
                <text:p>0.173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157041">
                <text:p>0.157041</text:p>
              </table:table-cell>
              <table:table-cell office:value-type="float" office:value="0.246645">
                <text:p>0.246645</text:p>
              </table:table-cell>
              <table:table-cell office:value-type="float" office:value="0.244967">
                <text:p>0.244967</text:p>
              </table:table-cell>
              <table:table-cell office:value-type="float" office:value="0.228962">
                <text:p>0.228962</text:p>
              </table:table-cell>
              <table:table-cell office:value-type="float" office:value="0.157394">
                <text:p>0.157394</text:p>
              </table:table-cell>
              <table:table-cell office:value-type="float" office:value="0.141466">
                <text:p>0.141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386963">
                <text:p>0.386963</text:p>
              </table:table-cell>
              <table:table-cell office:value-type="float" office:value="0.151489">
                <text:p>0.151489</text:p>
              </table:table-cell>
              <table:table-cell office:value-type="float" office:value="0.250409">
                <text:p>0.250409</text:p>
              </table:table-cell>
              <table:table-cell office:value-type="float" office:value="0.164256">
                <text:p>0.164256</text:p>
              </table:table-cell>
              <table:table-cell office:value-type="float" office:value="0.227261">
                <text:p>0.227261</text:p>
              </table:table-cell>
              <table:table-cell office:value-type="float" office:value="0.140654">
                <text:p>0.140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388441">
                <text:p>0.388441</text:p>
              </table:table-cell>
              <table:table-cell office:value-type="float" office:value="0.232765">
                <text:p>0.232765</text:p>
              </table:table-cell>
              <table:table-cell office:value-type="float" office:value="0.145561">
                <text:p>0.145561</text:p>
              </table:table-cell>
              <table:table-cell office:value-type="float" office:value="0.137209">
                <text:p>0.137209</text:p>
              </table:table-cell>
              <table:table-cell office:value-type="float" office:value="0.242504">
                <text:p>0.242504</text:p>
              </table:table-cell>
              <table:table-cell office:value-type="float" office:value="0.135825">
                <text:p>0.135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38947">
                <text:p>0.38947</text:p>
              </table:table-cell>
              <table:table-cell office:value-type="float" office:value="0.367309">
                <text:p>0.367309</text:p>
              </table:table-cell>
              <table:table-cell office:value-type="float" office:value="0.237226">
                <text:p>0.237226</text:p>
              </table:table-cell>
              <table:table-cell office:value-type="float" office:value="0.219439">
                <text:p>0.219439</text:p>
              </table:table-cell>
              <table:table-cell office:value-type="float" office:value="0.17287">
                <text:p>0.17287</text:p>
              </table:table-cell>
              <table:table-cell office:value-type="float" office:value="0.135366">
                <text:p>0.135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389387">
                <text:p>0.389387</text:p>
              </table:table-cell>
              <table:table-cell office:value-type="float" office:value="0.317742">
                <text:p>0.317742</text:p>
              </table:table-cell>
              <table:table-cell office:value-type="float" office:value="0.180362">
                <text:p>0.180362</text:p>
              </table:table-cell>
              <table:table-cell office:value-type="float" office:value="0.185851">
                <text:p>0.185851</text:p>
              </table:table-cell>
              <table:table-cell office:value-type="float" office:value="0.144022">
                <text:p>0.144022</text:p>
              </table:table-cell>
              <table:table-cell office:value-type="float" office:value="0.139322">
                <text:p>0.139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43768">
                <text:p>0.143768</text:p>
              </table:table-cell>
              <table:table-cell office:value-type="float" office:value="0.311979">
                <text:p>0.311979</text:p>
              </table:table-cell>
              <table:table-cell office:value-type="float" office:value="0.159914">
                <text:p>0.159914</text:p>
              </table:table-cell>
              <table:table-cell office:value-type="float" office:value="0.177587">
                <text:p>0.177587</text:p>
              </table:table-cell>
              <table:table-cell office:value-type="float" office:value="0.212797">
                <text:p>0.212797</text:p>
              </table:table-cell>
              <table:table-cell office:value-type="float" office:value="0.134218">
                <text:p>0.134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149584">
                <text:p>0.149584</text:p>
              </table:table-cell>
              <table:table-cell office:value-type="float" office:value="0.318428">
                <text:p>0.318428</text:p>
              </table:table-cell>
              <table:table-cell office:value-type="float" office:value="0.260841">
                <text:p>0.260841</text:p>
              </table:table-cell>
              <table:table-cell office:value-type="float" office:value="0.134988">
                <text:p>0.134988</text:p>
              </table:table-cell>
              <table:table-cell office:value-type="float" office:value="0.158079">
                <text:p>0.158079</text:p>
              </table:table-cell>
              <table:table-cell office:value-type="float" office:value="0.213959">
                <text:p>0.213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45547">
                <text:p>0.145547</text:p>
              </table:table-cell>
              <table:table-cell office:value-type="float" office:value="0.181881">
                <text:p>0.181881</text:p>
              </table:table-cell>
              <table:table-cell office:value-type="float" office:value="0.185251">
                <text:p>0.185251</text:p>
              </table:table-cell>
              <table:table-cell office:value-type="float" office:value="0.16057">
                <text:p>0.16057</text:p>
              </table:table-cell>
              <table:table-cell office:value-type="float" office:value="0.134453">
                <text:p>0.134453</text:p>
              </table:table-cell>
              <table:table-cell office:value-type="float" office:value="0.134626">
                <text:p>0.134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388506">
                <text:p>0.388506</text:p>
              </table:table-cell>
              <table:table-cell office:value-type="float" office:value="2.31289">
                <text:p>2.31289</text:p>
              </table:table-cell>
              <table:table-cell office:value-type="float" office:value="0.255585">
                <text:p>0.255585</text:p>
              </table:table-cell>
              <table:table-cell office:value-type="float" office:value="0.141824">
                <text:p>0.141824</text:p>
              </table:table-cell>
              <table:table-cell office:value-type="float" office:value="0.185539">
                <text:p>0.185539</text:p>
              </table:table-cell>
              <table:table-cell office:value-type="float" office:value="0.135597">
                <text:p>0.135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389351">
                <text:p>0.389351</text:p>
              </table:table-cell>
              <table:table-cell office:value-type="float" office:value="0.17783">
                <text:p>0.17783</text:p>
              </table:table-cell>
              <table:table-cell office:value-type="float" office:value="0.136274">
                <text:p>0.136274</text:p>
              </table:table-cell>
              <table:table-cell office:value-type="float" office:value="0.136626">
                <text:p>0.136626</text:p>
              </table:table-cell>
              <table:table-cell office:value-type="float" office:value="0.175464">
                <text:p>0.175464</text:p>
              </table:table-cell>
              <table:table-cell office:value-type="float" office:value="0.157377">
                <text:p>0.15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38595">
                <text:p>0.38595</text:p>
              </table:table-cell>
              <table:table-cell office:value-type="float" office:value="0.316649">
                <text:p>0.316649</text:p>
              </table:table-cell>
              <table:table-cell office:value-type="float" office:value="0.228278">
                <text:p>0.228278</text:p>
              </table:table-cell>
              <table:table-cell office:value-type="float" office:value="0.13882">
                <text:p>0.13882</text:p>
              </table:table-cell>
              <table:table-cell office:value-type="float" office:value="0.134114">
                <text:p>0.134114</text:p>
              </table:table-cell>
              <table:table-cell office:value-type="float" office:value="0.135693">
                <text:p>0.135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146964">
                <text:p>0.146964</text:p>
              </table:table-cell>
              <table:table-cell office:value-type="float" office:value="0.380628">
                <text:p>0.380628</text:p>
              </table:table-cell>
              <table:table-cell office:value-type="float" office:value="0.258398">
                <text:p>0.258398</text:p>
              </table:table-cell>
              <table:table-cell office:value-type="float" office:value="0.226664">
                <text:p>0.226664</text:p>
              </table:table-cell>
              <table:table-cell office:value-type="float" office:value="0.22866">
                <text:p>0.22866</text:p>
              </table:table-cell>
              <table:table-cell office:value-type="float" office:value="0.15817">
                <text:p>0.15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92662">
                <text:p>0.192662</text:p>
              </table:table-cell>
              <table:table-cell office:value-type="float" office:value="0.318984">
                <text:p>0.318984</text:p>
              </table:table-cell>
              <table:table-cell office:value-type="float" office:value="0.145894">
                <text:p>0.145894</text:p>
              </table:table-cell>
              <table:table-cell office:value-type="float" office:value="0.190335">
                <text:p>0.190335</text:p>
              </table:table-cell>
              <table:table-cell office:value-type="float" office:value="0.160051">
                <text:p>0.160051</text:p>
              </table:table-cell>
              <table:table-cell office:value-type="float" office:value="0.133397">
                <text:p>0.133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155997">
                <text:p>0.155997</text:p>
              </table:table-cell>
              <table:table-cell office:value-type="float" office:value="0.312152">
                <text:p>0.312152</text:p>
              </table:table-cell>
              <table:table-cell office:value-type="float" office:value="0.266625">
                <text:p>0.266625</text:p>
              </table:table-cell>
              <table:table-cell office:value-type="float" office:value="0.182494">
                <text:p>0.182494</text:p>
              </table:table-cell>
              <table:table-cell office:value-type="float" office:value="0.171326">
                <text:p>0.171326</text:p>
              </table:table-cell>
              <table:table-cell office:value-type="float" office:value="0.133616">
                <text:p>0.133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138985">
                <text:p>0.138985</text:p>
              </table:table-cell>
              <table:table-cell office:value-type="float" office:value="0.296627">
                <text:p>0.296627</text:p>
              </table:table-cell>
              <table:table-cell office:value-type="float" office:value="0.253438">
                <text:p>0.253438</text:p>
              </table:table-cell>
              <table:table-cell office:value-type="float" office:value="0.179403">
                <text:p>0.179403</text:p>
              </table:table-cell>
              <table:table-cell office:value-type="float" office:value="0.13587">
                <text:p>0.13587</text:p>
              </table:table-cell>
              <table:table-cell office:value-type="float" office:value="0.159008">
                <text:p>0.159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134255">
                <text:p>0.134255</text:p>
              </table:table-cell>
              <table:table-cell office:value-type="float" office:value="0.280774">
                <text:p>0.280774</text:p>
              </table:table-cell>
              <table:table-cell office:value-type="float" office:value="0.254798">
                <text:p>0.254798</text:p>
              </table:table-cell>
              <table:table-cell office:value-type="float" office:value="0.164734">
                <text:p>0.164734</text:p>
              </table:table-cell>
              <table:table-cell office:value-type="float" office:value="0.170433">
                <text:p>0.170433</text:p>
              </table:table-cell>
              <table:table-cell office:value-type="float" office:value="0.170554">
                <text:p>0.170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141384">
                <text:p>0.141384</text:p>
              </table:table-cell>
              <table:table-cell office:value-type="float" office:value="0.264296">
                <text:p>0.264296</text:p>
              </table:table-cell>
              <table:table-cell office:value-type="float" office:value="0.149321">
                <text:p>0.149321</text:p>
              </table:table-cell>
              <table:table-cell office:value-type="float" office:value="0.380082">
                <text:p>0.380082</text:p>
              </table:table-cell>
              <table:table-cell office:value-type="float" office:value="0.134613">
                <text:p>0.134613</text:p>
              </table:table-cell>
              <table:table-cell office:value-type="float" office:value="0.136913">
                <text:p>0.136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137771">
                <text:p>0.137771</text:p>
              </table:table-cell>
              <table:table-cell office:value-type="float" office:value="0.249561">
                <text:p>0.249561</text:p>
              </table:table-cell>
              <table:table-cell office:value-type="float" office:value="0.238033">
                <text:p>0.238033</text:p>
              </table:table-cell>
              <table:table-cell office:value-type="float" office:value="0.193866">
                <text:p>0.193866</text:p>
              </table:table-cell>
              <table:table-cell office:value-type="float" office:value="0.140614">
                <text:p>0.140614</text:p>
              </table:table-cell>
              <table:table-cell office:value-type="float" office:value="0.137247">
                <text:p>0.137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385845">
                <text:p>0.385845</text:p>
              </table:table-cell>
              <table:table-cell office:value-type="float" office:value="0.264488">
                <text:p>0.264488</text:p>
              </table:table-cell>
              <table:table-cell office:value-type="float" office:value="0.231603">
                <text:p>0.231603</text:p>
              </table:table-cell>
              <table:table-cell office:value-type="float" office:value="0.177367">
                <text:p>0.177367</text:p>
              </table:table-cell>
              <table:table-cell office:value-type="float" office:value="0.173938">
                <text:p>0.173938</text:p>
              </table:table-cell>
              <table:table-cell office:value-type="float" office:value="0.137342">
                <text:p>0.137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47386">
                <text:p>0.147386</text:p>
              </table:table-cell>
              <table:table-cell office:value-type="float" office:value="0.269573">
                <text:p>0.269573</text:p>
              </table:table-cell>
              <table:table-cell office:value-type="float" office:value="0.161633">
                <text:p>0.161633</text:p>
              </table:table-cell>
              <table:table-cell office:value-type="float" office:value="0.179812">
                <text:p>0.179812</text:p>
              </table:table-cell>
              <table:table-cell office:value-type="float" office:value="0.139038">
                <text:p>0.139038</text:p>
              </table:table-cell>
              <table:table-cell office:value-type="float" office:value="0.133435">
                <text:p>0.133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384074">
                <text:p>0.384074</text:p>
              </table:table-cell>
              <table:table-cell office:value-type="float" office:value="0.361274">
                <text:p>0.361274</text:p>
              </table:table-cell>
              <table:table-cell office:value-type="float" office:value="0.16977">
                <text:p>0.16977</text:p>
              </table:table-cell>
              <table:table-cell office:value-type="float" office:value="0.203613">
                <text:p>0.203613</text:p>
              </table:table-cell>
              <table:table-cell office:value-type="float" office:value="0.167957">
                <text:p>0.167957</text:p>
              </table:table-cell>
              <table:table-cell office:value-type="float" office:value="0.133084">
                <text:p>0.133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383731">
                <text:p>0.383731</text:p>
              </table:table-cell>
              <table:table-cell office:value-type="float" office:value="0.232946">
                <text:p>0.232946</text:p>
              </table:table-cell>
              <table:table-cell office:value-type="float" office:value="0.157376">
                <text:p>0.157376</text:p>
              </table:table-cell>
              <table:table-cell office:value-type="float" office:value="0.135026">
                <text:p>0.135026</text:p>
              </table:table-cell>
              <table:table-cell office:value-type="float" office:value="0.171167">
                <text:p>0.171167</text:p>
              </table:table-cell>
              <table:table-cell office:value-type="float" office:value="0.135995">
                <text:p>0.135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384008">
                <text:p>0.384008</text:p>
              </table:table-cell>
              <table:table-cell office:value-type="float" office:value="0.252847">
                <text:p>0.252847</text:p>
              </table:table-cell>
              <table:table-cell office:value-type="float" office:value="0.247463">
                <text:p>0.247463</text:p>
              </table:table-cell>
              <table:table-cell office:value-type="float" office:value="0.133252">
                <text:p>0.133252</text:p>
              </table:table-cell>
              <table:table-cell office:value-type="float" office:value="0.201891">
                <text:p>0.201891</text:p>
              </table:table-cell>
              <table:table-cell office:value-type="float" office:value="0.159573">
                <text:p>0.159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385464">
                <text:p>0.385464</text:p>
              </table:table-cell>
              <table:table-cell office:value-type="float" office:value="2.26604">
                <text:p>2.26604</text:p>
              </table:table-cell>
              <table:table-cell office:value-type="float" office:value="0.202272">
                <text:p>0.202272</text:p>
              </table:table-cell>
              <table:table-cell office:value-type="float" office:value="0.133465">
                <text:p>0.133465</text:p>
              </table:table-cell>
              <table:table-cell office:value-type="float" office:value="0.193156">
                <text:p>0.193156</text:p>
              </table:table-cell>
              <table:table-cell office:value-type="float" office:value="0.151287">
                <text:p>0.151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152811">
                <text:p>0.152811</text:p>
              </table:table-cell>
              <table:table-cell office:value-type="float" office:value="0.246343">
                <text:p>0.246343</text:p>
              </table:table-cell>
              <table:table-cell office:value-type="float" office:value="0.271657">
                <text:p>0.271657</text:p>
              </table:table-cell>
              <table:table-cell office:value-type="float" office:value="0.134939">
                <text:p>0.134939</text:p>
              </table:table-cell>
              <table:table-cell office:value-type="float" office:value="0.136224">
                <text:p>0.136224</text:p>
              </table:table-cell>
              <table:table-cell office:value-type="float" office:value="0.132934">
                <text:p>0.132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384401">
                <text:p>0.384401</text:p>
              </table:table-cell>
              <table:table-cell office:value-type="float" office:value="0.295042">
                <text:p>0.295042</text:p>
              </table:table-cell>
              <table:table-cell office:value-type="float" office:value="0.204214">
                <text:p>0.204214</text:p>
              </table:table-cell>
              <table:table-cell office:value-type="float" office:value="0.145678">
                <text:p>0.145678</text:p>
              </table:table-cell>
              <table:table-cell office:value-type="float" office:value="0.156377">
                <text:p>0.156377</text:p>
              </table:table-cell>
              <table:table-cell office:value-type="float" office:value="0.145123">
                <text:p>0.145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34091">
                <text:p>0.134091</text:p>
              </table:table-cell>
              <table:table-cell office:value-type="float" office:value="0.271743">
                <text:p>0.271743</text:p>
              </table:table-cell>
              <table:table-cell office:value-type="float" office:value="0.151806">
                <text:p>0.151806</text:p>
              </table:table-cell>
              <table:table-cell office:value-type="float" office:value="0.31486">
                <text:p>0.31486</text:p>
              </table:table-cell>
              <table:table-cell office:value-type="float" office:value="0.1713">
                <text:p>0.1713</text:p>
              </table:table-cell>
              <table:table-cell office:value-type="float" office:value="0.134917">
                <text:p>0.134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153647">
                <text:p>0.153647</text:p>
              </table:table-cell>
              <table:table-cell office:value-type="float" office:value="0.338073">
                <text:p>0.338073</text:p>
              </table:table-cell>
              <table:table-cell office:value-type="float" office:value="0.205744">
                <text:p>0.205744</text:p>
              </table:table-cell>
              <table:table-cell office:value-type="float" office:value="0.213699">
                <text:p>0.213699</text:p>
              </table:table-cell>
              <table:table-cell office:value-type="float" office:value="0.21971">
                <text:p>0.21971</text:p>
              </table:table-cell>
              <table:table-cell office:value-type="float" office:value="0.134059">
                <text:p>0.134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386905">
                <text:p>0.386905</text:p>
              </table:table-cell>
              <table:table-cell office:value-type="float" office:value="0.301265">
                <text:p>0.301265</text:p>
              </table:table-cell>
              <table:table-cell office:value-type="float" office:value="0.629124">
                <text:p>0.629124</text:p>
              </table:table-cell>
              <table:table-cell office:value-type="float" office:value="0.223641">
                <text:p>0.223641</text:p>
              </table:table-cell>
              <table:table-cell office:value-type="float" office:value="0.212107">
                <text:p>0.212107</text:p>
              </table:table-cell>
              <table:table-cell office:value-type="float" office:value="0.133823">
                <text:p>0.133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383466">
                <text:p>0.383466</text:p>
              </table:table-cell>
              <table:table-cell office:value-type="float" office:value="0.226117">
                <text:p>0.226117</text:p>
              </table:table-cell>
              <table:table-cell office:value-type="float" office:value="0.167099">
                <text:p>0.167099</text:p>
              </table:table-cell>
              <table:table-cell office:value-type="float" office:value="0.140021">
                <text:p>0.140021</text:p>
              </table:table-cell>
              <table:table-cell office:value-type="float" office:value="0.138048">
                <text:p>0.138048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384247">
                <text:p>0.384247</text:p>
              </table:table-cell>
              <table:table-cell office:value-type="float" office:value="2.28585">
                <text:p>2.28585</text:p>
              </table:table-cell>
              <table:table-cell office:value-type="float" office:value="0.137878">
                <text:p>0.137878</text:p>
              </table:table-cell>
              <table:table-cell office:value-type="float" office:value="0.159209">
                <text:p>0.159209</text:p>
              </table:table-cell>
              <table:table-cell office:value-type="float" office:value="0.21264">
                <text:p>0.21264</text:p>
              </table:table-cell>
              <table:table-cell office:value-type="float" office:value="0.137413">
                <text:p>0.137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13923">
                <text:p>0.13923</text:p>
              </table:table-cell>
              <table:table-cell office:value-type="float" office:value="0.224815">
                <text:p>0.224815</text:p>
              </table:table-cell>
              <table:table-cell office:value-type="float" office:value="0.23278">
                <text:p>0.23278</text:p>
              </table:table-cell>
              <table:table-cell office:value-type="float" office:value="0.145515">
                <text:p>0.145515</text:p>
              </table:table-cell>
              <table:table-cell office:value-type="float" office:value="0.134258">
                <text:p>0.134258</text:p>
              </table:table-cell>
              <table:table-cell office:value-type="float" office:value="0.171706">
                <text:p>0.171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7924">
                <text:p>0.17924</text:p>
              </table:table-cell>
              <table:table-cell office:value-type="float" office:value="0.221012">
                <text:p>0.221012</text:p>
              </table:table-cell>
              <table:table-cell office:value-type="float" office:value="0.16683">
                <text:p>0.16683</text:p>
              </table:table-cell>
              <table:table-cell office:value-type="float" office:value="0.159719">
                <text:p>0.159719</text:p>
              </table:table-cell>
              <table:table-cell office:value-type="float" office:value="0.145624">
                <text:p>0.145624</text:p>
              </table:table-cell>
              <table:table-cell office:value-type="float" office:value="0.132971">
                <text:p>0.132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384135">
                <text:p>0.384135</text:p>
              </table:table-cell>
              <table:table-cell office:value-type="float" office:value="0.301202">
                <text:p>0.301202</text:p>
              </table:table-cell>
              <table:table-cell office:value-type="float" office:value="0.196777">
                <text:p>0.196777</text:p>
              </table:table-cell>
              <table:table-cell office:value-type="float" office:value="0.136646">
                <text:p>0.136646</text:p>
              </table:table-cell>
              <table:table-cell office:value-type="float" office:value="0.1326">
                <text:p>0.1326</text:p>
              </table:table-cell>
              <table:table-cell office:value-type="float" office:value="0.133289">
                <text:p>0.133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386072">
                <text:p>0.386072</text:p>
              </table:table-cell>
              <table:table-cell office:value-type="float" office:value="0.248345">
                <text:p>0.248345</text:p>
              </table:table-cell>
              <table:table-cell office:value-type="float" office:value="0.132991">
                <text:p>0.132991</text:p>
              </table:table-cell>
              <table:table-cell office:value-type="float" office:value="0.216055">
                <text:p>0.216055</text:p>
              </table:table-cell>
              <table:table-cell office:value-type="float" office:value="0.136943">
                <text:p>0.136943</text:p>
              </table:table-cell>
              <table:table-cell office:value-type="float" office:value="0.139066">
                <text:p>0.139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37522">
                <text:p>0.137522</text:p>
              </table:table-cell>
              <table:table-cell office:value-type="float" office:value="0.321363">
                <text:p>0.321363</text:p>
              </table:table-cell>
              <table:table-cell office:value-type="float" office:value="0.149975">
                <text:p>0.149975</text:p>
              </table:table-cell>
              <table:table-cell office:value-type="float" office:value="0.158271">
                <text:p>0.158271</text:p>
              </table:table-cell>
              <table:table-cell office:value-type="float" office:value="0.148751">
                <text:p>0.148751</text:p>
              </table:table-cell>
              <table:table-cell office:value-type="float" office:value="0.136718">
                <text:p>0.136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137524">
                <text:p>0.137524</text:p>
              </table:table-cell>
              <table:table-cell office:value-type="float" office:value="0.227683">
                <text:p>0.227683</text:p>
              </table:table-cell>
              <table:table-cell office:value-type="float" office:value="0.254394">
                <text:p>0.254394</text:p>
              </table:table-cell>
              <table:table-cell office:value-type="float" office:value="0.150043">
                <text:p>0.150043</text:p>
              </table:table-cell>
              <table:table-cell office:value-type="float" office:value="0.1337">
                <text:p>0.1337</text:p>
              </table:table-cell>
              <table:table-cell office:value-type="float" office:value="0.143897">
                <text:p>0.143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385513">
                <text:p>0.385513</text:p>
              </table:table-cell>
              <table:table-cell office:value-type="float" office:value="2.29334">
                <text:p>2.29334</text:p>
              </table:table-cell>
              <table:table-cell office:value-type="float" office:value="0.148686">
                <text:p>0.148686</text:p>
              </table:table-cell>
              <table:table-cell office:value-type="float" office:value="0.185709">
                <text:p>0.185709</text:p>
              </table:table-cell>
              <table:table-cell office:value-type="float" office:value="0.132203">
                <text:p>0.132203</text:p>
              </table:table-cell>
              <table:table-cell office:value-type="float" office:value="0.181343">
                <text:p>0.181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143957">
                <text:p>0.143957</text:p>
              </table:table-cell>
              <table:table-cell office:value-type="float" office:value="0.186671">
                <text:p>0.186671</text:p>
              </table:table-cell>
              <table:table-cell office:value-type="float" office:value="0.271942">
                <text:p>0.271942</text:p>
              </table:table-cell>
              <table:table-cell office:value-type="float" office:value="0.175676">
                <text:p>0.175676</text:p>
              </table:table-cell>
              <table:table-cell office:value-type="float" office:value="0.177679">
                <text:p>0.177679</text:p>
              </table:table-cell>
              <table:table-cell office:value-type="float" office:value="0.182525">
                <text:p>0.182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168097">
                <text:p>0.168097</text:p>
              </table:table-cell>
              <table:table-cell office:value-type="float" office:value="0.285432">
                <text:p>0.285432</text:p>
              </table:table-cell>
              <table:table-cell office:value-type="float" office:value="0.232025">
                <text:p>0.232025</text:p>
              </table:table-cell>
              <table:table-cell office:value-type="float" office:value="0.172061">
                <text:p>0.172061</text:p>
              </table:table-cell>
              <table:table-cell office:value-type="float" office:value="0.147677">
                <text:p>0.147677</text:p>
              </table:table-cell>
              <table:table-cell office:value-type="float" office:value="0.174298">
                <text:p>0.174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46692">
                <text:p>0.146692</text:p>
              </table:table-cell>
              <table:table-cell office:value-type="float" office:value="0.309716">
                <text:p>0.309716</text:p>
              </table:table-cell>
              <table:table-cell office:value-type="float" office:value="0.176647">
                <text:p>0.176647</text:p>
              </table:table-cell>
              <table:table-cell office:value-type="float" office:value="0.177708">
                <text:p>0.177708</text:p>
              </table:table-cell>
              <table:table-cell office:value-type="float" office:value="0.141753">
                <text:p>0.141753</text:p>
              </table:table-cell>
              <table:table-cell office:value-type="float" office:value="0.149502">
                <text:p>0.149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33885">
                <text:p>0.133885</text:p>
              </table:table-cell>
              <table:table-cell office:value-type="float" office:value="0.318194">
                <text:p>0.318194</text:p>
              </table:table-cell>
              <table:table-cell office:value-type="float" office:value="0.138681">
                <text:p>0.138681</text:p>
              </table:table-cell>
              <table:table-cell office:value-type="float" office:value="0.145194">
                <text:p>0.145194</text:p>
              </table:table-cell>
              <table:table-cell office:value-type="float" office:value="0.149023">
                <text:p>0.149023</text:p>
              </table:table-cell>
              <table:table-cell office:value-type="float" office:value="0.15091">
                <text:p>0.15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14139">
                <text:p>0.14139</text:p>
              </table:table-cell>
              <table:table-cell office:value-type="float" office:value="0.293887">
                <text:p>0.293887</text:p>
              </table:table-cell>
              <table:table-cell office:value-type="float" office:value="0.202918">
                <text:p>0.202918</text:p>
              </table:table-cell>
              <table:table-cell office:value-type="float" office:value="0.169607">
                <text:p>0.169607</text:p>
              </table:table-cell>
              <table:table-cell office:value-type="float" office:value="0.169327">
                <text:p>0.169327</text:p>
              </table:table-cell>
              <table:table-cell office:value-type="float" office:value="0.131957">
                <text:p>0.131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13612">
                <text:p>0.13612</text:p>
              </table:table-cell>
              <table:table-cell office:value-type="float" office:value="0.29324">
                <text:p>0.29324</text:p>
              </table:table-cell>
              <table:table-cell office:value-type="float" office:value="0.15078">
                <text:p>0.15078</text:p>
              </table:table-cell>
              <table:table-cell office:value-type="float" office:value="0.225385">
                <text:p>0.225385</text:p>
              </table:table-cell>
              <table:table-cell office:value-type="float" office:value="0.185683">
                <text:p>0.185683</text:p>
              </table:table-cell>
              <table:table-cell office:value-type="float" office:value="0.171642">
                <text:p>0.171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384534">
                <text:p>0.384534</text:p>
              </table:table-cell>
              <table:table-cell office:value-type="float" office:value="2.41984">
                <text:p>2.41984</text:p>
              </table:table-cell>
              <table:table-cell office:value-type="float" office:value="0.222377">
                <text:p>0.222377</text:p>
              </table:table-cell>
              <table:table-cell office:value-type="float" office:value="0.19953">
                <text:p>0.19953</text:p>
              </table:table-cell>
              <table:table-cell office:value-type="float" office:value="0.13207">
                <text:p>0.13207</text:p>
              </table:table-cell>
              <table:table-cell office:value-type="float" office:value="0.133123">
                <text:p>0.133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3cm" svg:height="8.315cm" xlink:href=".." xlink:type="simple" chart:class="chart:scatter" chart:style-name="ch1">
        <chart:legend chart:legend-position="end" svg:x="11.081cm" svg:y="3.36cm" style:legend-expansion="high" chart:style-name="ch2"/>
        <chart:plot-area chart:style-name="ch3" table:cell-range-address="Sheet1.B2:Sheet1.C52 Sheet1.E2:Sheet1.E52 Sheet1.E55:Sheet1.E105" chart:data-source-has-labels="row" svg:x="0.278cm" svg:y="0.166cm" svg:width="10.525cm" svg:height="7.983cm">
          <chartooo:coordinate-region svg:x="1.005cm" svg:y="0.366cm" svg:width="9.612cm" svg:height="7.1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class="chart:scatter">
            <chart:domain table:cell-range-address="Sheet1.B2:Sheet1.B52"/>
            <chart:data-point chart:repeated="51"/>
          </chart:series>
          <chart:series chart:style-name="ch8" chart:values-cell-range-address="Sheet1.E2:Sheet1.E52" loext:label-string="b16n1" chart:class="chart:scatter">
            <chart:data-point chart:repeated="51"/>
          </chart:series>
          <chart:series chart:style-name="ch9" chart:values-cell-range-address="Sheet1.E55:Sheet1.E105" loext:label-string="b8n2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b16n1</text:p>
              </table:table-cell>
              <table:table-cell office:value-type="string">
                <text:p>b8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E2:Sheet1.E52</svg:desc>
                </draw:g>
              </table:table-cell>
              <table:table-cell office:value-type="float" office:value="0.693317">
                <text:p>0.693317</text:p>
                <draw:g>
                  <svg:desc>Sheet1.E55:Sheet1.E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14785">
                <text:p>0.14785</text:p>
              </table:table-cell>
              <table:table-cell office:value-type="float" office:value="0.163744">
                <text:p>0.163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144396">
                <text:p>0.144396</text:p>
              </table:table-cell>
              <table:table-cell office:value-type="float" office:value="0.145081">
                <text:p>0.145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206728">
                <text:p>0.206728</text:p>
              </table:table-cell>
              <table:table-cell office:value-type="float" office:value="0.138418">
                <text:p>0.13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149153">
                <text:p>0.149153</text:p>
              </table:table-cell>
              <table:table-cell office:value-type="float" office:value="0.137059">
                <text:p>0.13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150208">
                <text:p>0.150208</text:p>
              </table:table-cell>
              <table:table-cell office:value-type="float" office:value="0.222176">
                <text:p>0.222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157394">
                <text:p>0.157394</text:p>
              </table:table-cell>
              <table:table-cell office:value-type="float" office:value="0.138602">
                <text:p>0.138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227261">
                <text:p>0.227261</text:p>
              </table:table-cell>
              <table:table-cell office:value-type="float" office:value="0.137018">
                <text:p>0.137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242504">
                <text:p>0.242504</text:p>
              </table:table-cell>
              <table:table-cell office:value-type="float" office:value="0.149948">
                <text:p>0.149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17287">
                <text:p>0.17287</text:p>
              </table:table-cell>
              <table:table-cell office:value-type="float" office:value="0.135187">
                <text:p>0.135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44022">
                <text:p>0.144022</text:p>
              </table:table-cell>
              <table:table-cell office:value-type="float" office:value="0.188086">
                <text:p>0.188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212797">
                <text:p>0.212797</text:p>
              </table:table-cell>
              <table:table-cell office:value-type="float" office:value="0.186572">
                <text:p>0.186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158079">
                <text:p>0.158079</text:p>
              </table:table-cell>
              <table:table-cell office:value-type="float" office:value="0.146841">
                <text:p>0.146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34453">
                <text:p>0.134453</text:p>
              </table:table-cell>
              <table:table-cell office:value-type="float" office:value="0.15292">
                <text:p>0.15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185539">
                <text:p>0.185539</text:p>
              </table:table-cell>
              <table:table-cell office:value-type="float" office:value="0.187494">
                <text:p>0.187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75464">
                <text:p>0.175464</text:p>
              </table:table-cell>
              <table:table-cell office:value-type="float" office:value="0.15204">
                <text:p>0.15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134114">
                <text:p>0.134114</text:p>
              </table:table-cell>
              <table:table-cell office:value-type="float" office:value="0.156914">
                <text:p>0.156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22866">
                <text:p>0.22866</text:p>
              </table:table-cell>
              <table:table-cell office:value-type="float" office:value="0.143959">
                <text:p>0.143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60051">
                <text:p>0.160051</text:p>
              </table:table-cell>
              <table:table-cell office:value-type="float" office:value="0.141869">
                <text:p>0.141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171326">
                <text:p>0.171326</text:p>
              </table:table-cell>
              <table:table-cell office:value-type="float" office:value="0.156856">
                <text:p>0.156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13587">
                <text:p>0.13587</text:p>
              </table:table-cell>
              <table:table-cell office:value-type="float" office:value="0.13806">
                <text:p>0.13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170433">
                <text:p>0.170433</text:p>
              </table:table-cell>
              <table:table-cell office:value-type="float" office:value="0.133103">
                <text:p>0.133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134613">
                <text:p>0.134613</text:p>
              </table:table-cell>
              <table:table-cell office:value-type="float" office:value="0.155366">
                <text:p>0.155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140614">
                <text:p>0.140614</text:p>
              </table:table-cell>
              <table:table-cell office:value-type="float" office:value="0.132628">
                <text:p>0.132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173938">
                <text:p>0.173938</text:p>
              </table:table-cell>
              <table:table-cell office:value-type="float" office:value="0.138776">
                <text:p>0.138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39038">
                <text:p>0.139038</text:p>
              </table:table-cell>
              <table:table-cell office:value-type="float" office:value="0.168568">
                <text:p>0.168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167957">
                <text:p>0.167957</text:p>
              </table:table-cell>
              <table:table-cell office:value-type="float" office:value="0.145793">
                <text:p>0.145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71167">
                <text:p>0.171167</text:p>
              </table:table-cell>
              <table:table-cell office:value-type="float" office:value="0.139103">
                <text:p>0.139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201891">
                <text:p>0.201891</text:p>
              </table:table-cell>
              <table:table-cell office:value-type="float" office:value="0.149196">
                <text:p>0.149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193156">
                <text:p>0.193156</text:p>
              </table:table-cell>
              <table:table-cell office:value-type="float" office:value="0.151561">
                <text:p>0.151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136224">
                <text:p>0.136224</text:p>
              </table:table-cell>
              <table:table-cell office:value-type="float" office:value="0.15157">
                <text:p>0.15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156377">
                <text:p>0.156377</text:p>
              </table:table-cell>
              <table:table-cell office:value-type="float" office:value="0.144343">
                <text:p>0.144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713">
                <text:p>0.1713</text:p>
              </table:table-cell>
              <table:table-cell office:value-type="float" office:value="0.132344">
                <text:p>0.132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21971">
                <text:p>0.21971</text:p>
              </table:table-cell>
              <table:table-cell office:value-type="float" office:value="0.142053">
                <text:p>0.142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212107">
                <text:p>0.212107</text:p>
              </table:table-cell>
              <table:table-cell office:value-type="float" office:value="0.140442">
                <text:p>0.140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38048">
                <text:p>0.138048</text:p>
              </table:table-cell>
              <table:table-cell office:value-type="float" office:value="0.13217">
                <text:p>0.13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21264">
                <text:p>0.21264</text:p>
              </table:table-cell>
              <table:table-cell office:value-type="float" office:value="0.141263">
                <text:p>0.1412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134258">
                <text:p>0.134258</text:p>
              </table:table-cell>
              <table:table-cell office:value-type="float" office:value="0.136324">
                <text:p>0.136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45624">
                <text:p>0.145624</text:p>
              </table:table-cell>
              <table:table-cell office:value-type="float" office:value="0.156698">
                <text:p>0.156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326">
                <text:p>0.1326</text:p>
              </table:table-cell>
              <table:table-cell office:value-type="float" office:value="0.134465">
                <text:p>0.134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136943">
                <text:p>0.136943</text:p>
              </table:table-cell>
              <table:table-cell office:value-type="float" office:value="0.141245">
                <text:p>0.141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48751">
                <text:p>0.148751</text:p>
              </table:table-cell>
              <table:table-cell office:value-type="float" office:value="0.13835">
                <text:p>0.13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1337">
                <text:p>0.1337</text:p>
              </table:table-cell>
              <table:table-cell office:value-type="float" office:value="0.144555">
                <text:p>0.144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32203">
                <text:p>0.132203</text:p>
              </table:table-cell>
              <table:table-cell office:value-type="float" office:value="0.18629">
                <text:p>0.18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177679">
                <text:p>0.177679</text:p>
              </table:table-cell>
              <table:table-cell office:value-type="float" office:value="0.169309">
                <text:p>0.169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147677">
                <text:p>0.147677</text:p>
              </table:table-cell>
              <table:table-cell office:value-type="float" office:value="0.133223">
                <text:p>0.133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41753">
                <text:p>0.141753</text:p>
              </table:table-cell>
              <table:table-cell office:value-type="float" office:value="0.15385">
                <text:p>0.15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49023">
                <text:p>0.149023</text:p>
              </table:table-cell>
              <table:table-cell office:value-type="float" office:value="0.133221">
                <text:p>0.133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169327">
                <text:p>0.169327</text:p>
              </table:table-cell>
              <table:table-cell office:value-type="float" office:value="0.170568">
                <text:p>0.170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185683">
                <text:p>0.185683</text:p>
              </table:table-cell>
              <table:table-cell office:value-type="float" office:value="0.219512">
                <text:p>0.219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13207">
                <text:p>0.13207</text:p>
              </table:table-cell>
              <table:table-cell office:value-type="float" office:value="0.134651">
                <text:p>0.134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68cm" svg:height="8.659cm" xlink:href=".." xlink:type="simple" chart:class="chart:scatter" chart:style-name="ch1">
        <chart:legend chart:legend-position="end" svg:x="11.116cm" svg:y="3.283cm" style:legend-expansion="high" chart:style-name="ch2"/>
        <chart:plot-area chart:style-name="ch3" table:cell-range-address="Sheet1.B2:Sheet1.C52 Sheet1.F108:Sheet1.F158 Sheet1.F2:Sheet1.F52 Sheet1.F55:Sheet1.F105" chart:data-source-has-labels="row" svg:x="0.279cm" svg:y="0.173cm" svg:width="10.558cm" svg:height="8.313cm">
          <chartooo:coordinate-region svg:x="1.006cm" svg:y="0.372cm" svg:width="9.644cm" svg:height="7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class="chart:scatter">
            <chart:domain table:cell-range-address="Sheet1.B2:Sheet1.B52"/>
            <chart:data-point chart:repeated="51"/>
          </chart:series>
          <chart:series chart:style-name="ch8" chart:values-cell-range-address="Sheet1.F108:Sheet1.F158" loext:label-string="b16n2" chart:class="chart:scatter">
            <chart:data-point chart:repeated="51"/>
          </chart:series>
          <chart:series chart:style-name="ch9" chart:values-cell-range-address="Sheet1.F2:Sheet1.F52" loext:label-string="b32n1" chart:class="chart:scatter">
            <chart:data-point chart:repeated="51"/>
          </chart:series>
          <chart:series chart:style-name="ch10" chart:values-cell-range-address="Sheet1.F55:Sheet1.F105" loext:label-string="b8n4" chart:class="chart:scatte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b16n2</text:p>
              </table:table-cell>
              <table:table-cell office:value-type="string">
                <text:p>b32n1</text:p>
              </table:table-cell>
              <table:table-cell office:value-type="string">
                <text:p>b8n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F108:Sheet1.F158</svg:desc>
                </draw:g>
              </table:table-cell>
              <table:table-cell office:value-type="float" office:value="0.693317">
                <text:p>0.693317</text:p>
                <draw:g>
                  <svg:desc>Sheet1.F2:Sheet1.F52</svg:desc>
                </draw:g>
              </table:table-cell>
              <table:table-cell office:value-type="float" office:value="0.693317">
                <text:p>0.693317</text:p>
                <draw:g>
                  <svg:desc>Sheet1.F55:Sheet1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147118">
                <text:p>0.147118</text:p>
              </table:table-cell>
              <table:table-cell office:value-type="float" office:value="0.189646">
                <text:p>0.189646</text:p>
              </table:table-cell>
              <table:table-cell office:value-type="float" office:value="0.161764">
                <text:p>0.161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158801">
                <text:p>0.158801</text:p>
              </table:table-cell>
              <table:table-cell office:value-type="float" office:value="0.215209">
                <text:p>0.215209</text:p>
              </table:table-cell>
              <table:table-cell office:value-type="float" office:value="0.143338">
                <text:p>0.143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205703">
                <text:p>0.205703</text:p>
              </table:table-cell>
              <table:table-cell office:value-type="float" office:value="0.173121">
                <text:p>0.173121</text:p>
              </table:table-cell>
              <table:table-cell office:value-type="float" office:value="0.13907">
                <text:p>0.13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17304">
                <text:p>0.17304</text:p>
              </table:table-cell>
              <table:table-cell office:value-type="float" office:value="0.139414">
                <text:p>0.139414</text:p>
              </table:table-cell>
              <table:table-cell office:value-type="float" office:value="0.136978">
                <text:p>0.136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145059">
                <text:p>0.145059</text:p>
              </table:table-cell>
              <table:table-cell office:value-type="float" office:value="0.138342">
                <text:p>0.138342</text:p>
              </table:table-cell>
              <table:table-cell office:value-type="float" office:value="0.181113">
                <text:p>0.181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153622">
                <text:p>0.153622</text:p>
              </table:table-cell>
              <table:table-cell office:value-type="float" office:value="0.228962">
                <text:p>0.228962</text:p>
              </table:table-cell>
              <table:table-cell office:value-type="float" office:value="0.138188">
                <text:p>0.138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136303">
                <text:p>0.136303</text:p>
              </table:table-cell>
              <table:table-cell office:value-type="float" office:value="0.164256">
                <text:p>0.164256</text:p>
              </table:table-cell>
              <table:table-cell office:value-type="float" office:value="0.138107">
                <text:p>0.138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152824">
                <text:p>0.152824</text:p>
              </table:table-cell>
              <table:table-cell office:value-type="float" office:value="0.137209">
                <text:p>0.137209</text:p>
              </table:table-cell>
              <table:table-cell office:value-type="float" office:value="0.149141">
                <text:p>0.149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147164">
                <text:p>0.147164</text:p>
              </table:table-cell>
              <table:table-cell office:value-type="float" office:value="0.219439">
                <text:p>0.219439</text:p>
              </table:table-cell>
              <table:table-cell office:value-type="float" office:value="0.135267">
                <text:p>0.135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85976">
                <text:p>0.185976</text:p>
              </table:table-cell>
              <table:table-cell office:value-type="float" office:value="0.185851">
                <text:p>0.185851</text:p>
              </table:table-cell>
              <table:table-cell office:value-type="float" office:value="0.189202">
                <text:p>0.189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60061">
                <text:p>0.160061</text:p>
              </table:table-cell>
              <table:table-cell office:value-type="float" office:value="0.177587">
                <text:p>0.177587</text:p>
              </table:table-cell>
              <table:table-cell office:value-type="float" office:value="0.185782">
                <text:p>0.185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223058">
                <text:p>0.223058</text:p>
              </table:table-cell>
              <table:table-cell office:value-type="float" office:value="0.134988">
                <text:p>0.134988</text:p>
              </table:table-cell>
              <table:table-cell office:value-type="float" office:value="0.147663">
                <text:p>0.147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34413">
                <text:p>0.134413</text:p>
              </table:table-cell>
              <table:table-cell office:value-type="float" office:value="0.16057">
                <text:p>0.16057</text:p>
              </table:table-cell>
              <table:table-cell office:value-type="float" office:value="0.151327">
                <text:p>0.151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179389">
                <text:p>0.179389</text:p>
              </table:table-cell>
              <table:table-cell office:value-type="float" office:value="0.141824">
                <text:p>0.141824</text:p>
              </table:table-cell>
              <table:table-cell office:value-type="float" office:value="0.188137">
                <text:p>0.188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42797">
                <text:p>0.142797</text:p>
              </table:table-cell>
              <table:table-cell office:value-type="float" office:value="0.136626">
                <text:p>0.136626</text:p>
              </table:table-cell>
              <table:table-cell office:value-type="float" office:value="0.153629">
                <text:p>0.153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145495">
                <text:p>0.145495</text:p>
              </table:table-cell>
              <table:table-cell office:value-type="float" office:value="0.13882">
                <text:p>0.13882</text:p>
              </table:table-cell>
              <table:table-cell office:value-type="float" office:value="0.157503">
                <text:p>0.157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162137">
                <text:p>0.162137</text:p>
              </table:table-cell>
              <table:table-cell office:value-type="float" office:value="0.226664">
                <text:p>0.226664</text:p>
              </table:table-cell>
              <table:table-cell office:value-type="float" office:value="0.143963">
                <text:p>0.143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33824">
                <text:p>0.133824</text:p>
              </table:table-cell>
              <table:table-cell office:value-type="float" office:value="0.190335">
                <text:p>0.190335</text:p>
              </table:table-cell>
              <table:table-cell office:value-type="float" office:value="0.141514">
                <text:p>0.14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163232">
                <text:p>0.163232</text:p>
              </table:table-cell>
              <table:table-cell office:value-type="float" office:value="0.182494">
                <text:p>0.182494</text:p>
              </table:table-cell>
              <table:table-cell office:value-type="float" office:value="0.156502">
                <text:p>0.156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133154">
                <text:p>0.133154</text:p>
              </table:table-cell>
              <table:table-cell office:value-type="float" office:value="0.179403">
                <text:p>0.179403</text:p>
              </table:table-cell>
              <table:table-cell office:value-type="float" office:value="0.137794">
                <text:p>0.137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138078">
                <text:p>0.138078</text:p>
              </table:table-cell>
              <table:table-cell office:value-type="float" office:value="0.164734">
                <text:p>0.164734</text:p>
              </table:table-cell>
              <table:table-cell office:value-type="float" office:value="0.133861">
                <text:p>0.133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138149">
                <text:p>0.138149</text:p>
              </table:table-cell>
              <table:table-cell office:value-type="float" office:value="0.380082">
                <text:p>0.380082</text:p>
              </table:table-cell>
              <table:table-cell office:value-type="float" office:value="0.156253">
                <text:p>0.156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162361">
                <text:p>0.162361</text:p>
              </table:table-cell>
              <table:table-cell office:value-type="float" office:value="0.193866">
                <text:p>0.193866</text:p>
              </table:table-cell>
              <table:table-cell office:value-type="float" office:value="0.132664">
                <text:p>0.132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144941">
                <text:p>0.144941</text:p>
              </table:table-cell>
              <table:table-cell office:value-type="float" office:value="0.177367">
                <text:p>0.177367</text:p>
              </table:table-cell>
              <table:table-cell office:value-type="float" office:value="0.138745">
                <text:p>0.138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5583">
                <text:p>0.15583</text:p>
              </table:table-cell>
              <table:table-cell office:value-type="float" office:value="0.179812">
                <text:p>0.179812</text:p>
              </table:table-cell>
              <table:table-cell office:value-type="float" office:value="0.168707">
                <text:p>0.168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138346">
                <text:p>0.138346</text:p>
              </table:table-cell>
              <table:table-cell office:value-type="float" office:value="0.203613">
                <text:p>0.203613</text:p>
              </table:table-cell>
              <table:table-cell office:value-type="float" office:value="0.146149">
                <text:p>0.146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59345">
                <text:p>0.159345</text:p>
              </table:table-cell>
              <table:table-cell office:value-type="float" office:value="0.135026">
                <text:p>0.135026</text:p>
              </table:table-cell>
              <table:table-cell office:value-type="float" office:value="0.140908">
                <text:p>0.140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188878">
                <text:p>0.188878</text:p>
              </table:table-cell>
              <table:table-cell office:value-type="float" office:value="0.133252">
                <text:p>0.133252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133497">
                <text:p>0.133497</text:p>
              </table:table-cell>
              <table:table-cell office:value-type="float" office:value="0.133465">
                <text:p>0.133465</text:p>
              </table:table-cell>
              <table:table-cell office:value-type="float" office:value="0.151749">
                <text:p>0.151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158682">
                <text:p>0.158682</text:p>
              </table:table-cell>
              <table:table-cell office:value-type="float" office:value="0.134939">
                <text:p>0.134939</text:p>
              </table:table-cell>
              <table:table-cell office:value-type="float" office:value="0.14775">
                <text:p>0.14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165352">
                <text:p>0.165352</text:p>
              </table:table-cell>
              <table:table-cell office:value-type="float" office:value="0.145678">
                <text:p>0.145678</text:p>
              </table:table-cell>
              <table:table-cell office:value-type="float" office:value="0.141752">
                <text:p>0.141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3299">
                <text:p>0.13299</text:p>
              </table:table-cell>
              <table:table-cell office:value-type="float" office:value="0.31486">
                <text:p>0.31486</text:p>
              </table:table-cell>
              <table:table-cell office:value-type="float" office:value="0.132388">
                <text:p>0.132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145887">
                <text:p>0.145887</text:p>
              </table:table-cell>
              <table:table-cell office:value-type="float" office:value="0.213699">
                <text:p>0.213699</text:p>
              </table:table-cell>
              <table:table-cell office:value-type="float" office:value="0.142151">
                <text:p>0.142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132541">
                <text:p>0.132541</text:p>
              </table:table-cell>
              <table:table-cell office:value-type="float" office:value="0.223641">
                <text:p>0.223641</text:p>
              </table:table-cell>
              <table:table-cell office:value-type="float" office:value="0.139856">
                <text:p>0.139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34035">
                <text:p>0.134035</text:p>
              </table:table-cell>
              <table:table-cell office:value-type="float" office:value="0.140021">
                <text:p>0.140021</text:p>
              </table:table-cell>
              <table:table-cell office:value-type="float" office:value="0.132186">
                <text:p>0.132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173037">
                <text:p>0.173037</text:p>
              </table:table-cell>
              <table:table-cell office:value-type="float" office:value="0.159209">
                <text:p>0.159209</text:p>
              </table:table-cell>
              <table:table-cell office:value-type="float" office:value="0.140538">
                <text:p>0.140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166708">
                <text:p>0.166708</text:p>
              </table:table-cell>
              <table:table-cell office:value-type="float" office:value="0.145515">
                <text:p>0.145515</text:p>
              </table:table-cell>
              <table:table-cell office:value-type="float" office:value="0.135359">
                <text:p>0.135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38931">
                <text:p>0.138931</text:p>
              </table:table-cell>
              <table:table-cell office:value-type="float" office:value="0.159719">
                <text:p>0.159719</text:p>
              </table:table-cell>
              <table:table-cell office:value-type="float" office:value="0.158013">
                <text:p>0.158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37426">
                <text:p>0.137426</text:p>
              </table:table-cell>
              <table:table-cell office:value-type="float" office:value="0.136646">
                <text:p>0.136646</text:p>
              </table:table-cell>
              <table:table-cell office:value-type="float" office:value="0.135536">
                <text:p>0.135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169806">
                <text:p>0.169806</text:p>
              </table:table-cell>
              <table:table-cell office:value-type="float" office:value="0.216055">
                <text:p>0.216055</text:p>
              </table:table-cell>
              <table:table-cell office:value-type="float" office:value="0.141244">
                <text:p>0.141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38935">
                <text:p>0.138935</text:p>
              </table:table-cell>
              <table:table-cell office:value-type="float" office:value="0.158271">
                <text:p>0.158271</text:p>
              </table:table-cell>
              <table:table-cell office:value-type="float" office:value="0.138122">
                <text:p>0.138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299907">
                <text:p>0.299907</text:p>
              </table:table-cell>
              <table:table-cell office:value-type="float" office:value="0.150043">
                <text:p>0.150043</text:p>
              </table:table-cell>
              <table:table-cell office:value-type="float" office:value="0.144198">
                <text:p>0.144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45693">
                <text:p>0.145693</text:p>
              </table:table-cell>
              <table:table-cell office:value-type="float" office:value="0.185709">
                <text:p>0.185709</text:p>
              </table:table-cell>
              <table:table-cell office:value-type="float" office:value="0.173147">
                <text:p>0.173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142824">
                <text:p>0.142824</text:p>
              </table:table-cell>
              <table:table-cell office:value-type="float" office:value="0.175676">
                <text:p>0.175676</text:p>
              </table:table-cell>
              <table:table-cell office:value-type="float" office:value="0.16678">
                <text:p>0.16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13813">
                <text:p>0.13813</text:p>
              </table:table-cell>
              <table:table-cell office:value-type="float" office:value="0.172061">
                <text:p>0.172061</text:p>
              </table:table-cell>
              <table:table-cell office:value-type="float" office:value="0.132859">
                <text:p>0.132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71608">
                <text:p>0.171608</text:p>
              </table:table-cell>
              <table:table-cell office:value-type="float" office:value="0.177708">
                <text:p>0.177708</text:p>
              </table:table-cell>
              <table:table-cell office:value-type="float" office:value="0.151166">
                <text:p>0.151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69521">
                <text:p>0.169521</text:p>
              </table:table-cell>
              <table:table-cell office:value-type="float" office:value="0.145194">
                <text:p>0.145194</text:p>
              </table:table-cell>
              <table:table-cell office:value-type="float" office:value="0.133355">
                <text:p>0.133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162541">
                <text:p>0.162541</text:p>
              </table:table-cell>
              <table:table-cell office:value-type="float" office:value="0.169607">
                <text:p>0.169607</text:p>
              </table:table-cell>
              <table:table-cell office:value-type="float" office:value="0.170382">
                <text:p>0.1703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13469">
                <text:p>0.13469</text:p>
              </table:table-cell>
              <table:table-cell office:value-type="float" office:value="0.225385">
                <text:p>0.225385</text:p>
              </table:table-cell>
              <table:table-cell office:value-type="float" office:value="0.243088">
                <text:p>0.243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174387">
                <text:p>0.174387</text:p>
              </table:table-cell>
              <table:table-cell office:value-type="float" office:value="0.19953">
                <text:p>0.19953</text:p>
              </table:table-cell>
              <table:table-cell office:value-type="float" office:value="0.134014">
                <text:p>0.134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68cm" svg:height="8.659cm" xlink:href=".." xlink:type="simple" chart:class="chart:scatter" chart:style-name="ch1">
        <chart:legend chart:legend-position="end" svg:x="11.116cm" svg:y="3.034cm" style:legend-expansion="high" chart:style-name="ch2"/>
        <chart:plot-area chart:style-name="ch3" table:cell-range-address="Sheet1.B2:Sheet1.C52 Sheet1.G161:Sheet1.G211 Sheet1.G108:Sheet1.G158 Sheet1.G2:Sheet1.G52 Sheet1.G55:Sheet1.G105" chart:data-source-has-labels="row" svg:x="0.279cm" svg:y="0.173cm" svg:width="10.558cm" svg:height="8.313cm">
          <chartooo:coordinate-region svg:x="1.006cm" svg:y="0.372cm" svg:width="9.644cm" svg:height="7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class="chart:scatter">
            <chart:domain table:cell-range-address="Sheet1.B2:Sheet1.B52"/>
            <chart:data-point chart:repeated="51"/>
          </chart:series>
          <chart:series chart:style-name="ch8" chart:values-cell-range-address="Sheet1.G161:Sheet1.G211" loext:label-string="b32n2" chart:class="chart:scatter">
            <chart:data-point chart:repeated="51"/>
          </chart:series>
          <chart:series chart:style-name="ch9" chart:values-cell-range-address="Sheet1.G108:Sheet1.G158" loext:label-string="b16n4" chart:class="chart:scatter">
            <chart:data-point chart:repeated="51"/>
          </chart:series>
          <chart:series chart:style-name="ch10" chart:values-cell-range-address="Sheet1.G2:Sheet1.G52" loext:label-string="b64n1" chart:class="chart:scatter">
            <chart:data-point chart:repeated="51"/>
          </chart:series>
          <chart:series chart:style-name="ch11" chart:values-cell-range-address="Sheet1.G55:Sheet1.G105" loext:label-string="b8n8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b32n2</text:p>
              </table:table-cell>
              <table:table-cell office:value-type="string">
                <text:p>b16n4</text:p>
              </table:table-cell>
              <table:table-cell office:value-type="string">
                <text:p>b64n1</text:p>
              </table:table-cell>
              <table:table-cell office:value-type="string">
                <text:p>b8n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G161:Sheet1.G211</svg:desc>
                </draw:g>
              </table:table-cell>
              <table:table-cell office:value-type="float" office:value="0.693317">
                <text:p>0.693317</text:p>
                <draw:g>
                  <svg:desc>Sheet1.G108:Sheet1.G158</svg:desc>
                </draw:g>
              </table:table-cell>
              <table:table-cell office:value-type="float" office:value="0.693317">
                <text:p>0.693317</text:p>
                <draw:g>
                  <svg:desc>Sheet1.G2:Sheet1.G52</svg:desc>
                </draw:g>
              </table:table-cell>
              <table:table-cell office:value-type="float" office:value="0.693317">
                <text:p>0.693317</text:p>
                <draw:g>
                  <svg:desc>Sheet1.G55:Sheet1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190539">
                <text:p>0.190539</text:p>
              </table:table-cell>
              <table:table-cell office:value-type="float" office:value="0.150908">
                <text:p>0.150908</text:p>
              </table:table-cell>
              <table:table-cell office:value-type="float" office:value="0.207782">
                <text:p>0.207782</text:p>
              </table:table-cell>
              <table:table-cell office:value-type="float" office:value="0.159952">
                <text:p>0.159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213958">
                <text:p>0.213958</text:p>
              </table:table-cell>
              <table:table-cell office:value-type="float" office:value="0.146199">
                <text:p>0.146199</text:p>
              </table:table-cell>
              <table:table-cell office:value-type="float" office:value="0.160738">
                <text:p>0.160738</text:p>
              </table:table-cell>
              <table:table-cell office:value-type="float" office:value="0.140974">
                <text:p>0.140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173491">
                <text:p>0.173491</text:p>
              </table:table-cell>
              <table:table-cell office:value-type="float" office:value="0.213327">
                <text:p>0.213327</text:p>
              </table:table-cell>
              <table:table-cell office:value-type="float" office:value="0.251296">
                <text:p>0.251296</text:p>
              </table:table-cell>
              <table:table-cell office:value-type="float" office:value="0.137857">
                <text:p>0.137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137867">
                <text:p>0.137867</text:p>
              </table:table-cell>
              <table:table-cell office:value-type="float" office:value="0.189799">
                <text:p>0.189799</text:p>
              </table:table-cell>
              <table:table-cell office:value-type="float" office:value="0.240054">
                <text:p>0.240054</text:p>
              </table:table-cell>
              <table:table-cell office:value-type="float" office:value="0.141385">
                <text:p>0.141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137213">
                <text:p>0.137213</text:p>
              </table:table-cell>
              <table:table-cell office:value-type="float" office:value="0.149605">
                <text:p>0.149605</text:p>
              </table:table-cell>
              <table:table-cell office:value-type="float" office:value="0.138821">
                <text:p>0.138821</text:p>
              </table:table-cell>
              <table:table-cell office:value-type="float" office:value="0.157577">
                <text:p>0.15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226261">
                <text:p>0.226261</text:p>
              </table:table-cell>
              <table:table-cell office:value-type="float" office:value="0.182664">
                <text:p>0.182664</text:p>
              </table:table-cell>
              <table:table-cell office:value-type="float" office:value="0.244967">
                <text:p>0.244967</text:p>
              </table:table-cell>
              <table:table-cell office:value-type="float" office:value="0.141151">
                <text:p>0.141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166528">
                <text:p>0.166528</text:p>
              </table:table-cell>
              <table:table-cell office:value-type="float" office:value="0.137652">
                <text:p>0.137652</text:p>
              </table:table-cell>
              <table:table-cell office:value-type="float" office:value="0.250409">
                <text:p>0.250409</text:p>
              </table:table-cell>
              <table:table-cell office:value-type="float" office:value="0.136687">
                <text:p>0.136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137484">
                <text:p>0.137484</text:p>
              </table:table-cell>
              <table:table-cell office:value-type="float" office:value="0.154855">
                <text:p>0.154855</text:p>
              </table:table-cell>
              <table:table-cell office:value-type="float" office:value="0.145561">
                <text:p>0.145561</text:p>
              </table:table-cell>
              <table:table-cell office:value-type="float" office:value="0.150356">
                <text:p>0.150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219857">
                <text:p>0.219857</text:p>
              </table:table-cell>
              <table:table-cell office:value-type="float" office:value="0.141164">
                <text:p>0.141164</text:p>
              </table:table-cell>
              <table:table-cell office:value-type="float" office:value="0.237226">
                <text:p>0.237226</text:p>
              </table:table-cell>
              <table:table-cell office:value-type="float" office:value="0.135137">
                <text:p>0.135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83383">
                <text:p>0.183383</text:p>
              </table:table-cell>
              <table:table-cell office:value-type="float" office:value="0.185229">
                <text:p>0.185229</text:p>
              </table:table-cell>
              <table:table-cell office:value-type="float" office:value="0.180362">
                <text:p>0.180362</text:p>
              </table:table-cell>
              <table:table-cell office:value-type="float" office:value="0.187997">
                <text:p>0.187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76503">
                <text:p>0.176503</text:p>
              </table:table-cell>
              <table:table-cell office:value-type="float" office:value="0.174203">
                <text:p>0.174203</text:p>
              </table:table-cell>
              <table:table-cell office:value-type="float" office:value="0.159914">
                <text:p>0.159914</text:p>
              </table:table-cell>
              <table:table-cell office:value-type="float" office:value="0.186149">
                <text:p>0.186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136018">
                <text:p>0.136018</text:p>
              </table:table-cell>
              <table:table-cell office:value-type="float" office:value="0.222421">
                <text:p>0.222421</text:p>
              </table:table-cell>
              <table:table-cell office:value-type="float" office:value="0.260841">
                <text:p>0.260841</text:p>
              </table:table-cell>
              <table:table-cell office:value-type="float" office:value="0.16778">
                <text:p>0.16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56667">
                <text:p>0.156667</text:p>
              </table:table-cell>
              <table:table-cell office:value-type="float" office:value="0.13512">
                <text:p>0.13512</text:p>
              </table:table-cell>
              <table:table-cell office:value-type="float" office:value="0.185251">
                <text:p>0.185251</text:p>
              </table:table-cell>
              <table:table-cell office:value-type="float" office:value="0.150508">
                <text:p>0.150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139483">
                <text:p>0.139483</text:p>
              </table:table-cell>
              <table:table-cell office:value-type="float" office:value="0.180869">
                <text:p>0.180869</text:p>
              </table:table-cell>
              <table:table-cell office:value-type="float" office:value="0.255585">
                <text:p>0.255585</text:p>
              </table:table-cell>
              <table:table-cell office:value-type="float" office:value="0.187343">
                <text:p>0.187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36821">
                <text:p>0.136821</text:p>
              </table:table-cell>
              <table:table-cell office:value-type="float" office:value="0.144415">
                <text:p>0.144415</text:p>
              </table:table-cell>
              <table:table-cell office:value-type="float" office:value="0.136274">
                <text:p>0.136274</text:p>
              </table:table-cell>
              <table:table-cell office:value-type="float" office:value="0.15229">
                <text:p>0.15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135893">
                <text:p>0.135893</text:p>
              </table:table-cell>
              <table:table-cell office:value-type="float" office:value="0.142378">
                <text:p>0.142378</text:p>
              </table:table-cell>
              <table:table-cell office:value-type="float" office:value="0.228278">
                <text:p>0.228278</text:p>
              </table:table-cell>
              <table:table-cell office:value-type="float" office:value="0.15863">
                <text:p>0.15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225546">
                <text:p>0.225546</text:p>
              </table:table-cell>
              <table:table-cell office:value-type="float" office:value="0.158581">
                <text:p>0.158581</text:p>
              </table:table-cell>
              <table:table-cell office:value-type="float" office:value="0.258398">
                <text:p>0.258398</text:p>
              </table:table-cell>
              <table:table-cell office:value-type="float" office:value="0.144567">
                <text:p>0.144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90933">
                <text:p>0.190933</text:p>
              </table:table-cell>
              <table:table-cell office:value-type="float" office:value="0.133551">
                <text:p>0.133551</text:p>
              </table:table-cell>
              <table:table-cell office:value-type="float" office:value="0.145894">
                <text:p>0.145894</text:p>
              </table:table-cell>
              <table:table-cell office:value-type="float" office:value="0.141872">
                <text:p>0.141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343895">
                <text:p>0.343895</text:p>
              </table:table-cell>
              <table:table-cell office:value-type="float" office:value="0.164349">
                <text:p>0.164349</text:p>
              </table:table-cell>
              <table:table-cell office:value-type="float" office:value="0.266625">
                <text:p>0.266625</text:p>
              </table:table-cell>
              <table:table-cell office:value-type="float" office:value="0.155954">
                <text:p>0.155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176529">
                <text:p>0.176529</text:p>
              </table:table-cell>
              <table:table-cell office:value-type="float" office:value="0.13309">
                <text:p>0.13309</text:p>
              </table:table-cell>
              <table:table-cell office:value-type="float" office:value="0.253438">
                <text:p>0.253438</text:p>
              </table:table-cell>
              <table:table-cell office:value-type="float" office:value="0.136792">
                <text:p>0.136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209322">
                <text:p>0.209322</text:p>
              </table:table-cell>
              <table:table-cell office:value-type="float" office:value="0.139975">
                <text:p>0.139975</text:p>
              </table:table-cell>
              <table:table-cell office:value-type="float" office:value="0.254798">
                <text:p>0.254798</text:p>
              </table:table-cell>
              <table:table-cell office:value-type="float" office:value="0.13517">
                <text:p>0.13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252918">
                <text:p>0.252918</text:p>
              </table:table-cell>
              <table:table-cell office:value-type="float" office:value="0.138931">
                <text:p>0.138931</text:p>
              </table:table-cell>
              <table:table-cell office:value-type="float" office:value="0.149321">
                <text:p>0.149321</text:p>
              </table:table-cell>
              <table:table-cell office:value-type="float" office:value="0.152718">
                <text:p>0.152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345994">
                <text:p>0.345994</text:p>
              </table:table-cell>
              <table:table-cell office:value-type="float" office:value="0.150215">
                <text:p>0.150215</text:p>
              </table:table-cell>
              <table:table-cell office:value-type="float" office:value="0.238033">
                <text:p>0.238033</text:p>
              </table:table-cell>
              <table:table-cell office:value-type="float" office:value="0.132633">
                <text:p>0.132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180849">
                <text:p>0.180849</text:p>
              </table:table-cell>
              <table:table-cell office:value-type="float" office:value="0.146127">
                <text:p>0.146127</text:p>
              </table:table-cell>
              <table:table-cell office:value-type="float" office:value="0.231603">
                <text:p>0.231603</text:p>
              </table:table-cell>
              <table:table-cell office:value-type="float" office:value="0.140853">
                <text:p>0.140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78588">
                <text:p>0.178588</text:p>
              </table:table-cell>
              <table:table-cell office:value-type="float" office:value="0.157443">
                <text:p>0.157443</text:p>
              </table:table-cell>
              <table:table-cell office:value-type="float" office:value="0.161633">
                <text:p>0.161633</text:p>
              </table:table-cell>
              <table:table-cell office:value-type="float" office:value="0.166617">
                <text:p>0.16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203884">
                <text:p>0.203884</text:p>
              </table:table-cell>
              <table:table-cell office:value-type="float" office:value="0.139335">
                <text:p>0.139335</text:p>
              </table:table-cell>
              <table:table-cell office:value-type="float" office:value="0.16977">
                <text:p>0.16977</text:p>
              </table:table-cell>
              <table:table-cell office:value-type="float" office:value="0.143491">
                <text:p>0.143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33411">
                <text:p>0.133411</text:p>
              </table:table-cell>
              <table:table-cell office:value-type="float" office:value="0.16076">
                <text:p>0.16076</text:p>
              </table:table-cell>
              <table:table-cell office:value-type="float" office:value="0.157376">
                <text:p>0.157376</text:p>
              </table:table-cell>
              <table:table-cell office:value-type="float" office:value="0.142942">
                <text:p>0.142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133481">
                <text:p>0.133481</text:p>
              </table:table-cell>
              <table:table-cell office:value-type="float" office:value="0.18714">
                <text:p>0.18714</text:p>
              </table:table-cell>
              <table:table-cell office:value-type="float" office:value="0.247463">
                <text:p>0.247463</text:p>
              </table:table-cell>
              <table:table-cell office:value-type="float" office:value="0.14988">
                <text:p>0.14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135835">
                <text:p>0.135835</text:p>
              </table:table-cell>
              <table:table-cell office:value-type="float" office:value="0.135817">
                <text:p>0.135817</text:p>
              </table:table-cell>
              <table:table-cell office:value-type="float" office:value="0.202272">
                <text:p>0.202272</text:p>
              </table:table-cell>
              <table:table-cell office:value-type="float" office:value="0.139734">
                <text:p>0.139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136818">
                <text:p>0.136818</text:p>
              </table:table-cell>
              <table:table-cell office:value-type="float" office:value="0.158168">
                <text:p>0.158168</text:p>
              </table:table-cell>
              <table:table-cell office:value-type="float" office:value="0.271657">
                <text:p>0.271657</text:p>
              </table:table-cell>
              <table:table-cell office:value-type="float" office:value="0.148001">
                <text:p>0.148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139357">
                <text:p>0.139357</text:p>
              </table:table-cell>
              <table:table-cell office:value-type="float" office:value="0.15841">
                <text:p>0.15841</text:p>
              </table:table-cell>
              <table:table-cell office:value-type="float" office:value="0.204214">
                <text:p>0.204214</text:p>
              </table:table-cell>
              <table:table-cell office:value-type="float" office:value="0.140575">
                <text:p>0.14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233415">
                <text:p>0.233415</text:p>
              </table:table-cell>
              <table:table-cell office:value-type="float" office:value="0.133247">
                <text:p>0.133247</text:p>
              </table:table-cell>
              <table:table-cell office:value-type="float" office:value="0.151806">
                <text:p>0.151806</text:p>
              </table:table-cell>
              <table:table-cell office:value-type="float" office:value="0.133995">
                <text:p>0.133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215379">
                <text:p>0.215379</text:p>
              </table:table-cell>
              <table:table-cell office:value-type="float" office:value="0.144229">
                <text:p>0.144229</text:p>
              </table:table-cell>
              <table:table-cell office:value-type="float" office:value="0.205744">
                <text:p>0.205744</text:p>
              </table:table-cell>
              <table:table-cell office:value-type="float" office:value="0.141459">
                <text:p>0.141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222745">
                <text:p>0.222745</text:p>
              </table:table-cell>
              <table:table-cell office:value-type="float" office:value="0.133429">
                <text:p>0.133429</text:p>
              </table:table-cell>
              <table:table-cell office:value-type="float" office:value="0.629124">
                <text:p>0.629124</text:p>
              </table:table-cell>
              <table:table-cell office:value-type="float" office:value="0.13801">
                <text:p>0.13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36194">
                <text:p>0.136194</text:p>
              </table:table-cell>
              <table:table-cell office:value-type="float" office:value="0.13353">
                <text:p>0.13353</text:p>
              </table:table-cell>
              <table:table-cell office:value-type="float" office:value="0.167099">
                <text:p>0.167099</text:p>
              </table:table-cell>
              <table:table-cell office:value-type="float" office:value="0.132233">
                <text:p>0.132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157709">
                <text:p>0.157709</text:p>
              </table:table-cell>
              <table:table-cell office:value-type="float" office:value="0.173227">
                <text:p>0.173227</text:p>
              </table:table-cell>
              <table:table-cell office:value-type="float" office:value="0.137878">
                <text:p>0.137878</text:p>
              </table:table-cell>
              <table:table-cell office:value-type="float" office:value="0.14101">
                <text:p>0.14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144551">
                <text:p>0.144551</text:p>
              </table:table-cell>
              <table:table-cell office:value-type="float" office:value="0.197792">
                <text:p>0.197792</text:p>
              </table:table-cell>
              <table:table-cell office:value-type="float" office:value="0.23278">
                <text:p>0.23278</text:p>
              </table:table-cell>
              <table:table-cell office:value-type="float" office:value="0.134581">
                <text:p>0.1345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56385">
                <text:p>0.156385</text:p>
              </table:table-cell>
              <table:table-cell office:value-type="float" office:value="0.139688">
                <text:p>0.139688</text:p>
              </table:table-cell>
              <table:table-cell office:value-type="float" office:value="0.16683">
                <text:p>0.16683</text:p>
              </table:table-cell>
              <table:table-cell office:value-type="float" office:value="0.156044">
                <text:p>0.156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34687">
                <text:p>0.134687</text:p>
              </table:table-cell>
              <table:table-cell office:value-type="float" office:value="0.142574">
                <text:p>0.142574</text:p>
              </table:table-cell>
              <table:table-cell office:value-type="float" office:value="0.196777">
                <text:p>0.196777</text:p>
              </table:table-cell>
              <table:table-cell office:value-type="float" office:value="0.136866">
                <text:p>0.13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213577">
                <text:p>0.213577</text:p>
              </table:table-cell>
              <table:table-cell office:value-type="float" office:value="0.165881">
                <text:p>0.165881</text:p>
              </table:table-cell>
              <table:table-cell office:value-type="float" office:value="0.132991">
                <text:p>0.132991</text:p>
              </table:table-cell>
              <table:table-cell office:value-type="float" office:value="0.140532">
                <text:p>0.140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55498">
                <text:p>0.155498</text:p>
              </table:table-cell>
              <table:table-cell office:value-type="float" office:value="0.136341">
                <text:p>0.136341</text:p>
              </table:table-cell>
              <table:table-cell office:value-type="float" office:value="0.149975">
                <text:p>0.149975</text:p>
              </table:table-cell>
              <table:table-cell office:value-type="float" office:value="0.135187">
                <text:p>0.135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147664">
                <text:p>0.147664</text:p>
              </table:table-cell>
              <table:table-cell office:value-type="float" office:value="0.309088">
                <text:p>0.309088</text:p>
              </table:table-cell>
              <table:table-cell office:value-type="float" office:value="0.254394">
                <text:p>0.254394</text:p>
              </table:table-cell>
              <table:table-cell office:value-type="float" office:value="0.144163">
                <text:p>0.144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86343">
                <text:p>0.186343</text:p>
              </table:table-cell>
              <table:table-cell office:value-type="float" office:value="0.146433">
                <text:p>0.146433</text:p>
              </table:table-cell>
              <table:table-cell office:value-type="float" office:value="0.148686">
                <text:p>0.148686</text:p>
              </table:table-cell>
              <table:table-cell office:value-type="float" office:value="0.173158">
                <text:p>0.173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17663">
                <text:p>0.17663</text:p>
              </table:table-cell>
              <table:table-cell office:value-type="float" office:value="0.14216">
                <text:p>0.14216</text:p>
              </table:table-cell>
              <table:table-cell office:value-type="float" office:value="0.271942">
                <text:p>0.271942</text:p>
              </table:table-cell>
              <table:table-cell office:value-type="float" office:value="0.165454">
                <text:p>0.165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171526">
                <text:p>0.171526</text:p>
              </table:table-cell>
              <table:table-cell office:value-type="float" office:value="0.143627">
                <text:p>0.143627</text:p>
              </table:table-cell>
              <table:table-cell office:value-type="float" office:value="0.232025">
                <text:p>0.232025</text:p>
              </table:table-cell>
              <table:table-cell office:value-type="float" office:value="0.133401">
                <text:p>0.133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78557">
                <text:p>0.178557</text:p>
              </table:table-cell>
              <table:table-cell office:value-type="float" office:value="0.171838">
                <text:p>0.171838</text:p>
              </table:table-cell>
              <table:table-cell office:value-type="float" office:value="0.176647">
                <text:p>0.176647</text:p>
              </table:table-cell>
              <table:table-cell office:value-type="float" office:value="0.140619">
                <text:p>0.1406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43724">
                <text:p>0.143724</text:p>
              </table:table-cell>
              <table:table-cell office:value-type="float" office:value="0.169357">
                <text:p>0.169357</text:p>
              </table:table-cell>
              <table:table-cell office:value-type="float" office:value="0.138681">
                <text:p>0.138681</text:p>
              </table:table-cell>
              <table:table-cell office:value-type="float" office:value="0.132211">
                <text:p>0.132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168696">
                <text:p>0.168696</text:p>
              </table:table-cell>
              <table:table-cell office:value-type="float" office:value="0.159635">
                <text:p>0.159635</text:p>
              </table:table-cell>
              <table:table-cell office:value-type="float" office:value="0.202918">
                <text:p>0.202918</text:p>
              </table:table-cell>
              <table:table-cell office:value-type="float" office:value="0.172318">
                <text:p>0.172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224712">
                <text:p>0.224712</text:p>
              </table:table-cell>
              <table:table-cell office:value-type="float" office:value="0.133069">
                <text:p>0.133069</text:p>
              </table:table-cell>
              <table:table-cell office:value-type="float" office:value="0.15078">
                <text:p>0.15078</text:p>
              </table:table-cell>
              <table:table-cell office:value-type="float" office:value="0.206145">
                <text:p>0.206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200111">
                <text:p>0.200111</text:p>
              </table:table-cell>
              <table:table-cell office:value-type="float" office:value="0.229643">
                <text:p>0.229643</text:p>
              </table:table-cell>
              <table:table-cell office:value-type="float" office:value="0.222377">
                <text:p>0.222377</text:p>
              </table:table-cell>
              <table:table-cell office:value-type="float" office:value="0.135696">
                <text:p>0.1356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68cm" svg:height="8.659cm" xlink:href=".." xlink:type="simple" chart:class="chart:scatter" chart:style-name="ch1">
        <chart:legend chart:legend-position="end" svg:x="11.116cm" svg:y="2.785cm" style:legend-expansion="high" chart:style-name="ch2"/>
        <chart:plot-area chart:style-name="ch3" table:cell-range-address="Sheet1.B2:Sheet1.C52 Sheet1.H214:Sheet1.H264 Sheet1.H161:Sheet1.H211 Sheet1.H108:Sheet1.H158 Sheet1.H2:Sheet1.H52 Sheet1.H55:Sheet1.H105" chart:data-source-has-labels="row" svg:x="0.279cm" svg:y="0.173cm" svg:width="10.558cm" svg:height="8.313cm">
          <chartooo:coordinate-region svg:x="1.006cm" svg:y="0.372cm" svg:width="9.644cm" svg:height="7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class="chart:scatter">
            <chart:domain table:cell-range-address="Sheet1.B2:Sheet1.B52"/>
            <chart:data-point chart:repeated="51"/>
          </chart:series>
          <chart:series chart:style-name="ch8" chart:values-cell-range-address="Sheet1.H214:Sheet1.H264" loext:label-string="b64n4" chart:class="chart:scatter">
            <chart:data-point chart:repeated="51"/>
          </chart:series>
          <chart:series chart:style-name="ch9" chart:values-cell-range-address="Sheet1.H161:Sheet1.H211" loext:label-string="b32n8" chart:class="chart:scatter">
            <chart:data-point chart:repeated="51"/>
          </chart:series>
          <chart:series chart:style-name="ch10" chart:values-cell-range-address="Sheet1.H108:Sheet1.H158" loext:label-string="b16n16" chart:class="chart:scatter">
            <chart:data-point chart:repeated="51"/>
          </chart:series>
          <chart:series chart:style-name="ch11" chart:values-cell-range-address="Sheet1.H2:Sheet1.H52" loext:label-string="b256n1" chart:class="chart:scatter">
            <chart:data-point chart:repeated="51"/>
          </chart:series>
          <chart:series chart:style-name="ch12" chart:values-cell-range-address="Sheet1.H55:Sheet1.H105" loext:label-string="b8n32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b64n4</text:p>
              </table:table-cell>
              <table:table-cell office:value-type="string">
                <text:p>b32n8</text:p>
              </table:table-cell>
              <table:table-cell office:value-type="string">
                <text:p>b16n16</text:p>
              </table:table-cell>
              <table:table-cell office:value-type="string">
                <text:p>b256n1</text:p>
              </table:table-cell>
              <table:table-cell office:value-type="string">
                <text:p>b8n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H214:Sheet1.H264</svg:desc>
                </draw:g>
              </table:table-cell>
              <table:table-cell office:value-type="float" office:value="0.693317">
                <text:p>0.693317</text:p>
                <draw:g>
                  <svg:desc>Sheet1.H161:Sheet1.H211</svg:desc>
                </draw:g>
              </table:table-cell>
              <table:table-cell office:value-type="float" office:value="0.693317">
                <text:p>0.693317</text:p>
                <draw:g>
                  <svg:desc>Sheet1.H108:Sheet1.H158</svg:desc>
                </draw:g>
              </table:table-cell>
              <table:table-cell office:value-type="float" office:value="0.693317">
                <text:p>0.693317</text:p>
                <draw:g>
                  <svg:desc>Sheet1.H2:Sheet1.H52</svg:desc>
                </draw:g>
              </table:table-cell>
              <table:table-cell office:value-type="float" office:value="0.693317">
                <text:p>0.693317</text:p>
                <draw:g>
                  <svg:desc>Sheet1.H55:Sheet1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200058">
                <text:p>0.200058</text:p>
              </table:table-cell>
              <table:table-cell office:value-type="float" office:value="0.179384">
                <text:p>0.179384</text:p>
              </table:table-cell>
              <table:table-cell office:value-type="float" office:value="0.143543">
                <text:p>0.143543</text:p>
              </table:table-cell>
              <table:table-cell office:value-type="float" office:value="0.388422">
                <text:p>0.388422</text:p>
              </table:table-cell>
              <table:table-cell office:value-type="float" office:value="0.146767">
                <text:p>0.146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233566">
                <text:p>0.233566</text:p>
              </table:table-cell>
              <table:table-cell office:value-type="float" office:value="0.211953">
                <text:p>0.211953</text:p>
              </table:table-cell>
              <table:table-cell office:value-type="float" office:value="0.140448">
                <text:p>0.140448</text:p>
              </table:table-cell>
              <table:table-cell office:value-type="float" office:value="0.350794">
                <text:p>0.350794</text:p>
              </table:table-cell>
              <table:table-cell office:value-type="float" office:value="0.139441">
                <text:p>0.139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250968">
                <text:p>0.250968</text:p>
              </table:table-cell>
              <table:table-cell office:value-type="float" office:value="0.161536">
                <text:p>0.161536</text:p>
              </table:table-cell>
              <table:table-cell office:value-type="float" office:value="0.15146">
                <text:p>0.15146</text:p>
              </table:table-cell>
              <table:table-cell office:value-type="float" office:value="0.264048">
                <text:p>0.264048</text:p>
              </table:table-cell>
              <table:table-cell office:value-type="float" office:value="0.138179">
                <text:p>0.13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229403">
                <text:p>0.229403</text:p>
              </table:table-cell>
              <table:table-cell office:value-type="float" office:value="0.180456">
                <text:p>0.180456</text:p>
              </table:table-cell>
              <table:table-cell office:value-type="float" office:value="0.177767">
                <text:p>0.1777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39222">
                <text:p>0.139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220004">
                <text:p>0.220004</text:p>
              </table:table-cell>
              <table:table-cell office:value-type="float" office:value="0.1499">
                <text:p>0.1499</text:p>
              </table:table-cell>
              <table:table-cell office:value-type="float" office:value="0.136231">
                <text:p>0.136231</text:p>
              </table:table-cell>
              <table:table-cell office:value-type="float" office:value="0.281038">
                <text:p>0.281038</text:p>
              </table:table-cell>
              <table:table-cell office:value-type="float" office:value="0.172135">
                <text:p>0.172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245719">
                <text:p>0.245719</text:p>
              </table:table-cell>
              <table:table-cell office:value-type="float" office:value="0.229205">
                <text:p>0.229205</text:p>
              </table:table-cell>
              <table:table-cell office:value-type="float" office:value="0.147123">
                <text:p>0.147123</text:p>
              </table:table-cell>
              <table:table-cell office:value-type="float" office:value="0.246645">
                <text:p>0.246645</text:p>
              </table:table-cell>
              <table:table-cell office:value-type="float" office:value="0.136811">
                <text:p>0.136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242007">
                <text:p>0.242007</text:p>
              </table:table-cell>
              <table:table-cell office:value-type="float" office:value="0.16219">
                <text:p>0.16219</text:p>
              </table:table-cell>
              <table:table-cell office:value-type="float" office:value="0.13659">
                <text:p>0.13659</text:p>
              </table:table-cell>
              <table:table-cell office:value-type="float" office:value="0.151489">
                <text:p>0.151489</text:p>
              </table:table-cell>
              <table:table-cell office:value-type="float" office:value="0.135522">
                <text:p>0.135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150802">
                <text:p>0.150802</text:p>
              </table:table-cell>
              <table:table-cell office:value-type="float" office:value="0.135381">
                <text:p>0.135381</text:p>
              </table:table-cell>
              <table:table-cell office:value-type="float" office:value="0.156253">
                <text:p>0.156253</text:p>
              </table:table-cell>
              <table:table-cell office:value-type="float" office:value="0.232765">
                <text:p>0.232765</text:p>
              </table:table-cell>
              <table:table-cell office:value-type="float" office:value="0.156372">
                <text:p>0.156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238287">
                <text:p>0.238287</text:p>
              </table:table-cell>
              <table:table-cell office:value-type="float" office:value="0.218512">
                <text:p>0.218512</text:p>
              </table:table-cell>
              <table:table-cell office:value-type="float" office:value="0.14363">
                <text:p>0.14363</text:p>
              </table:table-cell>
              <table:table-cell office:value-type="float" office:value="0.367309">
                <text:p>0.367309</text:p>
              </table:table-cell>
              <table:table-cell office:value-type="float" office:value="0.142578">
                <text:p>0.142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67047">
                <text:p>0.167047</text:p>
              </table:table-cell>
              <table:table-cell office:value-type="float" office:value="0.178382">
                <text:p>0.178382</text:p>
              </table:table-cell>
              <table:table-cell office:value-type="float" office:value="0.167401">
                <text:p>0.167401</text:p>
              </table:table-cell>
              <table:table-cell office:value-type="float" office:value="0.317742">
                <text:p>0.317742</text:p>
              </table:table-cell>
              <table:table-cell office:value-type="float" office:value="0.193867">
                <text:p>0.193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48719">
                <text:p>0.148719</text:p>
              </table:table-cell>
              <table:table-cell office:value-type="float" office:value="0.173876">
                <text:p>0.173876</text:p>
              </table:table-cell>
              <table:table-cell office:value-type="float" office:value="0.171129">
                <text:p>0.171129</text:p>
              </table:table-cell>
              <table:table-cell office:value-type="float" office:value="0.311979">
                <text:p>0.311979</text:p>
              </table:table-cell>
              <table:table-cell office:value-type="float" office:value="0.181486">
                <text:p>0.181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252894">
                <text:p>0.252894</text:p>
              </table:table-cell>
              <table:table-cell office:value-type="float" office:value="0.150804">
                <text:p>0.150804</text:p>
              </table:table-cell>
              <table:table-cell office:value-type="float" office:value="0.214526">
                <text:p>0.214526</text:p>
              </table:table-cell>
              <table:table-cell office:value-type="float" office:value="0.318428">
                <text:p>0.318428</text:p>
              </table:table-cell>
              <table:table-cell office:value-type="float" office:value="0.160528">
                <text:p>0.160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79559">
                <text:p>0.179559</text:p>
              </table:table-cell>
              <table:table-cell office:value-type="float" office:value="0.159278">
                <text:p>0.159278</text:p>
              </table:table-cell>
              <table:table-cell office:value-type="float" office:value="0.146992">
                <text:p>0.146992</text:p>
              </table:table-cell>
              <table:table-cell office:value-type="float" office:value="0.181881">
                <text:p>0.181881</text:p>
              </table:table-cell>
              <table:table-cell office:value-type="float" office:value="0.152483">
                <text:p>0.152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256063">
                <text:p>0.256063</text:p>
              </table:table-cell>
              <table:table-cell office:value-type="float" office:value="0.13583">
                <text:p>0.13583</text:p>
              </table:table-cell>
              <table:table-cell office:value-type="float" office:value="0.165612">
                <text:p>0.165612</text:p>
              </table:table-cell>
              <table:table-cell office:value-type="float" office:value="2.31289">
                <text:p>2.31289</text:p>
              </table:table-cell>
              <table:table-cell office:value-type="float" office:value="0.19102">
                <text:p>0.19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62837">
                <text:p>0.162837</text:p>
              </table:table-cell>
              <table:table-cell office:value-type="float" office:value="0.140955">
                <text:p>0.140955</text:p>
              </table:table-cell>
              <table:table-cell office:value-type="float" office:value="0.1344">
                <text:p>0.1344</text:p>
              </table:table-cell>
              <table:table-cell office:value-type="float" office:value="0.17783">
                <text:p>0.17783</text:p>
              </table:table-cell>
              <table:table-cell office:value-type="float" office:value="0.146066">
                <text:p>0.146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21727">
                <text:p>0.21727</text:p>
              </table:table-cell>
              <table:table-cell office:value-type="float" office:value="0.146697">
                <text:p>0.146697</text:p>
              </table:table-cell>
              <table:table-cell office:value-type="float" office:value="0.134027">
                <text:p>0.134027</text:p>
              </table:table-cell>
              <table:table-cell office:value-type="float" office:value="0.316649">
                <text:p>0.316649</text:p>
              </table:table-cell>
              <table:table-cell office:value-type="float" office:value="0.139982">
                <text:p>0.139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257792">
                <text:p>0.257792</text:p>
              </table:table-cell>
              <table:table-cell office:value-type="float" office:value="0.222058">
                <text:p>0.222058</text:p>
              </table:table-cell>
              <table:table-cell office:value-type="float" office:value="0.161073">
                <text:p>0.161073</text:p>
              </table:table-cell>
              <table:table-cell office:value-type="float" office:value="0.380628">
                <text:p>0.380628</text:p>
              </table:table-cell>
              <table:table-cell office:value-type="float" office:value="0.144923">
                <text:p>0.144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56963">
                <text:p>0.156963</text:p>
              </table:table-cell>
              <table:table-cell office:value-type="float" office:value="0.181836">
                <text:p>0.181836</text:p>
              </table:table-cell>
              <table:table-cell office:value-type="float" office:value="0.135547">
                <text:p>0.135547</text:p>
              </table:table-cell>
              <table:table-cell office:value-type="float" office:value="0.318984">
                <text:p>0.318984</text:p>
              </table:table-cell>
              <table:table-cell office:value-type="float" office:value="0.133965">
                <text:p>0.133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266466">
                <text:p>0.266466</text:p>
              </table:table-cell>
              <table:table-cell office:value-type="float" office:value="0.277425">
                <text:p>0.277425</text:p>
              </table:table-cell>
              <table:table-cell office:value-type="float" office:value="0.164441">
                <text:p>0.164441</text:p>
              </table:table-cell>
              <table:table-cell office:value-type="float" office:value="0.312152">
                <text:p>0.312152</text:p>
              </table:table-cell>
              <table:table-cell office:value-type="float" office:value="0.133276">
                <text:p>0.133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253948">
                <text:p>0.253948</text:p>
              </table:table-cell>
              <table:table-cell office:value-type="float" office:value="0.174857">
                <text:p>0.174857</text:p>
              </table:table-cell>
              <table:table-cell office:value-type="float" office:value="0.154084">
                <text:p>0.154084</text:p>
              </table:table-cell>
              <table:table-cell office:value-type="float" office:value="0.296627">
                <text:p>0.296627</text:p>
              </table:table-cell>
              <table:table-cell office:value-type="float" office:value="0.141294">
                <text:p>0.141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251253">
                <text:p>0.251253</text:p>
              </table:table-cell>
              <table:table-cell office:value-type="float" office:value="0.158686">
                <text:p>0.158686</text:p>
              </table:table-cell>
              <table:table-cell office:value-type="float" office:value="0.133907">
                <text:p>0.133907</text:p>
              </table:table-cell>
              <table:table-cell office:value-type="float" office:value="0.280774">
                <text:p>0.280774</text:p>
              </table:table-cell>
              <table:table-cell office:value-type="float" office:value="0.135679">
                <text:p>0.135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213792">
                <text:p>0.213792</text:p>
              </table:table-cell>
              <table:table-cell office:value-type="float" office:value="0.178255">
                <text:p>0.178255</text:p>
              </table:table-cell>
              <table:table-cell office:value-type="float" office:value="0.136283">
                <text:p>0.136283</text:p>
              </table:table-cell>
              <table:table-cell office:value-type="float" office:value="0.264296">
                <text:p>0.264296</text:p>
              </table:table-cell>
              <table:table-cell office:value-type="float" office:value="0.142497">
                <text:p>0.14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238875">
                <text:p>0.238875</text:p>
              </table:table-cell>
              <table:table-cell office:value-type="float" office:value="0.214566">
                <text:p>0.214566</text:p>
              </table:table-cell>
              <table:table-cell office:value-type="float" office:value="0.138205">
                <text:p>0.138205</text:p>
              </table:table-cell>
              <table:table-cell office:value-type="float" office:value="0.249561">
                <text:p>0.249561</text:p>
              </table:table-cell>
              <table:table-cell office:value-type="float" office:value="0.138103">
                <text:p>0.138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230187">
                <text:p>0.230187</text:p>
              </table:table-cell>
              <table:table-cell office:value-type="float" office:value="0.166465">
                <text:p>0.166465</text:p>
              </table:table-cell>
              <table:table-cell office:value-type="float" office:value="0.133011">
                <text:p>0.133011</text:p>
              </table:table-cell>
              <table:table-cell office:value-type="float" office:value="0.264488">
                <text:p>0.264488</text:p>
              </table:table-cell>
              <table:table-cell office:value-type="float" office:value="0.133528">
                <text:p>0.133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227078">
                <text:p>0.227078</text:p>
              </table:table-cell>
              <table:table-cell office:value-type="float" office:value="0.175641">
                <text:p>0.175641</text:p>
              </table:table-cell>
              <table:table-cell office:value-type="float" office:value="0.148859">
                <text:p>0.148859</text:p>
              </table:table-cell>
              <table:table-cell office:value-type="float" office:value="0.269573">
                <text:p>0.269573</text:p>
              </table:table-cell>
              <table:table-cell office:value-type="float" office:value="0.160475">
                <text:p>0.160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152397">
                <text:p>0.152397</text:p>
              </table:table-cell>
              <table:table-cell office:value-type="float" office:value="0.19796">
                <text:p>0.19796</text:p>
              </table:table-cell>
              <table:table-cell office:value-type="float" office:value="0.132586">
                <text:p>0.132586</text:p>
              </table:table-cell>
              <table:table-cell office:value-type="float" office:value="0.361274">
                <text:p>0.361274</text:p>
              </table:table-cell>
              <table:table-cell office:value-type="float" office:value="0.132872">
                <text:p>0.132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43518">
                <text:p>0.143518</text:p>
              </table:table-cell>
              <table:table-cell office:value-type="float" office:value="0.133096">
                <text:p>0.133096</text:p>
              </table:table-cell>
              <table:table-cell office:value-type="float" office:value="0.16326">
                <text:p>0.16326</text:p>
              </table:table-cell>
              <table:table-cell office:value-type="float" office:value="0.232946">
                <text:p>0.232946</text:p>
              </table:table-cell>
              <table:table-cell office:value-type="float" office:value="0.144719">
                <text:p>0.144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241419">
                <text:p>0.241419</text:p>
              </table:table-cell>
              <table:table-cell office:value-type="float" office:value="0.158782">
                <text:p>0.158782</text:p>
              </table:table-cell>
              <table:table-cell office:value-type="float" office:value="0.18997">
                <text:p>0.18997</text:p>
              </table:table-cell>
              <table:table-cell office:value-type="float" office:value="0.252847">
                <text:p>0.252847</text:p>
              </table:table-cell>
              <table:table-cell office:value-type="float" office:value="0.148717">
                <text:p>0.148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193517">
                <text:p>0.193517</text:p>
              </table:table-cell>
              <table:table-cell office:value-type="float" office:value="0.135751">
                <text:p>0.135751</text:p>
              </table:table-cell>
              <table:table-cell office:value-type="float" office:value="0.134841">
                <text:p>0.134841</text:p>
              </table:table-cell>
              <table:table-cell office:value-type="float" office:value="2.26604">
                <text:p>2.26604</text:p>
              </table:table-cell>
              <table:table-cell office:value-type="float" office:value="0.137381">
                <text:p>0.137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271719">
                <text:p>0.271719</text:p>
              </table:table-cell>
              <table:table-cell office:value-type="float" office:value="0.148441">
                <text:p>0.148441</text:p>
              </table:table-cell>
              <table:table-cell office:value-type="float" office:value="0.133824">
                <text:p>0.133824</text:p>
              </table:table-cell>
              <table:table-cell office:value-type="float" office:value="0.246343">
                <text:p>0.246343</text:p>
              </table:table-cell>
              <table:table-cell office:value-type="float" office:value="0.135858">
                <text:p>0.135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203693">
                <text:p>0.203693</text:p>
              </table:table-cell>
              <table:table-cell office:value-type="float" office:value="0.156719">
                <text:p>0.156719</text:p>
              </table:table-cell>
              <table:table-cell office:value-type="float" office:value="0.134503">
                <text:p>0.134503</text:p>
              </table:table-cell>
              <table:table-cell office:value-type="float" office:value="0.295042">
                <text:p>0.295042</text:p>
              </table:table-cell>
              <table:table-cell office:value-type="float" office:value="0.142439">
                <text:p>0.142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57698">
                <text:p>0.157698</text:p>
              </table:table-cell>
              <table:table-cell office:value-type="float" office:value="0.152396">
                <text:p>0.152396</text:p>
              </table:table-cell>
              <table:table-cell office:value-type="float" office:value="0.146625">
                <text:p>0.146625</text:p>
              </table:table-cell>
              <table:table-cell office:value-type="float" office:value="0.271743">
                <text:p>0.271743</text:p>
              </table:table-cell>
              <table:table-cell office:value-type="float" office:value="0.133195">
                <text:p>0.133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203217">
                <text:p>0.203217</text:p>
              </table:table-cell>
              <table:table-cell office:value-type="float" office:value="0.215689">
                <text:p>0.215689</text:p>
              </table:table-cell>
              <table:table-cell office:value-type="float" office:value="0.132398">
                <text:p>0.132398</text:p>
              </table:table-cell>
              <table:table-cell office:value-type="float" office:value="0.338073">
                <text:p>0.338073</text:p>
              </table:table-cell>
              <table:table-cell office:value-type="float" office:value="0.134358">
                <text:p>0.134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192006">
                <text:p>0.192006</text:p>
              </table:table-cell>
              <table:table-cell office:value-type="float" office:value="0.215085">
                <text:p>0.215085</text:p>
              </table:table-cell>
              <table:table-cell office:value-type="float" office:value="0.133021">
                <text:p>0.133021</text:p>
              </table:table-cell>
              <table:table-cell office:value-type="float" office:value="0.301265">
                <text:p>0.301265</text:p>
              </table:table-cell>
              <table:table-cell office:value-type="float" office:value="0.13618">
                <text:p>0.1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70771">
                <text:p>0.170771</text:p>
              </table:table-cell>
              <table:table-cell office:value-type="float" office:value="0.146505">
                <text:p>0.146505</text:p>
              </table:table-cell>
              <table:table-cell office:value-type="float" office:value="0.162841">
                <text:p>0.162841</text:p>
              </table:table-cell>
              <table:table-cell office:value-type="float" office:value="0.226117">
                <text:p>0.226117</text:p>
              </table:table-cell>
              <table:table-cell office:value-type="float" office:value="0.134771">
                <text:p>0.134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14214">
                <text:p>0.14214</text:p>
              </table:table-cell>
              <table:table-cell office:value-type="float" office:value="0.147014">
                <text:p>0.147014</text:p>
              </table:table-cell>
              <table:table-cell office:value-type="float" office:value="0.165753">
                <text:p>0.165753</text:p>
              </table:table-cell>
              <table:table-cell office:value-type="float" office:value="2.28585">
                <text:p>2.28585</text:p>
              </table:table-cell>
              <table:table-cell office:value-type="float" office:value="0.134741">
                <text:p>0.134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228251">
                <text:p>0.228251</text:p>
              </table:table-cell>
              <table:table-cell office:value-type="float" office:value="0.151257">
                <text:p>0.151257</text:p>
              </table:table-cell>
              <table:table-cell office:value-type="float" office:value="0.146952">
                <text:p>0.146952</text:p>
              </table:table-cell>
              <table:table-cell office:value-type="float" office:value="0.224815">
                <text:p>0.224815</text:p>
              </table:table-cell>
              <table:table-cell office:value-type="float" office:value="0.134519">
                <text:p>0.134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52719">
                <text:p>0.152719</text:p>
              </table:table-cell>
              <table:table-cell office:value-type="float" office:value="0.143345">
                <text:p>0.143345</text:p>
              </table:table-cell>
              <table:table-cell office:value-type="float" office:value="0.134051">
                <text:p>0.134051</text:p>
              </table:table-cell>
              <table:table-cell office:value-type="float" office:value="0.221012">
                <text:p>0.221012</text:p>
              </table:table-cell>
              <table:table-cell office:value-type="float" office:value="0.153595">
                <text:p>0.153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86046">
                <text:p>0.186046</text:p>
              </table:table-cell>
              <table:table-cell office:value-type="float" office:value="0.148146">
                <text:p>0.148146</text:p>
              </table:table-cell>
              <table:table-cell office:value-type="float" office:value="0.133207">
                <text:p>0.133207</text:p>
              </table:table-cell>
              <table:table-cell office:value-type="float" office:value="0.301202">
                <text:p>0.301202</text:p>
              </table:table-cell>
              <table:table-cell office:value-type="float" office:value="0.143484">
                <text:p>0.143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143214">
                <text:p>0.143214</text:p>
              </table:table-cell>
              <table:table-cell office:value-type="float" office:value="0.215429">
                <text:p>0.215429</text:p>
              </table:table-cell>
              <table:table-cell office:value-type="float" office:value="0.166822">
                <text:p>0.166822</text:p>
              </table:table-cell>
              <table:table-cell office:value-type="float" office:value="0.248345">
                <text:p>0.248345</text:p>
              </table:table-cell>
              <table:table-cell office:value-type="float" office:value="0.136962">
                <text:p>0.136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74513">
                <text:p>0.174513</text:p>
              </table:table-cell>
              <table:table-cell office:value-type="float" office:value="0.14711">
                <text:p>0.14711</text:p>
              </table:table-cell>
              <table:table-cell office:value-type="float" office:value="0.132299">
                <text:p>0.132299</text:p>
              </table:table-cell>
              <table:table-cell office:value-type="float" office:value="0.321363">
                <text:p>0.321363</text:p>
              </table:table-cell>
              <table:table-cell office:value-type="float" office:value="0.13225">
                <text:p>0.13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248379">
                <text:p>0.248379</text:p>
              </table:table-cell>
              <table:table-cell office:value-type="float" office:value="0.170746">
                <text:p>0.170746</text:p>
              </table:table-cell>
              <table:table-cell office:value-type="float" office:value="0.153653">
                <text:p>0.153653</text:p>
              </table:table-cell>
              <table:table-cell office:value-type="float" office:value="0.227683">
                <text:p>0.227683</text:p>
              </table:table-cell>
              <table:table-cell office:value-type="float" office:value="0.136526">
                <text:p>0.136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41167">
                <text:p>0.141167</text:p>
              </table:table-cell>
              <table:table-cell office:value-type="float" office:value="0.188408">
                <text:p>0.188408</text:p>
              </table:table-cell>
              <table:table-cell office:value-type="float" office:value="0.132269">
                <text:p>0.132269</text:p>
              </table:table-cell>
              <table:table-cell office:value-type="float" office:value="2.29334">
                <text:p>2.29334</text:p>
              </table:table-cell>
              <table:table-cell office:value-type="float" office:value="0.155949">
                <text:p>0.155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268629">
                <text:p>0.268629</text:p>
              </table:table-cell>
              <table:table-cell office:value-type="float" office:value="0.183095">
                <text:p>0.183095</text:p>
              </table:table-cell>
              <table:table-cell office:value-type="float" office:value="0.133822">
                <text:p>0.133822</text:p>
              </table:table-cell>
              <table:table-cell office:value-type="float" office:value="0.186671">
                <text:p>0.186671</text:p>
              </table:table-cell>
              <table:table-cell office:value-type="float" office:value="0.172355">
                <text:p>0.172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22761">
                <text:p>0.22761</text:p>
              </table:table-cell>
              <table:table-cell office:value-type="float" office:value="0.168827">
                <text:p>0.168827</text:p>
              </table:table-cell>
              <table:table-cell office:value-type="float" office:value="0.132665">
                <text:p>0.132665</text:p>
              </table:table-cell>
              <table:table-cell office:value-type="float" office:value="0.285432">
                <text:p>0.285432</text:p>
              </table:table-cell>
              <table:table-cell office:value-type="float" office:value="0.136698">
                <text:p>0.136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71914">
                <text:p>0.171914</text:p>
              </table:table-cell>
              <table:table-cell office:value-type="float" office:value="0.163188">
                <text:p>0.163188</text:p>
              </table:table-cell>
              <table:table-cell office:value-type="float" office:value="0.156638">
                <text:p>0.156638</text:p>
              </table:table-cell>
              <table:table-cell office:value-type="float" office:value="0.309716">
                <text:p>0.309716</text:p>
              </table:table-cell>
              <table:table-cell office:value-type="float" office:value="0.146557">
                <text:p>0.146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39878">
                <text:p>0.139878</text:p>
              </table:table-cell>
              <table:table-cell office:value-type="float" office:value="0.147011">
                <text:p>0.147011</text:p>
              </table:table-cell>
              <table:table-cell office:value-type="float" office:value="0.152939">
                <text:p>0.152939</text:p>
              </table:table-cell>
              <table:table-cell office:value-type="float" office:value="0.318194">
                <text:p>0.318194</text:p>
              </table:table-cell>
              <table:table-cell office:value-type="float" office:value="0.132124">
                <text:p>0.132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205038">
                <text:p>0.205038</text:p>
              </table:table-cell>
              <table:table-cell office:value-type="float" office:value="0.16249">
                <text:p>0.16249</text:p>
              </table:table-cell>
              <table:table-cell office:value-type="float" office:value="0.138938">
                <text:p>0.138938</text:p>
              </table:table-cell>
              <table:table-cell office:value-type="float" office:value="0.293887">
                <text:p>0.293887</text:p>
              </table:table-cell>
              <table:table-cell office:value-type="float" office:value="0.164687">
                <text:p>0.164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2086">
                <text:p>0.2086</text:p>
              </table:table-cell>
              <table:table-cell office:value-type="float" office:value="0.215482">
                <text:p>0.215482</text:p>
              </table:table-cell>
              <table:table-cell office:value-type="float" office:value="0.171647">
                <text:p>0.171647</text:p>
              </table:table-cell>
              <table:table-cell office:value-type="float" office:value="0.29324">
                <text:p>0.29324</text:p>
              </table:table-cell>
              <table:table-cell office:value-type="float" office:value="0.192983">
                <text:p>0.192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213291">
                <text:p>0.213291</text:p>
              </table:table-cell>
              <table:table-cell office:value-type="float" office:value="0.189417">
                <text:p>0.189417</text:p>
              </table:table-cell>
              <table:table-cell office:value-type="float" office:value="0.156424">
                <text:p>0.156424</text:p>
              </table:table-cell>
              <table:table-cell office:value-type="float" office:value="2.41984">
                <text:p>2.41984</text:p>
              </table:table-cell>
              <table:table-cell office:value-type="float" office:value="0.13625">
                <text:p>0.13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68cm" svg:height="8.659cm" xlink:href=".." xlink:type="simple" chart:class="chart:scatter" chart:style-name="ch1">
        <chart:legend chart:legend-position="end" svg:x="11.116cm" svg:y="2.785cm" style:legend-expansion="high" chart:style-name="ch2"/>
        <chart:plot-area chart:style-name="ch3" table:cell-range-address="Sheet1.B2:Sheet1.C52 Sheet1.I214:Sheet1.I264 Sheet1.I161:Sheet1.I211 Sheet1.I108:Sheet1.I158 Sheet1.I2:Sheet1.I52 Sheet1.I55:Sheet1.I105" chart:data-source-has-labels="row" svg:x="0.279cm" svg:y="0.173cm" svg:width="10.558cm" svg:height="8.313cm">
          <chartooo:coordinate-region svg:x="1.006cm" svg:y="0.372cm" svg:width="9.644cm" svg:height="7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class="chart:scatter">
            <chart:domain table:cell-range-address="Sheet1.B2:Sheet1.B52"/>
            <chart:data-point chart:repeated="51"/>
          </chart:series>
          <chart:series chart:style-name="ch8" chart:values-cell-range-address="Sheet1.I214:Sheet1.I264" loext:label-string="b64n256" chart:class="chart:scatter">
            <chart:data-point chart:repeated="51"/>
          </chart:series>
          <chart:series chart:style-name="ch9" chart:values-cell-range-address="Sheet1.I161:Sheet1.I211" loext:label-string="b32n512" chart:class="chart:scatter">
            <chart:data-point chart:repeated="51"/>
          </chart:series>
          <chart:series chart:style-name="ch10" chart:values-cell-range-address="Sheet1.I108:Sheet1.I158" loext:label-string="b16n1024" chart:class="chart:scatter">
            <chart:data-point chart:repeated="51"/>
          </chart:series>
          <chart:series chart:style-name="ch11" chart:values-cell-range-address="Sheet1.I2:Sheet1.I52" loext:label-string="b16384n1" chart:class="chart:scatter">
            <chart:data-point chart:repeated="51"/>
          </chart:series>
          <chart:series chart:style-name="ch12" chart:values-cell-range-address="Sheet1.I55:Sheet1.I105" loext:label-string="b8n2048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b64n256</text:p>
              </table:table-cell>
              <table:table-cell office:value-type="string">
                <text:p>b32n512</text:p>
              </table:table-cell>
              <table:table-cell office:value-type="string">
                <text:p>b16n1024</text:p>
              </table:table-cell>
              <table:table-cell office:value-type="string">
                <text:p>b16384n1</text:p>
              </table:table-cell>
              <table:table-cell office:value-type="string">
                <text:p>b8n204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I214:Sheet1.I264</svg:desc>
                </draw:g>
              </table:table-cell>
              <table:table-cell office:value-type="float" office:value="0.693317">
                <text:p>0.693317</text:p>
                <draw:g>
                  <svg:desc>Sheet1.I161:Sheet1.I211</svg:desc>
                </draw:g>
              </table:table-cell>
              <table:table-cell office:value-type="float" office:value="0.693317">
                <text:p>0.693317</text:p>
                <draw:g>
                  <svg:desc>Sheet1.I108:Sheet1.I158</svg:desc>
                </draw:g>
              </table:table-cell>
              <table:table-cell office:value-type="float" office:value="0.693317">
                <text:p>0.693317</text:p>
                <draw:g>
                  <svg:desc>Sheet1.I2:Sheet1.I52</svg:desc>
                </draw:g>
              </table:table-cell>
              <table:table-cell office:value-type="float" office:value="0.693317">
                <text:p>0.693317</text:p>
                <draw:g>
                  <svg:desc>Sheet1.I55:Sheet1.I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145146">
                <text:p>0.145146</text:p>
              </table:table-cell>
              <table:table-cell office:value-type="float" office:value="0.142924">
                <text:p>0.142924</text:p>
              </table:table-cell>
              <table:table-cell office:value-type="float" office:value="0.142814">
                <text:p>0.142814</text:p>
              </table:table-cell>
              <table:table-cell office:value-type="float" office:value="0.399951">
                <text:p>0.399951</text:p>
              </table:table-cell>
              <table:table-cell office:value-type="float" office:value="0.157752">
                <text:p>0.157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145979">
                <text:p>0.145979</text:p>
              </table:table-cell>
              <table:table-cell office:value-type="float" office:value="0.13941">
                <text:p>0.13941</text:p>
              </table:table-cell>
              <table:table-cell office:value-type="float" office:value="0.142733">
                <text:p>0.142733</text:p>
              </table:table-cell>
              <table:table-cell office:value-type="float" office:value="0.144751">
                <text:p>0.144751</text:p>
              </table:table-cell>
              <table:table-cell office:value-type="float" office:value="0.142926">
                <text:p>0.142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138689">
                <text:p>0.138689</text:p>
              </table:table-cell>
              <table:table-cell office:value-type="float" office:value="0.13769">
                <text:p>0.13769</text:p>
              </table:table-cell>
              <table:table-cell office:value-type="float" office:value="0.138384">
                <text:p>0.138384</text:p>
              </table:table-cell>
              <table:table-cell office:value-type="float" office:value="0.147036">
                <text:p>0.147036</text:p>
              </table:table-cell>
              <table:table-cell office:value-type="float" office:value="0.145523">
                <text:p>0.145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140632">
                <text:p>0.140632</text:p>
              </table:table-cell>
              <table:table-cell office:value-type="float" office:value="0.137712">
                <text:p>0.137712</text:p>
              </table:table-cell>
              <table:table-cell office:value-type="float" office:value="0.139161">
                <text:p>0.139161</text:p>
              </table:table-cell>
              <table:table-cell office:value-type="float" office:value="0.391163">
                <text:p>0.391163</text:p>
              </table:table-cell>
              <table:table-cell office:value-type="float" office:value="0.138085">
                <text:p>0.138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136029">
                <text:p>0.136029</text:p>
              </table:table-cell>
              <table:table-cell office:value-type="float" office:value="0.144763">
                <text:p>0.144763</text:p>
              </table:table-cell>
              <table:table-cell office:value-type="float" office:value="0.137701">
                <text:p>0.137701</text:p>
              </table:table-cell>
              <table:table-cell office:value-type="float" office:value="0.390436">
                <text:p>0.390436</text:p>
              </table:table-cell>
              <table:table-cell office:value-type="float" office:value="0.137656">
                <text:p>0.137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135975">
                <text:p>0.135975</text:p>
              </table:table-cell>
              <table:table-cell office:value-type="float" office:value="0.137772">
                <text:p>0.137772</text:p>
              </table:table-cell>
              <table:table-cell office:value-type="float" office:value="0.135641">
                <text:p>0.135641</text:p>
              </table:table-cell>
              <table:table-cell office:value-type="float" office:value="0.157041">
                <text:p>0.157041</text:p>
              </table:table-cell>
              <table:table-cell office:value-type="float" office:value="0.135974">
                <text:p>0.135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138824">
                <text:p>0.138824</text:p>
              </table:table-cell>
              <table:table-cell office:value-type="float" office:value="0.135972">
                <text:p>0.135972</text:p>
              </table:table-cell>
              <table:table-cell office:value-type="float" office:value="0.135353">
                <text:p>0.135353</text:p>
              </table:table-cell>
              <table:table-cell office:value-type="float" office:value="0.386963">
                <text:p>0.386963</text:p>
              </table:table-cell>
              <table:table-cell office:value-type="float" office:value="0.135028">
                <text:p>0.135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136742">
                <text:p>0.136742</text:p>
              </table:table-cell>
              <table:table-cell office:value-type="float" office:value="0.13566">
                <text:p>0.13566</text:p>
              </table:table-cell>
              <table:table-cell office:value-type="float" office:value="0.134745">
                <text:p>0.134745</text:p>
              </table:table-cell>
              <table:table-cell office:value-type="float" office:value="0.388441">
                <text:p>0.388441</text:p>
              </table:table-cell>
              <table:table-cell office:value-type="float" office:value="0.136435">
                <text:p>0.136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137433">
                <text:p>0.137433</text:p>
              </table:table-cell>
              <table:table-cell office:value-type="float" office:value="0.136271">
                <text:p>0.136271</text:p>
              </table:table-cell>
              <table:table-cell office:value-type="float" office:value="0.138054">
                <text:p>0.138054</text:p>
              </table:table-cell>
              <table:table-cell office:value-type="float" office:value="0.38947">
                <text:p>0.38947</text:p>
              </table:table-cell>
              <table:table-cell office:value-type="float" office:value="0.135179">
                <text:p>0.135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34378">
                <text:p>0.134378</text:p>
              </table:table-cell>
              <table:table-cell office:value-type="float" office:value="0.138743">
                <text:p>0.138743</text:p>
              </table:table-cell>
              <table:table-cell office:value-type="float" office:value="0.134497">
                <text:p>0.134497</text:p>
              </table:table-cell>
              <table:table-cell office:value-type="float" office:value="0.389387">
                <text:p>0.389387</text:p>
              </table:table-cell>
              <table:table-cell office:value-type="float" office:value="0.1345">
                <text:p>0.1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35035">
                <text:p>0.135035</text:p>
              </table:table-cell>
              <table:table-cell office:value-type="float" office:value="0.134541">
                <text:p>0.134541</text:p>
              </table:table-cell>
              <table:table-cell office:value-type="float" office:value="0.134144">
                <text:p>0.134144</text:p>
              </table:table-cell>
              <table:table-cell office:value-type="float" office:value="0.143768">
                <text:p>0.143768</text:p>
              </table:table-cell>
              <table:table-cell office:value-type="float" office:value="0.134469">
                <text:p>0.134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135696">
                <text:p>0.135696</text:p>
              </table:table-cell>
              <table:table-cell office:value-type="float" office:value="0.136962">
                <text:p>0.136962</text:p>
              </table:table-cell>
              <table:table-cell office:value-type="float" office:value="0.134074">
                <text:p>0.134074</text:p>
              </table:table-cell>
              <table:table-cell office:value-type="float" office:value="0.149584">
                <text:p>0.149584</text:p>
              </table:table-cell>
              <table:table-cell office:value-type="float" office:value="0.133871">
                <text:p>0.13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37371">
                <text:p>0.137371</text:p>
              </table:table-cell>
              <table:table-cell office:value-type="float" office:value="0.135097">
                <text:p>0.135097</text:p>
              </table:table-cell>
              <table:table-cell office:value-type="float" office:value="0.136125">
                <text:p>0.136125</text:p>
              </table:table-cell>
              <table:table-cell office:value-type="float" office:value="0.145547">
                <text:p>0.145547</text:p>
              </table:table-cell>
              <table:table-cell office:value-type="float" office:value="0.142421">
                <text:p>0.142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133707">
                <text:p>0.133707</text:p>
              </table:table-cell>
              <table:table-cell office:value-type="float" office:value="0.13372">
                <text:p>0.13372</text:p>
              </table:table-cell>
              <table:table-cell office:value-type="float" office:value="0.13387">
                <text:p>0.13387</text:p>
              </table:table-cell>
              <table:table-cell office:value-type="float" office:value="0.388506">
                <text:p>0.388506</text:p>
              </table:table-cell>
              <table:table-cell office:value-type="float" office:value="0.133581">
                <text:p>0.133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35461">
                <text:p>0.135461</text:p>
              </table:table-cell>
              <table:table-cell office:value-type="float" office:value="0.133694">
                <text:p>0.133694</text:p>
              </table:table-cell>
              <table:table-cell office:value-type="float" office:value="0.137178">
                <text:p>0.137178</text:p>
              </table:table-cell>
              <table:table-cell office:value-type="float" office:value="0.389351">
                <text:p>0.389351</text:p>
              </table:table-cell>
              <table:table-cell office:value-type="float" office:value="0.133559">
                <text:p>0.133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134726">
                <text:p>0.134726</text:p>
              </table:table-cell>
              <table:table-cell office:value-type="float" office:value="0.135519">
                <text:p>0.135519</text:p>
              </table:table-cell>
              <table:table-cell office:value-type="float" office:value="0.133822">
                <text:p>0.133822</text:p>
              </table:table-cell>
              <table:table-cell office:value-type="float" office:value="0.38595">
                <text:p>0.38595</text:p>
              </table:table-cell>
              <table:table-cell office:value-type="float" office:value="0.134253">
                <text:p>0.134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136407">
                <text:p>0.136407</text:p>
              </table:table-cell>
              <table:table-cell office:value-type="float" office:value="0.133044">
                <text:p>0.133044</text:p>
              </table:table-cell>
              <table:table-cell office:value-type="float" office:value="0.13319">
                <text:p>0.13319</text:p>
              </table:table-cell>
              <table:table-cell office:value-type="float" office:value="0.146964">
                <text:p>0.146964</text:p>
              </table:table-cell>
              <table:table-cell office:value-type="float" office:value="0.133134">
                <text:p>0.133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33302">
                <text:p>0.133302</text:p>
              </table:table-cell>
              <table:table-cell office:value-type="float" office:value="0.133612">
                <text:p>0.133612</text:p>
              </table:table-cell>
              <table:table-cell office:value-type="float" office:value="0.145159">
                <text:p>0.145159</text:p>
              </table:table-cell>
              <table:table-cell office:value-type="float" office:value="0.192662">
                <text:p>0.192662</text:p>
              </table:table-cell>
              <table:table-cell office:value-type="float" office:value="0.13453">
                <text:p>0.13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136295">
                <text:p>0.136295</text:p>
              </table:table-cell>
              <table:table-cell office:value-type="float" office:value="0.133561">
                <text:p>0.133561</text:p>
              </table:table-cell>
              <table:table-cell office:value-type="float" office:value="0.134112">
                <text:p>0.134112</text:p>
              </table:table-cell>
              <table:table-cell office:value-type="float" office:value="0.155997">
                <text:p>0.155997</text:p>
              </table:table-cell>
              <table:table-cell office:value-type="float" office:value="0.137447">
                <text:p>0.137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133907">
                <text:p>0.133907</text:p>
              </table:table-cell>
              <table:table-cell office:value-type="float" office:value="0.132761">
                <text:p>0.132761</text:p>
              </table:table-cell>
              <table:table-cell office:value-type="float" office:value="0.132721">
                <text:p>0.132721</text:p>
              </table:table-cell>
              <table:table-cell office:value-type="float" office:value="0.138985">
                <text:p>0.138985</text:p>
              </table:table-cell>
              <table:table-cell office:value-type="float" office:value="0.132898">
                <text:p>0.132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133017">
                <text:p>0.133017</text:p>
              </table:table-cell>
              <table:table-cell office:value-type="float" office:value="0.132778">
                <text:p>0.132778</text:p>
              </table:table-cell>
              <table:table-cell office:value-type="float" office:value="0.133231">
                <text:p>0.133231</text:p>
              </table:table-cell>
              <table:table-cell office:value-type="float" office:value="0.134255">
                <text:p>0.134255</text:p>
              </table:table-cell>
              <table:table-cell office:value-type="float" office:value="0.1329">
                <text:p>0.1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133616">
                <text:p>0.133616</text:p>
              </table:table-cell>
              <table:table-cell office:value-type="float" office:value="0.135624">
                <text:p>0.135624</text:p>
              </table:table-cell>
              <table:table-cell office:value-type="float" office:value="0.133858">
                <text:p>0.133858</text:p>
              </table:table-cell>
              <table:table-cell office:value-type="float" office:value="0.141384">
                <text:p>0.141384</text:p>
              </table:table-cell>
              <table:table-cell office:value-type="float" office:value="0.134369">
                <text:p>0.134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133717">
                <text:p>0.133717</text:p>
              </table:table-cell>
              <table:table-cell office:value-type="float" office:value="0.133991">
                <text:p>0.133991</text:p>
              </table:table-cell>
              <table:table-cell office:value-type="float" office:value="0.136469">
                <text:p>0.136469</text:p>
              </table:table-cell>
              <table:table-cell office:value-type="float" office:value="0.137771">
                <text:p>0.137771</text:p>
              </table:table-cell>
              <table:table-cell office:value-type="float" office:value="0.132623">
                <text:p>0.132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132951">
                <text:p>0.132951</text:p>
              </table:table-cell>
              <table:table-cell office:value-type="float" office:value="0.135796">
                <text:p>0.135796</text:p>
              </table:table-cell>
              <table:table-cell office:value-type="float" office:value="0.132985">
                <text:p>0.132985</text:p>
              </table:table-cell>
              <table:table-cell office:value-type="float" office:value="0.385845">
                <text:p>0.385845</text:p>
              </table:table-cell>
              <table:table-cell office:value-type="float" office:value="0.132493">
                <text:p>0.132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33347">
                <text:p>0.133347</text:p>
              </table:table-cell>
              <table:table-cell office:value-type="float" office:value="0.146496">
                <text:p>0.146496</text:p>
              </table:table-cell>
              <table:table-cell office:value-type="float" office:value="0.132535">
                <text:p>0.132535</text:p>
              </table:table-cell>
              <table:table-cell office:value-type="float" office:value="0.147386">
                <text:p>0.147386</text:p>
              </table:table-cell>
              <table:table-cell office:value-type="float" office:value="0.13502">
                <text:p>0.13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132589">
                <text:p>0.132589</text:p>
              </table:table-cell>
              <table:table-cell office:value-type="float" office:value="0.134102">
                <text:p>0.134102</text:p>
              </table:table-cell>
              <table:table-cell office:value-type="float" office:value="0.154704">
                <text:p>0.154704</text:p>
              </table:table-cell>
              <table:table-cell office:value-type="float" office:value="0.384074">
                <text:p>0.384074</text:p>
              </table:table-cell>
              <table:table-cell office:value-type="float" office:value="0.139571">
                <text:p>0.139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3438">
                <text:p>0.13438</text:p>
              </table:table-cell>
              <table:table-cell office:value-type="float" office:value="0.133376">
                <text:p>0.133376</text:p>
              </table:table-cell>
              <table:table-cell office:value-type="float" office:value="0.133076">
                <text:p>0.133076</text:p>
              </table:table-cell>
              <table:table-cell office:value-type="float" office:value="0.383731">
                <text:p>0.383731</text:p>
              </table:table-cell>
              <table:table-cell office:value-type="float" office:value="0.132434">
                <text:p>0.132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132257">
                <text:p>0.132257</text:p>
              </table:table-cell>
              <table:table-cell office:value-type="float" office:value="0.144003">
                <text:p>0.144003</text:p>
              </table:table-cell>
              <table:table-cell office:value-type="float" office:value="0.136413">
                <text:p>0.136413</text:p>
              </table:table-cell>
              <table:table-cell office:value-type="float" office:value="0.384008">
                <text:p>0.384008</text:p>
              </table:table-cell>
              <table:table-cell office:value-type="float" office:value="0.136976">
                <text:p>0.136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132419">
                <text:p>0.132419</text:p>
              </table:table-cell>
              <table:table-cell office:value-type="float" office:value="0.132985">
                <text:p>0.132985</text:p>
              </table:table-cell>
              <table:table-cell office:value-type="float" office:value="0.133221">
                <text:p>0.133221</text:p>
              </table:table-cell>
              <table:table-cell office:value-type="float" office:value="0.385464">
                <text:p>0.385464</text:p>
              </table:table-cell>
              <table:table-cell office:value-type="float" office:value="0.132594">
                <text:p>0.132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137313">
                <text:p>0.137313</text:p>
              </table:table-cell>
              <table:table-cell office:value-type="float" office:value="0.137191">
                <text:p>0.137191</text:p>
              </table:table-cell>
              <table:table-cell office:value-type="float" office:value="0.133926">
                <text:p>0.133926</text:p>
              </table:table-cell>
              <table:table-cell office:value-type="float" office:value="0.152811">
                <text:p>0.152811</text:p>
              </table:table-cell>
              <table:table-cell office:value-type="float" office:value="0.133336">
                <text:p>0.133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132974">
                <text:p>0.132974</text:p>
              </table:table-cell>
              <table:table-cell office:value-type="float" office:value="0.132471">
                <text:p>0.132471</text:p>
              </table:table-cell>
              <table:table-cell office:value-type="float" office:value="0.137463">
                <text:p>0.137463</text:p>
              </table:table-cell>
              <table:table-cell office:value-type="float" office:value="0.384401">
                <text:p>0.384401</text:p>
              </table:table-cell>
              <table:table-cell office:value-type="float" office:value="0.132581">
                <text:p>0.132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32198">
                <text:p>0.132198</text:p>
              </table:table-cell>
              <table:table-cell office:value-type="float" office:value="0.132945">
                <text:p>0.132945</text:p>
              </table:table-cell>
              <table:table-cell office:value-type="float" office:value="0.134511">
                <text:p>0.134511</text:p>
              </table:table-cell>
              <table:table-cell office:value-type="float" office:value="0.134091">
                <text:p>0.134091</text:p>
              </table:table-cell>
              <table:table-cell office:value-type="float" office:value="0.152518">
                <text:p>0.152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132191">
                <text:p>0.132191</text:p>
              </table:table-cell>
              <table:table-cell office:value-type="float" office:value="0.133199">
                <text:p>0.133199</text:p>
              </table:table-cell>
              <table:table-cell office:value-type="float" office:value="0.132367">
                <text:p>0.132367</text:p>
              </table:table-cell>
              <table:table-cell office:value-type="float" office:value="0.153647">
                <text:p>0.153647</text:p>
              </table:table-cell>
              <table:table-cell office:value-type="float" office:value="0.13322">
                <text:p>0.13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133605">
                <text:p>0.133605</text:p>
              </table:table-cell>
              <table:table-cell office:value-type="float" office:value="0.132837">
                <text:p>0.132837</text:p>
              </table:table-cell>
              <table:table-cell office:value-type="float" office:value="0.132471">
                <text:p>0.132471</text:p>
              </table:table-cell>
              <table:table-cell office:value-type="float" office:value="0.386905">
                <text:p>0.386905</text:p>
              </table:table-cell>
              <table:table-cell office:value-type="float" office:value="0.133494">
                <text:p>0.133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44867">
                <text:p>0.144867</text:p>
              </table:table-cell>
              <table:table-cell office:value-type="float" office:value="0.132129">
                <text:p>0.132129</text:p>
              </table:table-cell>
              <table:table-cell office:value-type="float" office:value="0.13619">
                <text:p>0.13619</text:p>
              </table:table-cell>
              <table:table-cell office:value-type="float" office:value="0.383466">
                <text:p>0.383466</text:p>
              </table:table-cell>
              <table:table-cell office:value-type="float" office:value="0.133379">
                <text:p>0.133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132102">
                <text:p>0.132102</text:p>
              </table:table-cell>
              <table:table-cell office:value-type="float" office:value="0.134721">
                <text:p>0.134721</text:p>
              </table:table-cell>
              <table:table-cell office:value-type="float" office:value="0.137593">
                <text:p>0.137593</text:p>
              </table:table-cell>
              <table:table-cell office:value-type="float" office:value="0.384247">
                <text:p>0.384247</text:p>
              </table:table-cell>
              <table:table-cell office:value-type="float" office:value="0.132261">
                <text:p>0.132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145746">
                <text:p>0.145746</text:p>
              </table:table-cell>
              <table:table-cell office:value-type="float" office:value="0.132304">
                <text:p>0.132304</text:p>
              </table:table-cell>
              <table:table-cell office:value-type="float" office:value="0.135648">
                <text:p>0.135648</text:p>
              </table:table-cell>
              <table:table-cell office:value-type="float" office:value="0.13923">
                <text:p>0.13923</text:p>
              </table:table-cell>
              <table:table-cell office:value-type="float" office:value="0.136354">
                <text:p>0.136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33057">
                <text:p>0.133057</text:p>
              </table:table-cell>
              <table:table-cell office:value-type="float" office:value="0.13405">
                <text:p>0.13405</text:p>
              </table:table-cell>
              <table:table-cell office:value-type="float" office:value="0.142882">
                <text:p>0.142882</text:p>
              </table:table-cell>
              <table:table-cell office:value-type="float" office:value="0.17924">
                <text:p>0.17924</text:p>
              </table:table-cell>
              <table:table-cell office:value-type="float" office:value="0.132566">
                <text:p>0.132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32466">
                <text:p>0.132466</text:p>
              </table:table-cell>
              <table:table-cell office:value-type="float" office:value="0.131884">
                <text:p>0.131884</text:p>
              </table:table-cell>
              <table:table-cell office:value-type="float" office:value="0.134138">
                <text:p>0.134138</text:p>
              </table:table-cell>
              <table:table-cell office:value-type="float" office:value="0.384135">
                <text:p>0.384135</text:p>
              </table:table-cell>
              <table:table-cell office:value-type="float" office:value="0.143979">
                <text:p>0.143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142079">
                <text:p>0.142079</text:p>
              </table:table-cell>
              <table:table-cell office:value-type="float" office:value="0.13455">
                <text:p>0.13455</text:p>
              </table:table-cell>
              <table:table-cell office:value-type="float" office:value="0.132388">
                <text:p>0.132388</text:p>
              </table:table-cell>
              <table:table-cell office:value-type="float" office:value="0.386072">
                <text:p>0.386072</text:p>
              </table:table-cell>
              <table:table-cell office:value-type="float" office:value="0.132028">
                <text:p>0.132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42107">
                <text:p>0.142107</text:p>
              </table:table-cell>
              <table:table-cell office:value-type="float" office:value="0.132595">
                <text:p>0.132595</text:p>
              </table:table-cell>
              <table:table-cell office:value-type="float" office:value="0.131824">
                <text:p>0.131824</text:p>
              </table:table-cell>
              <table:table-cell office:value-type="float" office:value="0.137522">
                <text:p>0.137522</text:p>
              </table:table-cell>
              <table:table-cell office:value-type="float" office:value="0.137342">
                <text:p>0.137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138758">
                <text:p>0.138758</text:p>
              </table:table-cell>
              <table:table-cell office:value-type="float" office:value="0.134299">
                <text:p>0.134299</text:p>
              </table:table-cell>
              <table:table-cell office:value-type="float" office:value="0.132664">
                <text:p>0.132664</text:p>
              </table:table-cell>
              <table:table-cell office:value-type="float" office:value="0.137524">
                <text:p>0.137524</text:p>
              </table:table-cell>
              <table:table-cell office:value-type="float" office:value="0.135487">
                <text:p>0.1354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32927">
                <text:p>0.132927</text:p>
              </table:table-cell>
              <table:table-cell office:value-type="float" office:value="0.13632">
                <text:p>0.13632</text:p>
              </table:table-cell>
              <table:table-cell office:value-type="float" office:value="0.133671">
                <text:p>0.133671</text:p>
              </table:table-cell>
              <table:table-cell office:value-type="float" office:value="0.385513">
                <text:p>0.385513</text:p>
              </table:table-cell>
              <table:table-cell office:value-type="float" office:value="0.136748">
                <text:p>0.136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139722">
                <text:p>0.139722</text:p>
              </table:table-cell>
              <table:table-cell office:value-type="float" office:value="0.131971">
                <text:p>0.131971</text:p>
              </table:table-cell>
              <table:table-cell office:value-type="float" office:value="0.135776">
                <text:p>0.135776</text:p>
              </table:table-cell>
              <table:table-cell office:value-type="float" office:value="0.143957">
                <text:p>0.143957</text:p>
              </table:table-cell>
              <table:table-cell office:value-type="float" office:value="0.131898">
                <text:p>0.1318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132365">
                <text:p>0.132365</text:p>
              </table:table-cell>
              <table:table-cell office:value-type="float" office:value="0.133942">
                <text:p>0.133942</text:p>
              </table:table-cell>
              <table:table-cell office:value-type="float" office:value="0.133076">
                <text:p>0.133076</text:p>
              </table:table-cell>
              <table:table-cell office:value-type="float" office:value="0.168097">
                <text:p>0.168097</text:p>
              </table:table-cell>
              <table:table-cell office:value-type="float" office:value="0.132542">
                <text:p>0.132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37785">
                <text:p>0.137785</text:p>
              </table:table-cell>
              <table:table-cell office:value-type="float" office:value="0.141097">
                <text:p>0.141097</text:p>
              </table:table-cell>
              <table:table-cell office:value-type="float" office:value="0.132199">
                <text:p>0.132199</text:p>
              </table:table-cell>
              <table:table-cell office:value-type="float" office:value="0.146692">
                <text:p>0.146692</text:p>
              </table:table-cell>
              <table:table-cell office:value-type="float" office:value="0.132724">
                <text:p>0.132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32016">
                <text:p>0.132016</text:p>
              </table:table-cell>
              <table:table-cell office:value-type="float" office:value="0.133721">
                <text:p>0.133721</text:p>
              </table:table-cell>
              <table:table-cell office:value-type="float" office:value="0.13179">
                <text:p>0.13179</text:p>
              </table:table-cell>
              <table:table-cell office:value-type="float" office:value="0.133885">
                <text:p>0.133885</text:p>
              </table:table-cell>
              <table:table-cell office:value-type="float" office:value="0.13628">
                <text:p>0.136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133126">
                <text:p>0.133126</text:p>
              </table:table-cell>
              <table:table-cell office:value-type="float" office:value="0.132011">
                <text:p>0.132011</text:p>
              </table:table-cell>
              <table:table-cell office:value-type="float" office:value="0.132702">
                <text:p>0.132702</text:p>
              </table:table-cell>
              <table:table-cell office:value-type="float" office:value="0.14139">
                <text:p>0.14139</text:p>
              </table:table-cell>
              <table:table-cell office:value-type="float" office:value="0.13304">
                <text:p>0.13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13689">
                <text:p>0.13689</text:p>
              </table:table-cell>
              <table:table-cell office:value-type="float" office:value="0.133018">
                <text:p>0.133018</text:p>
              </table:table-cell>
              <table:table-cell office:value-type="float" office:value="0.151762">
                <text:p>0.151762</text:p>
              </table:table-cell>
              <table:table-cell office:value-type="float" office:value="0.13612">
                <text:p>0.13612</text:p>
              </table:table-cell>
              <table:table-cell office:value-type="float" office:value="0.132052">
                <text:p>0.132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131798">
                <text:p>0.131798</text:p>
              </table:table-cell>
              <table:table-cell office:value-type="float" office:value="0.131883">
                <text:p>0.131883</text:p>
              </table:table-cell>
              <table:table-cell office:value-type="float" office:value="0.131737">
                <text:p>0.131737</text:p>
              </table:table-cell>
              <table:table-cell office:value-type="float" office:value="0.384534">
                <text:p>0.384534</text:p>
              </table:table-cell>
              <table:table-cell office:value-type="float" office:value="0.132843">
                <text:p>0.132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